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Accel</text:p>
          </table:table-cell>
          <table:table-cell office:value-type="string" calcext:value-type="string">
            <text:p>Clipped Accel</text:p>
          </table:table-cell>
          <table:table-cell table:number-columns-repeated="4"/>
        </table:table-row>
        <table:table-row table:style-name="ro1">
          <table:table-cell office:value-type="float" office:value="0.36819" calcext:value-type="float">
            <text:p>0.368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IN([.C2];16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delta_t</text:p>
          </table:table-cell>
        </table:table-row>
        <table:table-row table:style-name="ro1">
          <table:table-cell office:value-type="float" office:value="0.368195" calcext:value-type="float">
            <text:p>0.368195</text:p>
          </table:table-cell>
          <table:table-cell table:formula="of:=([.A3]-[.A2])/[.$H$3]" office:value-type="float" office:value="0.00499999999997725" calcext:value-type="float">
            <text:p>0.004999999999977</text:p>
          </table:table-cell>
          <table:table-cell table:formula="of:=([.B3]-[.B2])/[.$H$3]" office:value-type="float" office:value="4.99999999997725" calcext:value-type="float">
            <text:p>4.99999999997725</text:p>
          </table:table-cell>
          <table:table-cell table:formula="of:=MAX(MIN([.C3];16);-16)" office:value-type="float" office:value="4.99999999997725" calcext:value-type="float">
            <text:p>4.99999999997725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0.368208" calcext:value-type="float">
            <text:p>0.368208</text:p>
          </table:table-cell>
          <table:table-cell table:formula="of:=([.A4]-[.A3])/[.$H$3]" office:value-type="float" office:value="0.0129999999999852" calcext:value-type="float">
            <text:p>0.012999999999985</text:p>
          </table:table-cell>
          <table:table-cell table:formula="of:=([.B4]-[.B3])/[.$H$3]" office:value-type="float" office:value="8.000000000008" calcext:value-type="float">
            <text:p>8.000000000008</text:p>
          </table:table-cell>
          <table:table-cell table:formula="of:=MAX(MIN([.C4];16);-16)" office:value-type="float" office:value="8.000000000008" calcext:value-type="float">
            <text:p>8.000000000008</text:p>
          </table:table-cell>
          <table:table-cell table:number-columns-repeated="4"/>
        </table:table-row>
        <table:table-row table:style-name="ro1">
          <table:table-cell office:value-type="float" office:value="0.36823" calcext:value-type="float">
            <text:p>0.36823</text:p>
          </table:table-cell>
          <table:table-cell table:formula="of:=([.A5]-[.A4])/[.$H$3]" office:value-type="float" office:value="0.0220000000000775" calcext:value-type="float">
            <text:p>0.022000000000078</text:p>
          </table:table-cell>
          <table:table-cell table:formula="of:=([.B5]-[.B4])/[.$H$3]" office:value-type="float" office:value="9.00000000009227" calcext:value-type="float">
            <text:p>9.00000000009227</text:p>
          </table:table-cell>
          <table:table-cell table:formula="of:=MAX(MIN([.C5];16);-16)" office:value-type="float" office:value="9.00000000009227" calcext:value-type="float">
            <text:p>9.00000000009227</text:p>
          </table:table-cell>
          <table:table-cell table:number-columns-repeated="4"/>
        </table:table-row>
        <table:table-row table:style-name="ro1">
          <table:table-cell office:value-type="float" office:value="0.368261" calcext:value-type="float">
            <text:p>0.368261</text:p>
          </table:table-cell>
          <table:table-cell table:formula="of:=([.A6]-[.A5])/[.$H$3]" office:value-type="float" office:value="0.0309999999999477" calcext:value-type="float">
            <text:p>0.030999999999948</text:p>
          </table:table-cell>
          <table:table-cell table:formula="of:=([.B6]-[.B5])/[.$H$3]" office:value-type="float" office:value="8.99999999987022" calcext:value-type="float">
            <text:p>8.99999999987022</text:p>
          </table:table-cell>
          <table:table-cell table:formula="of:=MAX(MIN([.C6];16);-16)" office:value-type="float" office:value="8.99999999987022" calcext:value-type="float">
            <text:p>8.99999999987022</text:p>
          </table:table-cell>
          <table:table-cell table:number-columns-repeated="4"/>
        </table:table-row>
        <table:table-row table:style-name="ro1">
          <table:table-cell office:value-type="float" office:value="0.368301" calcext:value-type="float">
            <text:p>0.368301</text:p>
          </table:table-cell>
          <table:table-cell table:formula="of:=([.A7]-[.A6])/[.$H$3]" office:value-type="float" office:value="0.0399999999999845" calcext:value-type="float">
            <text:p>0.039999999999985</text:p>
          </table:table-cell>
          <table:table-cell table:formula="of:=([.B7]-[.B6])/[.$H$3]" office:value-type="float" office:value="9.00000000003676" calcext:value-type="float">
            <text:p>9.00000000003676</text:p>
          </table:table-cell>
          <table:table-cell table:formula="of:=MAX(MIN([.C7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6835" calcext:value-type="float">
            <text:p>0.36835</text:p>
          </table:table-cell>
          <table:table-cell table:formula="of:=([.A8]-[.A7])/[.$H$3]" office:value-type="float" office:value="0.0490000000000213" calcext:value-type="float">
            <text:p>0.049000000000021</text:p>
          </table:table-cell>
          <table:table-cell table:formula="of:=([.B8]-[.B7])/[.$H$3]" office:value-type="float" office:value="9.00000000003676" calcext:value-type="float">
            <text:p>9.00000000003676</text:p>
          </table:table-cell>
          <table:table-cell table:formula="of:=MAX(MIN([.C8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68408" calcext:value-type="float">
            <text:p>0.368408</text:p>
          </table:table-cell>
          <table:table-cell table:formula="of:=([.A9]-[.A8])/[.$H$3]" office:value-type="float" office:value="0.057999999999947" calcext:value-type="float">
            <text:p>0.057999999999947</text:p>
          </table:table-cell>
          <table:table-cell table:formula="of:=([.B9]-[.B8])/[.$H$3]" office:value-type="float" office:value="8.99999999992573" calcext:value-type="float">
            <text:p>8.99999999992573</text:p>
          </table:table-cell>
          <table:table-cell table:formula="of:=MAX(MIN([.C9];16);-16)" office:value-type="float" office:value="8.99999999992573" calcext:value-type="float">
            <text:p>8.99999999992573</text:p>
          </table:table-cell>
          <table:table-cell table:number-columns-repeated="4"/>
        </table:table-row>
        <table:table-row table:style-name="ro1">
          <table:table-cell office:value-type="float" office:value="0.368474" calcext:value-type="float">
            <text:p>0.368474</text:p>
          </table:table-cell>
          <table:table-cell table:formula="of:=([.A10]-[.A9])/[.$H$3]" office:value-type="float" office:value="0.0660000000000105" calcext:value-type="float">
            <text:p>0.066000000000011</text:p>
          </table:table-cell>
          <table:table-cell table:formula="of:=([.B10]-[.B9])/[.$H$3]" office:value-type="float" office:value="8.00000000006351" calcext:value-type="float">
            <text:p>8.00000000006351</text:p>
          </table:table-cell>
          <table:table-cell table:formula="of:=MAX(MIN([.C10];16);-16)" office:value-type="float" office:value="8.00000000006351" calcext:value-type="float">
            <text:p>8.00000000006351</text:p>
          </table:table-cell>
          <table:table-cell table:number-columns-repeated="4"/>
        </table:table-row>
        <table:table-row table:style-name="ro1">
          <table:table-cell office:value-type="float" office:value="0.36855" calcext:value-type="float">
            <text:p>0.36855</text:p>
          </table:table-cell>
          <table:table-cell table:formula="of:=([.A11]-[.A10])/[.$H$3]" office:value-type="float" office:value="0.076000000000076" calcext:value-type="float">
            <text:p>0.076000000000076</text:p>
          </table:table-cell>
          <table:table-cell table:formula="of:=([.B11]-[.B10])/[.$H$3]" office:value-type="float" office:value="10.0000000000655" calcext:value-type="float">
            <text:p>10.0000000000655</text:p>
          </table:table-cell>
          <table:table-cell table:formula="of:=MAX(MIN([.C11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0.368634" calcext:value-type="float">
            <text:p>0.368634</text:p>
          </table:table-cell>
          <table:table-cell table:formula="of:=([.A12]-[.A11])/[.$H$3]" office:value-type="float" office:value="0.0839999999999175" calcext:value-type="float">
            <text:p>0.083999999999918</text:p>
          </table:table-cell>
          <table:table-cell table:formula="of:=([.B12]-[.B11])/[.$H$3]" office:value-type="float" office:value="7.99999999984147" calcext:value-type="float">
            <text:p>7.99999999984147</text:p>
          </table:table-cell>
          <table:table-cell table:formula="of:=MAX(MIN([.C12];16);-16)" office:value-type="float" office:value="7.99999999984147" calcext:value-type="float">
            <text:p>7.99999999984147</text:p>
          </table:table-cell>
          <table:table-cell table:number-columns-repeated="4"/>
        </table:table-row>
        <table:table-row table:style-name="ro1">
          <table:table-cell office:value-type="float" office:value="0.368727" calcext:value-type="float">
            <text:p>0.368727</text:p>
          </table:table-cell>
          <table:table-cell table:formula="of:=([.A13]-[.A12])/[.$H$3]" office:value-type="float" office:value="0.0930000000000097" calcext:value-type="float">
            <text:p>0.09300000000001</text:p>
          </table:table-cell>
          <table:table-cell table:formula="of:=([.B13]-[.B12])/[.$H$3]" office:value-type="float" office:value="9.00000000009227" calcext:value-type="float">
            <text:p>9.00000000009227</text:p>
          </table:table-cell>
          <table:table-cell table:formula="of:=MAX(MIN([.C13];16);-16)" office:value-type="float" office:value="9.00000000009227" calcext:value-type="float">
            <text:p>9.00000000009227</text:p>
          </table:table-cell>
          <table:table-cell table:number-columns-repeated="4"/>
        </table:table-row>
        <table:table-row table:style-name="ro1">
          <table:table-cell office:value-type="float" office:value="0.368829" calcext:value-type="float">
            <text:p>0.368829</text:p>
          </table:table-cell>
          <table:table-cell table:formula="of:=([.A14]-[.A13])/[.$H$3]" office:value-type="float" office:value="0.101999999999991" calcext:value-type="float">
            <text:p>0.101999999999991</text:p>
          </table:table-cell>
          <table:table-cell table:formula="of:=([.B14]-[.B13])/[.$H$3]" office:value-type="float" office:value="8.99999999998125" calcext:value-type="float">
            <text:p>8.99999999998125</text:p>
          </table:table-cell>
          <table:table-cell table:formula="of:=MAX(MIN([.C14];16);-16)" office:value-type="float" office:value="8.99999999998125" calcext:value-type="float">
            <text:p>8.99999999998125</text:p>
          </table:table-cell>
          <table:table-cell table:number-columns-repeated="4"/>
        </table:table-row>
        <table:table-row table:style-name="ro1">
          <table:table-cell office:value-type="float" office:value="0.36894" calcext:value-type="float">
            <text:p>0.36894</text:p>
          </table:table-cell>
          <table:table-cell table:formula="of:=([.A15]-[.A14])/[.$H$3]" office:value-type="float" office:value="0.111000000000083" calcext:value-type="float">
            <text:p>0.111000000000083</text:p>
          </table:table-cell>
          <table:table-cell table:formula="of:=([.B15]-[.B14])/[.$H$3]" office:value-type="float" office:value="9.00000000009227" calcext:value-type="float">
            <text:p>9.00000000009227</text:p>
          </table:table-cell>
          <table:table-cell table:formula="of:=MAX(MIN([.C15];16);-16)" office:value-type="float" office:value="9.00000000009227" calcext:value-type="float">
            <text:p>9.00000000009227</text:p>
          </table:table-cell>
          <table:table-cell table:number-columns-repeated="4"/>
        </table:table-row>
        <table:table-row table:style-name="ro1">
          <table:table-cell office:value-type="float" office:value="0.36906" calcext:value-type="float">
            <text:p>0.36906</text:p>
          </table:table-cell>
          <table:table-cell table:formula="of:=([.A16]-[.A15])/[.$H$3]" office:value-type="float" office:value="0.120000000000009" calcext:value-type="float">
            <text:p>0.120000000000009</text:p>
          </table:table-cell>
          <table:table-cell table:formula="of:=([.B16]-[.B15])/[.$H$3]" office:value-type="float" office:value="8.99999999992573" calcext:value-type="float">
            <text:p>8.99999999992573</text:p>
          </table:table-cell>
          <table:table-cell table:formula="of:=MAX(MIN([.C16];16);-16)" office:value-type="float" office:value="8.99999999992573" calcext:value-type="float">
            <text:p>8.99999999992573</text:p>
          </table:table-cell>
          <table:table-cell table:number-columns-repeated="4"/>
        </table:table-row>
        <table:table-row table:style-name="ro1">
          <table:table-cell office:value-type="float" office:value="0.369189" calcext:value-type="float">
            <text:p>0.369189</text:p>
          </table:table-cell>
          <table:table-cell table:formula="of:=([.A17]-[.A16])/[.$H$3]" office:value-type="float" office:value="0.128999999999935" calcext:value-type="float">
            <text:p>0.128999999999935</text:p>
          </table:table-cell>
          <table:table-cell table:formula="of:=([.B17]-[.B16])/[.$H$3]" office:value-type="float" office:value="8.99999999992573" calcext:value-type="float">
            <text:p>8.99999999992573</text:p>
          </table:table-cell>
          <table:table-cell table:formula="of:=MAX(MIN([.C17];16);-16)" office:value-type="float" office:value="8.99999999992573" calcext:value-type="float">
            <text:p>8.99999999992573</text:p>
          </table:table-cell>
          <table:table-cell table:number-columns-repeated="4"/>
        </table:table-row>
        <table:table-row table:style-name="ro1">
          <table:table-cell office:value-type="float" office:value="0.369327" calcext:value-type="float">
            <text:p>0.369327</text:p>
          </table:table-cell>
          <table:table-cell table:formula="of:=([.A18]-[.A17])/[.$H$3]" office:value-type="float" office:value="0.137999999999971" calcext:value-type="float">
            <text:p>0.137999999999971</text:p>
          </table:table-cell>
          <table:table-cell table:formula="of:=([.B18]-[.B17])/[.$H$3]" office:value-type="float" office:value="9.00000000003676" calcext:value-type="float">
            <text:p>9.00000000003676</text:p>
          </table:table-cell>
          <table:table-cell table:formula="of:=MAX(MIN([.C18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69474" calcext:value-type="float">
            <text:p>0.369474</text:p>
          </table:table-cell>
          <table:table-cell table:formula="of:=([.A19]-[.A18])/[.$H$3]" office:value-type="float" office:value="0.147000000000008" calcext:value-type="float">
            <text:p>0.147000000000008</text:p>
          </table:table-cell>
          <table:table-cell table:formula="of:=([.B19]-[.B18])/[.$H$3]" office:value-type="float" office:value="9.00000000003676" calcext:value-type="float">
            <text:p>9.00000000003676</text:p>
          </table:table-cell>
          <table:table-cell table:formula="of:=MAX(MIN([.C19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6963" calcext:value-type="float">
            <text:p>0.36963</text:p>
          </table:table-cell>
          <table:table-cell table:formula="of:=([.A20]-[.A19])/[.$H$3]" office:value-type="float" office:value="0.156000000000045" calcext:value-type="float">
            <text:p>0.156000000000045</text:p>
          </table:table-cell>
          <table:table-cell table:formula="of:=([.B20]-[.B19])/[.$H$3]" office:value-type="float" office:value="9.00000000003676" calcext:value-type="float">
            <text:p>9.00000000003676</text:p>
          </table:table-cell>
          <table:table-cell table:formula="of:=MAX(MIN([.C20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69795" calcext:value-type="float">
            <text:p>0.369795</text:p>
          </table:table-cell>
          <table:table-cell table:formula="of:=([.A21]-[.A20])/[.$H$3]" office:value-type="float" office:value="0.164999999999971" calcext:value-type="float">
            <text:p>0.164999999999971</text:p>
          </table:table-cell>
          <table:table-cell table:formula="of:=([.B21]-[.B20])/[.$H$3]" office:value-type="float" office:value="8.99999999992573" calcext:value-type="float">
            <text:p>8.99999999992573</text:p>
          </table:table-cell>
          <table:table-cell table:formula="of:=MAX(MIN([.C21];16);-16)" office:value-type="float" office:value="8.99999999992573" calcext:value-type="float">
            <text:p>8.99999999992573</text:p>
          </table:table-cell>
          <table:table-cell table:number-columns-repeated="4"/>
        </table:table-row>
        <table:table-row table:style-name="ro1">
          <table:table-cell office:value-type="float" office:value="0.369969" calcext:value-type="float">
            <text:p>0.369969</text:p>
          </table:table-cell>
          <table:table-cell table:formula="of:=([.A22]-[.A21])/[.$H$3]" office:value-type="float" office:value="0.174000000000007" calcext:value-type="float">
            <text:p>0.174000000000007</text:p>
          </table:table-cell>
          <table:table-cell table:formula="of:=([.B22]-[.B21])/[.$H$3]" office:value-type="float" office:value="9.00000000003676" calcext:value-type="float">
            <text:p>9.00000000003676</text:p>
          </table:table-cell>
          <table:table-cell table:formula="of:=MAX(MIN([.C22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70152" calcext:value-type="float">
            <text:p>0.370152</text:p>
          </table:table-cell>
          <table:table-cell table:formula="of:=([.A23]-[.A22])/[.$H$3]" office:value-type="float" office:value="0.182999999999989" calcext:value-type="float">
            <text:p>0.182999999999989</text:p>
          </table:table-cell>
          <table:table-cell table:formula="of:=([.B23]-[.B22])/[.$H$3]" office:value-type="float" office:value="8.99999999998125" calcext:value-type="float">
            <text:p>8.99999999998125</text:p>
          </table:table-cell>
          <table:table-cell table:formula="of:=MAX(MIN([.C23];16);-16)" office:value-type="float" office:value="8.99999999998125" calcext:value-type="float">
            <text:p>8.99999999998125</text:p>
          </table:table-cell>
          <table:table-cell table:number-columns-repeated="4"/>
        </table:table-row>
        <table:table-row table:style-name="ro1">
          <table:table-cell office:value-type="float" office:value="0.370344" calcext:value-type="float">
            <text:p>0.370344</text:p>
          </table:table-cell>
          <table:table-cell table:formula="of:=([.A24]-[.A23])/[.$H$3]" office:value-type="float" office:value="0.192000000000025" calcext:value-type="float">
            <text:p>0.192000000000025</text:p>
          </table:table-cell>
          <table:table-cell table:formula="of:=([.B24]-[.B23])/[.$H$3]" office:value-type="float" office:value="9.00000000003676" calcext:value-type="float">
            <text:p>9.00000000003676</text:p>
          </table:table-cell>
          <table:table-cell table:formula="of:=MAX(MIN([.C24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70546" calcext:value-type="float">
            <text:p>0.370546</text:p>
          </table:table-cell>
          <table:table-cell table:formula="of:=([.A25]-[.A24])/[.$H$3]" office:value-type="float" office:value="0.20199999999998" calcext:value-type="float">
            <text:p>0.20199999999998</text:p>
          </table:table-cell>
          <table:table-cell table:formula="of:=([.B25]-[.B24])/[.$H$3]" office:value-type="float" office:value="9.99999999995449" calcext:value-type="float">
            <text:p>9.99999999995449</text:p>
          </table:table-cell>
          <table:table-cell table:formula="of:=MAX(MIN([.C25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370756" calcext:value-type="float">
            <text:p>0.370756</text:p>
          </table:table-cell>
          <table:table-cell table:formula="of:=([.A26]-[.A25])/[.$H$3]" office:value-type="float" office:value="0.209999999999988" calcext:value-type="float">
            <text:p>0.209999999999988</text:p>
          </table:table-cell>
          <table:table-cell table:formula="of:=([.B26]-[.B25])/[.$H$3]" office:value-type="float" office:value="8.000000000008" calcext:value-type="float">
            <text:p>8.000000000008</text:p>
          </table:table-cell>
          <table:table-cell table:formula="of:=MAX(MIN([.C26];16);-16)" office:value-type="float" office:value="8.000000000008" calcext:value-type="float">
            <text:p>8.000000000008</text:p>
          </table:table-cell>
          <table:table-cell table:number-columns-repeated="4"/>
        </table:table-row>
        <table:table-row table:style-name="ro1">
          <table:table-cell office:value-type="float" office:value="0.370976" calcext:value-type="float">
            <text:p>0.370976</text:p>
          </table:table-cell>
          <table:table-cell table:formula="of:=([.A27]-[.A26])/[.$H$3]" office:value-type="float" office:value="0.219999999999998" calcext:value-type="float">
            <text:p>0.219999999999998</text:p>
          </table:table-cell>
          <table:table-cell table:formula="of:=([.B27]-[.B26])/[.$H$3]" office:value-type="float" office:value="10.00000000001" calcext:value-type="float">
            <text:p>10.00000000001</text:p>
          </table:table-cell>
          <table:table-cell table:formula="of:=MAX(MIN([.C27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371205" calcext:value-type="float">
            <text:p>0.371205</text:p>
          </table:table-cell>
          <table:table-cell table:formula="of:=([.A28]-[.A27])/[.$H$3]" office:value-type="float" office:value="0.229000000000035" calcext:value-type="float">
            <text:p>0.229000000000035</text:p>
          </table:table-cell>
          <table:table-cell table:formula="of:=([.B28]-[.B27])/[.$H$3]" office:value-type="float" office:value="9.00000000003676" calcext:value-type="float">
            <text:p>9.00000000003676</text:p>
          </table:table-cell>
          <table:table-cell table:formula="of:=MAX(MIN([.C28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71443" calcext:value-type="float">
            <text:p>0.371443</text:p>
          </table:table-cell>
          <table:table-cell table:formula="of:=([.A29]-[.A28])/[.$H$3]" office:value-type="float" office:value="0.23799999999996" calcext:value-type="float">
            <text:p>0.23799999999996</text:p>
          </table:table-cell>
          <table:table-cell table:formula="of:=([.B29]-[.B28])/[.$H$3]" office:value-type="float" office:value="8.99999999992573" calcext:value-type="float">
            <text:p>8.99999999992573</text:p>
          </table:table-cell>
          <table:table-cell table:formula="of:=MAX(MIN([.C29];16);-16)" office:value-type="float" office:value="8.99999999992573" calcext:value-type="float">
            <text:p>8.99999999992573</text:p>
          </table:table-cell>
          <table:table-cell table:number-columns-repeated="4"/>
        </table:table-row>
        <table:table-row table:style-name="ro1">
          <table:table-cell office:value-type="float" office:value="0.37169" calcext:value-type="float">
            <text:p>0.37169</text:p>
          </table:table-cell>
          <table:table-cell table:formula="of:=([.A30]-[.A29])/[.$H$3]" office:value-type="float" office:value="0.247000000000053" calcext:value-type="float">
            <text:p>0.247000000000053</text:p>
          </table:table-cell>
          <table:table-cell table:formula="of:=([.B30]-[.B29])/[.$H$3]" office:value-type="float" office:value="9.00000000009227" calcext:value-type="float">
            <text:p>9.00000000009227</text:p>
          </table:table-cell>
          <table:table-cell table:formula="of:=MAX(MIN([.C30];16);-16)" office:value-type="float" office:value="9.00000000009227" calcext:value-type="float">
            <text:p>9.00000000009227</text:p>
          </table:table-cell>
          <table:table-cell table:number-columns-repeated="4"/>
        </table:table-row>
        <table:table-row table:style-name="ro1">
          <table:table-cell office:value-type="float" office:value="0.371947" calcext:value-type="float">
            <text:p>0.371947</text:p>
          </table:table-cell>
          <table:table-cell table:formula="of:=([.A31]-[.A30])/[.$H$3]" office:value-type="float" office:value="0.256999999999952" calcext:value-type="float">
            <text:p>0.256999999999952</text:p>
          </table:table-cell>
          <table:table-cell table:formula="of:=([.B31]-[.B30])/[.$H$3]" office:value-type="float" office:value="9.99999999989898" calcext:value-type="float">
            <text:p>9.99999999989898</text:p>
          </table:table-cell>
          <table:table-cell table:formula="of:=MAX(MIN([.C31];16);-16)" office:value-type="float" office:value="9.99999999989898" calcext:value-type="float">
            <text:p>9.99999999989898</text:p>
          </table:table-cell>
          <table:table-cell table:number-columns-repeated="4"/>
        </table:table-row>
        <table:table-row table:style-name="ro1">
          <table:table-cell office:value-type="float" office:value="0.372212" calcext:value-type="float">
            <text:p>0.372212</text:p>
          </table:table-cell>
          <table:table-cell table:formula="of:=([.A32]-[.A31])/[.$H$3]" office:value-type="float" office:value="0.265000000000015" calcext:value-type="float">
            <text:p>0.265000000000015</text:p>
          </table:table-cell>
          <table:table-cell table:formula="of:=([.B32]-[.B31])/[.$H$3]" office:value-type="float" office:value="8.00000000006351" calcext:value-type="float">
            <text:p>8.00000000006351</text:p>
          </table:table-cell>
          <table:table-cell table:formula="of:=MAX(MIN([.C32];16);-16)" office:value-type="float" office:value="8.00000000006351" calcext:value-type="float">
            <text:p>8.00000000006351</text:p>
          </table:table-cell>
          <table:table-cell table:number-columns-repeated="4"/>
        </table:table-row>
        <table:table-row table:style-name="ro1">
          <table:table-cell office:value-type="float" office:value="0.372488" calcext:value-type="float">
            <text:p>0.372488</text:p>
          </table:table-cell>
          <table:table-cell table:formula="of:=([.A33]-[.A32])/[.$H$3]" office:value-type="float" office:value="0.275999999999998" calcext:value-type="float">
            <text:p>0.275999999999998</text:p>
          </table:table-cell>
          <table:table-cell table:formula="of:=([.B33]-[.B32])/[.$H$3]" office:value-type="float" office:value="10.9999999999832" calcext:value-type="float">
            <text:p>10.9999999999832</text:p>
          </table:table-cell>
          <table:table-cell table:formula="of:=MAX(MIN([.C33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72772" calcext:value-type="float">
            <text:p>0.372772</text:p>
          </table:table-cell>
          <table:table-cell table:formula="of:=([.A34]-[.A33])/[.$H$3]" office:value-type="float" office:value="0.284000000000006" calcext:value-type="float">
            <text:p>0.284000000000006</text:p>
          </table:table-cell>
          <table:table-cell table:formula="of:=([.B34]-[.B33])/[.$H$3]" office:value-type="float" office:value="8.000000000008" calcext:value-type="float">
            <text:p>8.000000000008</text:p>
          </table:table-cell>
          <table:table-cell table:formula="of:=MAX(MIN([.C34];16);-16)" office:value-type="float" office:value="8.000000000008" calcext:value-type="float">
            <text:p>8.000000000008</text:p>
          </table:table-cell>
          <table:table-cell table:number-columns-repeated="4"/>
        </table:table-row>
        <table:table-row table:style-name="ro1">
          <table:table-cell office:value-type="float" office:value="0.373067" calcext:value-type="float">
            <text:p>0.373067</text:p>
          </table:table-cell>
          <table:table-cell table:formula="of:=([.A35]-[.A34])/[.$H$3]" office:value-type="float" office:value="0.29499999999999" calcext:value-type="float">
            <text:p>0.29499999999999</text:p>
          </table:table-cell>
          <table:table-cell table:formula="of:=([.B35]-[.B34])/[.$H$3]" office:value-type="float" office:value="10.9999999999832" calcext:value-type="float">
            <text:p>10.9999999999832</text:p>
          </table:table-cell>
          <table:table-cell table:formula="of:=MAX(MIN([.C35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7337" calcext:value-type="float">
            <text:p>0.37337</text:p>
          </table:table-cell>
          <table:table-cell table:formula="of:=([.A36]-[.A35])/[.$H$3]" office:value-type="float" office:value="0.303000000000053" calcext:value-type="float">
            <text:p>0.303000000000053</text:p>
          </table:table-cell>
          <table:table-cell table:formula="of:=([.B36]-[.B35])/[.$H$3]" office:value-type="float" office:value="8.00000000006351" calcext:value-type="float">
            <text:p>8.00000000006351</text:p>
          </table:table-cell>
          <table:table-cell table:formula="of:=MAX(MIN([.C36];16);-16)" office:value-type="float" office:value="8.00000000006351" calcext:value-type="float">
            <text:p>8.00000000006351</text:p>
          </table:table-cell>
          <table:table-cell table:number-columns-repeated="4"/>
        </table:table-row>
        <table:table-row table:style-name="ro1">
          <table:table-cell office:value-type="float" office:value="0.373683" calcext:value-type="float">
            <text:p>0.373683</text:p>
          </table:table-cell>
          <table:table-cell table:formula="of:=([.A37]-[.A36])/[.$H$3]" office:value-type="float" office:value="0.312999999999952" calcext:value-type="float">
            <text:p>0.312999999999952</text:p>
          </table:table-cell>
          <table:table-cell table:formula="of:=([.B37]-[.B36])/[.$H$3]" office:value-type="float" office:value="9.99999999989898" calcext:value-type="float">
            <text:p>9.99999999989898</text:p>
          </table:table-cell>
          <table:table-cell table:formula="of:=MAX(MIN([.C37];16);-16)" office:value-type="float" office:value="9.99999999989898" calcext:value-type="float">
            <text:p>9.99999999989898</text:p>
          </table:table-cell>
          <table:table-cell table:number-columns-repeated="4"/>
        </table:table-row>
        <table:table-row table:style-name="ro1">
          <table:table-cell office:value-type="float" office:value="0.374006" calcext:value-type="float">
            <text:p>0.374006</text:p>
          </table:table-cell>
          <table:table-cell table:formula="of:=([.A38]-[.A37])/[.$H$3]" office:value-type="float" office:value="0.323000000000018" calcext:value-type="float">
            <text:p>0.323000000000018</text:p>
          </table:table-cell>
          <table:table-cell table:formula="of:=([.B38]-[.B37])/[.$H$3]" office:value-type="float" office:value="10.0000000000655" calcext:value-type="float">
            <text:p>10.0000000000655</text:p>
          </table:table-cell>
          <table:table-cell table:formula="of:=MAX(MIN([.C38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0.374338" calcext:value-type="float">
            <text:p>0.374338</text:p>
          </table:table-cell>
          <table:table-cell table:formula="of:=([.A39]-[.A38])/[.$H$3]" office:value-type="float" office:value="0.331999999999999" calcext:value-type="float">
            <text:p>0.331999999999999</text:p>
          </table:table-cell>
          <table:table-cell table:formula="of:=([.B39]-[.B38])/[.$H$3]" office:value-type="float" office:value="8.99999999998125" calcext:value-type="float">
            <text:p>8.99999999998125</text:p>
          </table:table-cell>
          <table:table-cell table:formula="of:=MAX(MIN([.C39];16);-16)" office:value-type="float" office:value="8.99999999998125" calcext:value-type="float">
            <text:p>8.99999999998125</text:p>
          </table:table-cell>
          <table:table-cell table:number-columns-repeated="4"/>
        </table:table-row>
        <table:table-row table:style-name="ro1">
          <table:table-cell office:value-type="float" office:value="0.37468" calcext:value-type="float">
            <text:p>0.37468</text:p>
          </table:table-cell>
          <table:table-cell table:formula="of:=([.A40]-[.A39])/[.$H$3]" office:value-type="float" office:value="0.342000000000009" calcext:value-type="float">
            <text:p>0.342000000000009</text:p>
          </table:table-cell>
          <table:table-cell table:formula="of:=([.B40]-[.B39])/[.$H$3]" office:value-type="float" office:value="10.00000000001" calcext:value-type="float">
            <text:p>10.00000000001</text:p>
          </table:table-cell>
          <table:table-cell table:formula="of:=MAX(MIN([.C40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375032" calcext:value-type="float">
            <text:p>0.375032</text:p>
          </table:table-cell>
          <table:table-cell table:formula="of:=([.A41]-[.A40])/[.$H$3]" office:value-type="float" office:value="0.351999999999963" calcext:value-type="float">
            <text:p>0.351999999999963</text:p>
          </table:table-cell>
          <table:table-cell table:formula="of:=([.B41]-[.B40])/[.$H$3]" office:value-type="float" office:value="9.99999999995449" calcext:value-type="float">
            <text:p>9.99999999995449</text:p>
          </table:table-cell>
          <table:table-cell table:formula="of:=MAX(MIN([.C41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375393" calcext:value-type="float">
            <text:p>0.375393</text:p>
          </table:table-cell>
          <table:table-cell table:formula="of:=([.A42]-[.A41])/[.$H$3]" office:value-type="float" office:value="0.361" calcext:value-type="float">
            <text:p>0.361</text:p>
          </table:table-cell>
          <table:table-cell table:formula="of:=([.B42]-[.B41])/[.$H$3]" office:value-type="float" office:value="9.00000000003676" calcext:value-type="float">
            <text:p>9.00000000003676</text:p>
          </table:table-cell>
          <table:table-cell table:formula="of:=MAX(MIN([.C42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75764" calcext:value-type="float">
            <text:p>0.375764</text:p>
          </table:table-cell>
          <table:table-cell table:formula="of:=([.A43]-[.A42])/[.$H$3]" office:value-type="float" office:value="0.37100000000001" calcext:value-type="float">
            <text:p>0.37100000000001</text:p>
          </table:table-cell>
          <table:table-cell table:formula="of:=([.B43]-[.B42])/[.$H$3]" office:value-type="float" office:value="10.00000000001" calcext:value-type="float">
            <text:p>10.00000000001</text:p>
          </table:table-cell>
          <table:table-cell table:formula="of:=MAX(MIN([.C43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376145" calcext:value-type="float">
            <text:p>0.376145</text:p>
          </table:table-cell>
          <table:table-cell table:formula="of:=([.A44]-[.A43])/[.$H$3]" office:value-type="float" office:value="0.38100000000002" calcext:value-type="float">
            <text:p>0.38100000000002</text:p>
          </table:table-cell>
          <table:table-cell table:formula="of:=([.B44]-[.B43])/[.$H$3]" office:value-type="float" office:value="10.00000000001" calcext:value-type="float">
            <text:p>10.00000000001</text:p>
          </table:table-cell>
          <table:table-cell table:formula="of:=MAX(MIN([.C44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376536" calcext:value-type="float">
            <text:p>0.376536</text:p>
          </table:table-cell>
          <table:table-cell table:formula="of:=([.A45]-[.A44])/[.$H$3]" office:value-type="float" office:value="0.390999999999975" calcext:value-type="float">
            <text:p>0.390999999999975</text:p>
          </table:table-cell>
          <table:table-cell table:formula="of:=([.B45]-[.B44])/[.$H$3]" office:value-type="float" office:value="9.99999999995449" calcext:value-type="float">
            <text:p>9.99999999995449</text:p>
          </table:table-cell>
          <table:table-cell table:formula="of:=MAX(MIN([.C45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376936" calcext:value-type="float">
            <text:p>0.376936</text:p>
          </table:table-cell>
          <table:table-cell table:formula="of:=([.A46]-[.A45])/[.$H$3]" office:value-type="float" office:value="0.400000000000011" calcext:value-type="float">
            <text:p>0.400000000000011</text:p>
          </table:table-cell>
          <table:table-cell table:formula="of:=([.B46]-[.B45])/[.$H$3]" office:value-type="float" office:value="9.00000000003676" calcext:value-type="float">
            <text:p>9.00000000003676</text:p>
          </table:table-cell>
          <table:table-cell table:formula="of:=MAX(MIN([.C46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77347" calcext:value-type="float">
            <text:p>0.377347</text:p>
          </table:table-cell>
          <table:table-cell table:formula="of:=([.A47]-[.A46])/[.$H$3]" office:value-type="float" office:value="0.410999999999995" calcext:value-type="float">
            <text:p>0.410999999999995</text:p>
          </table:table-cell>
          <table:table-cell table:formula="of:=([.B47]-[.B46])/[.$H$3]" office:value-type="float" office:value="10.9999999999832" calcext:value-type="float">
            <text:p>10.9999999999832</text:p>
          </table:table-cell>
          <table:table-cell table:formula="of:=MAX(MIN([.C47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77767" calcext:value-type="float">
            <text:p>0.377767</text:p>
          </table:table-cell>
          <table:table-cell table:formula="of:=([.A48]-[.A47])/[.$H$3]" office:value-type="float" office:value="0.419999999999976" calcext:value-type="float">
            <text:p>0.419999999999976</text:p>
          </table:table-cell>
          <table:table-cell table:formula="of:=([.B48]-[.B47])/[.$H$3]" office:value-type="float" office:value="8.99999999998125" calcext:value-type="float">
            <text:p>8.99999999998125</text:p>
          </table:table-cell>
          <table:table-cell table:formula="of:=MAX(MIN([.C48];16);-16)" office:value-type="float" office:value="8.99999999998125" calcext:value-type="float">
            <text:p>8.99999999998125</text:p>
          </table:table-cell>
          <table:table-cell table:number-columns-repeated="4"/>
        </table:table-row>
        <table:table-row table:style-name="ro1">
          <table:table-cell office:value-type="float" office:value="0.378198" calcext:value-type="float">
            <text:p>0.378198</text:p>
          </table:table-cell>
          <table:table-cell table:formula="of:=([.A49]-[.A48])/[.$H$3]" office:value-type="float" office:value="0.431000000000015" calcext:value-type="float">
            <text:p>0.431000000000015</text:p>
          </table:table-cell>
          <table:table-cell table:formula="of:=([.B49]-[.B48])/[.$H$3]" office:value-type="float" office:value="11.0000000000388" calcext:value-type="float">
            <text:p>11.0000000000388</text:p>
          </table:table-cell>
          <table:table-cell table:formula="of:=MAX(MIN([.C49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378639" calcext:value-type="float">
            <text:p>0.378639</text:p>
          </table:table-cell>
          <table:table-cell table:formula="of:=([.A50]-[.A49])/[.$H$3]" office:value-type="float" office:value="0.441000000000025" calcext:value-type="float">
            <text:p>0.441000000000025</text:p>
          </table:table-cell>
          <table:table-cell table:formula="of:=([.B50]-[.B49])/[.$H$3]" office:value-type="float" office:value="10.00000000001" calcext:value-type="float">
            <text:p>10.00000000001</text:p>
          </table:table-cell>
          <table:table-cell table:formula="of:=MAX(MIN([.C50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37909" calcext:value-type="float">
            <text:p>0.37909</text:p>
          </table:table-cell>
          <table:table-cell table:formula="of:=([.A51]-[.A50])/[.$H$3]" office:value-type="float" office:value="0.451000000000035" calcext:value-type="float">
            <text:p>0.451000000000035</text:p>
          </table:table-cell>
          <table:table-cell table:formula="of:=([.B51]-[.B50])/[.$H$3]" office:value-type="float" office:value="10.00000000001" calcext:value-type="float">
            <text:p>10.00000000001</text:p>
          </table:table-cell>
          <table:table-cell table:formula="of:=MAX(MIN([.C51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379552" calcext:value-type="float">
            <text:p>0.379552</text:p>
          </table:table-cell>
          <table:table-cell table:formula="of:=([.A52]-[.A51])/[.$H$3]" office:value-type="float" office:value="0.461999999999962" calcext:value-type="float">
            <text:p>0.461999999999962</text:p>
          </table:table-cell>
          <table:table-cell table:formula="of:=([.B52]-[.B51])/[.$H$3]" office:value-type="float" office:value="10.9999999999277" calcext:value-type="float">
            <text:p>10.9999999999277</text:p>
          </table:table-cell>
          <table:table-cell table:formula="of:=MAX(MIN([.C52];16);-16)" office:value-type="float" office:value="10.9999999999277" calcext:value-type="float">
            <text:p>10.9999999999277</text:p>
          </table:table-cell>
          <table:table-cell table:number-columns-repeated="4"/>
        </table:table-row>
        <table:table-row table:style-name="ro1">
          <table:table-cell office:value-type="float" office:value="0.380023" calcext:value-type="float">
            <text:p>0.380023</text:p>
          </table:table-cell>
          <table:table-cell table:formula="of:=([.A53]-[.A52])/[.$H$3]" office:value-type="float" office:value="0.470999999999999" calcext:value-type="float">
            <text:p>0.470999999999999</text:p>
          </table:table-cell>
          <table:table-cell table:formula="of:=([.B53]-[.B52])/[.$H$3]" office:value-type="float" office:value="9.00000000003676" calcext:value-type="float">
            <text:p>9.00000000003676</text:p>
          </table:table-cell>
          <table:table-cell table:formula="of:=MAX(MIN([.C53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380505" calcext:value-type="float">
            <text:p>0.380505</text:p>
          </table:table-cell>
          <table:table-cell table:formula="of:=([.A54]-[.A53])/[.$H$3]" office:value-type="float" office:value="0.481999999999982" calcext:value-type="float">
            <text:p>0.481999999999982</text:p>
          </table:table-cell>
          <table:table-cell table:formula="of:=([.B54]-[.B53])/[.$H$3]" office:value-type="float" office:value="10.9999999999832" calcext:value-type="float">
            <text:p>10.9999999999832</text:p>
          </table:table-cell>
          <table:table-cell table:formula="of:=MAX(MIN([.C54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80998" calcext:value-type="float">
            <text:p>0.380998</text:p>
          </table:table-cell>
          <table:table-cell table:formula="of:=([.A55]-[.A54])/[.$H$3]" office:value-type="float" office:value="0.493000000000021" calcext:value-type="float">
            <text:p>0.493000000000021</text:p>
          </table:table-cell>
          <table:table-cell table:formula="of:=([.B55]-[.B54])/[.$H$3]" office:value-type="float" office:value="11.0000000000388" calcext:value-type="float">
            <text:p>11.0000000000388</text:p>
          </table:table-cell>
          <table:table-cell table:formula="of:=MAX(MIN([.C55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381501" calcext:value-type="float">
            <text:p>0.381501</text:p>
          </table:table-cell>
          <table:table-cell table:formula="of:=([.A56]-[.A55])/[.$H$3]" office:value-type="float" office:value="0.502999999999976" calcext:value-type="float">
            <text:p>0.502999999999976</text:p>
          </table:table-cell>
          <table:table-cell table:formula="of:=([.B56]-[.B55])/[.$H$3]" office:value-type="float" office:value="9.99999999995449" calcext:value-type="float">
            <text:p>9.99999999995449</text:p>
          </table:table-cell>
          <table:table-cell table:formula="of:=MAX(MIN([.C56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382014" calcext:value-type="float">
            <text:p>0.382014</text:p>
          </table:table-cell>
          <table:table-cell table:formula="of:=([.A57]-[.A56])/[.$H$3]" office:value-type="float" office:value="0.512999999999986" calcext:value-type="float">
            <text:p>0.512999999999986</text:p>
          </table:table-cell>
          <table:table-cell table:formula="of:=([.B57]-[.B56])/[.$H$3]" office:value-type="float" office:value="10.00000000001" calcext:value-type="float">
            <text:p>10.00000000001</text:p>
          </table:table-cell>
          <table:table-cell table:formula="of:=MAX(MIN([.C57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382538" calcext:value-type="float">
            <text:p>0.382538</text:p>
          </table:table-cell>
          <table:table-cell table:formula="of:=([.A58]-[.A57])/[.$H$3]" office:value-type="float" office:value="0.524000000000024" calcext:value-type="float">
            <text:p>0.524000000000024</text:p>
          </table:table-cell>
          <table:table-cell table:formula="of:=([.B58]-[.B57])/[.$H$3]" office:value-type="float" office:value="11.0000000000388" calcext:value-type="float">
            <text:p>11.0000000000388</text:p>
          </table:table-cell>
          <table:table-cell table:formula="of:=MAX(MIN([.C58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383073" calcext:value-type="float">
            <text:p>0.383073</text:p>
          </table:table-cell>
          <table:table-cell table:formula="of:=([.A59]-[.A58])/[.$H$3]" office:value-type="float" office:value="0.535000000000008" calcext:value-type="float">
            <text:p>0.535000000000008</text:p>
          </table:table-cell>
          <table:table-cell table:formula="of:=([.B59]-[.B58])/[.$H$3]" office:value-type="float" office:value="10.9999999999832" calcext:value-type="float">
            <text:p>10.9999999999832</text:p>
          </table:table-cell>
          <table:table-cell table:formula="of:=MAX(MIN([.C59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83619" calcext:value-type="float">
            <text:p>0.383619</text:p>
          </table:table-cell>
          <table:table-cell table:formula="of:=([.A60]-[.A59])/[.$H$3]" office:value-type="float" office:value="0.545999999999991" calcext:value-type="float">
            <text:p>0.545999999999991</text:p>
          </table:table-cell>
          <table:table-cell table:formula="of:=([.B60]-[.B59])/[.$H$3]" office:value-type="float" office:value="10.9999999999832" calcext:value-type="float">
            <text:p>10.9999999999832</text:p>
          </table:table-cell>
          <table:table-cell table:formula="of:=MAX(MIN([.C60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84175" calcext:value-type="float">
            <text:p>0.384175</text:p>
          </table:table-cell>
          <table:table-cell table:formula="of:=([.A61]-[.A60])/[.$H$3]" office:value-type="float" office:value="0.556000000000001" calcext:value-type="float">
            <text:p>0.556000000000001</text:p>
          </table:table-cell>
          <table:table-cell table:formula="of:=([.B61]-[.B60])/[.$H$3]" office:value-type="float" office:value="10.00000000001" calcext:value-type="float">
            <text:p>10.00000000001</text:p>
          </table:table-cell>
          <table:table-cell table:formula="of:=MAX(MIN([.C61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384743" calcext:value-type="float">
            <text:p>0.384743</text:p>
          </table:table-cell>
          <table:table-cell table:formula="of:=([.A62]-[.A61])/[.$H$3]" office:value-type="float" office:value="0.568000000000013" calcext:value-type="float">
            <text:p>0.568000000000013</text:p>
          </table:table-cell>
          <table:table-cell table:formula="of:=([.B62]-[.B61])/[.$H$3]" office:value-type="float" office:value="12.000000000012" calcext:value-type="float">
            <text:p>12.000000000012</text:p>
          </table:table-cell>
          <table:table-cell table:formula="of:=MAX(MIN([.C62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385321" calcext:value-type="float">
            <text:p>0.385321</text:p>
          </table:table-cell>
          <table:table-cell table:formula="of:=([.A63]-[.A62])/[.$H$3]" office:value-type="float" office:value="0.577999999999967" calcext:value-type="float">
            <text:p>0.577999999999967</text:p>
          </table:table-cell>
          <table:table-cell table:formula="of:=([.B63]-[.B62])/[.$H$3]" office:value-type="float" office:value="9.99999999995449" calcext:value-type="float">
            <text:p>9.99999999995449</text:p>
          </table:table-cell>
          <table:table-cell table:formula="of:=MAX(MIN([.C63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385911" calcext:value-type="float">
            <text:p>0.385911</text:p>
          </table:table-cell>
          <table:table-cell table:formula="of:=([.A64]-[.A63])/[.$H$3]" office:value-type="float" office:value="0.590000000000035" calcext:value-type="float">
            <text:p>0.590000000000035</text:p>
          </table:table-cell>
          <table:table-cell table:formula="of:=([.B64]-[.B63])/[.$H$3]" office:value-type="float" office:value="12.0000000000675" calcext:value-type="float">
            <text:p>12.0000000000675</text:p>
          </table:table-cell>
          <table:table-cell table:formula="of:=MAX(MIN([.C64];16);-16)" office:value-type="float" office:value="12.0000000000675" calcext:value-type="float">
            <text:p>12.0000000000675</text:p>
          </table:table-cell>
          <table:table-cell table:number-columns-repeated="4"/>
        </table:table-row>
        <table:table-row table:style-name="ro1">
          <table:table-cell office:value-type="float" office:value="0.386511" calcext:value-type="float">
            <text:p>0.386511</text:p>
          </table:table-cell>
          <table:table-cell table:formula="of:=([.A65]-[.A64])/[.$H$3]" office:value-type="float" office:value="0.599999999999989" calcext:value-type="float">
            <text:p>0.599999999999989</text:p>
          </table:table-cell>
          <table:table-cell table:formula="of:=([.B65]-[.B64])/[.$H$3]" office:value-type="float" office:value="9.99999999995449" calcext:value-type="float">
            <text:p>9.99999999995449</text:p>
          </table:table-cell>
          <table:table-cell table:formula="of:=MAX(MIN([.C65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387123" calcext:value-type="float">
            <text:p>0.387123</text:p>
          </table:table-cell>
          <table:table-cell table:formula="of:=([.A66]-[.A65])/[.$H$3]" office:value-type="float" office:value="0.612000000000001" calcext:value-type="float">
            <text:p>0.612000000000001</text:p>
          </table:table-cell>
          <table:table-cell table:formula="of:=([.B66]-[.B65])/[.$H$3]" office:value-type="float" office:value="12.000000000012" calcext:value-type="float">
            <text:p>12.000000000012</text:p>
          </table:table-cell>
          <table:table-cell table:formula="of:=MAX(MIN([.C66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387746" calcext:value-type="float">
            <text:p>0.387746</text:p>
          </table:table-cell>
          <table:table-cell table:formula="of:=([.A67]-[.A66])/[.$H$3]" office:value-type="float" office:value="0.622999999999985" calcext:value-type="float">
            <text:p>0.622999999999985</text:p>
          </table:table-cell>
          <table:table-cell table:formula="of:=([.B67]-[.B66])/[.$H$3]" office:value-type="float" office:value="10.9999999999832" calcext:value-type="float">
            <text:p>10.9999999999832</text:p>
          </table:table-cell>
          <table:table-cell table:formula="of:=MAX(MIN([.C67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88381" calcext:value-type="float">
            <text:p>0.388381</text:p>
          </table:table-cell>
          <table:table-cell table:formula="of:=([.A68]-[.A67])/[.$H$3]" office:value-type="float" office:value="0.634999999999997" calcext:value-type="float">
            <text:p>0.634999999999997</text:p>
          </table:table-cell>
          <table:table-cell table:formula="of:=([.B68]-[.B67])/[.$H$3]" office:value-type="float" office:value="12.000000000012" calcext:value-type="float">
            <text:p>12.000000000012</text:p>
          </table:table-cell>
          <table:table-cell table:formula="of:=MAX(MIN([.C68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389027" calcext:value-type="float">
            <text:p>0.389027</text:p>
          </table:table-cell>
          <table:table-cell table:formula="of:=([.A69]-[.A68])/[.$H$3]" office:value-type="float" office:value="0.64599999999998" calcext:value-type="float">
            <text:p>0.64599999999998</text:p>
          </table:table-cell>
          <table:table-cell table:formula="of:=([.B69]-[.B68])/[.$H$3]" office:value-type="float" office:value="10.9999999999832" calcext:value-type="float">
            <text:p>10.9999999999832</text:p>
          </table:table-cell>
          <table:table-cell table:formula="of:=MAX(MIN([.C69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89685" calcext:value-type="float">
            <text:p>0.389685</text:p>
          </table:table-cell>
          <table:table-cell table:formula="of:=([.A70]-[.A69])/[.$H$3]" office:value-type="float" office:value="0.658000000000047" calcext:value-type="float">
            <text:p>0.658000000000047</text:p>
          </table:table-cell>
          <table:table-cell table:formula="of:=([.B70]-[.B69])/[.$H$3]" office:value-type="float" office:value="12.0000000000675" calcext:value-type="float">
            <text:p>12.0000000000675</text:p>
          </table:table-cell>
          <table:table-cell table:formula="of:=MAX(MIN([.C70];16);-16)" office:value-type="float" office:value="12.0000000000675" calcext:value-type="float">
            <text:p>12.0000000000675</text:p>
          </table:table-cell>
          <table:table-cell table:number-columns-repeated="4"/>
        </table:table-row>
        <table:table-row table:style-name="ro1">
          <table:table-cell office:value-type="float" office:value="0.390354" calcext:value-type="float">
            <text:p>0.390354</text:p>
          </table:table-cell>
          <table:table-cell table:formula="of:=([.A71]-[.A70])/[.$H$3]" office:value-type="float" office:value="0.668999999999975" calcext:value-type="float">
            <text:p>0.668999999999975</text:p>
          </table:table-cell>
          <table:table-cell table:formula="of:=([.B71]-[.B70])/[.$H$3]" office:value-type="float" office:value="10.9999999999277" calcext:value-type="float">
            <text:p>10.9999999999277</text:p>
          </table:table-cell>
          <table:table-cell table:formula="of:=MAX(MIN([.C71];16);-16)" office:value-type="float" office:value="10.9999999999277" calcext:value-type="float">
            <text:p>10.9999999999277</text:p>
          </table:table-cell>
          <table:table-cell table:number-columns-repeated="4"/>
        </table:table-row>
        <table:table-row table:style-name="ro1">
          <table:table-cell office:value-type="float" office:value="0.391035" calcext:value-type="float">
            <text:p>0.391035</text:p>
          </table:table-cell>
          <table:table-cell table:formula="of:=([.A72]-[.A71])/[.$H$3]" office:value-type="float" office:value="0.680999999999987" calcext:value-type="float">
            <text:p>0.680999999999987</text:p>
          </table:table-cell>
          <table:table-cell table:formula="of:=([.B72]-[.B71])/[.$H$3]" office:value-type="float" office:value="12.000000000012" calcext:value-type="float">
            <text:p>12.000000000012</text:p>
          </table:table-cell>
          <table:table-cell table:formula="of:=MAX(MIN([.C72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391728" calcext:value-type="float">
            <text:p>0.391728</text:p>
          </table:table-cell>
          <table:table-cell table:formula="of:=([.A73]-[.A72])/[.$H$3]" office:value-type="float" office:value="0.692999999999999" calcext:value-type="float">
            <text:p>0.692999999999999</text:p>
          </table:table-cell>
          <table:table-cell table:formula="of:=([.B73]-[.B72])/[.$H$3]" office:value-type="float" office:value="12.000000000012" calcext:value-type="float">
            <text:p>12.000000000012</text:p>
          </table:table-cell>
          <table:table-cell table:formula="of:=MAX(MIN([.C73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392432" calcext:value-type="float">
            <text:p>0.392432</text:p>
          </table:table-cell>
          <table:table-cell table:formula="of:=([.A74]-[.A73])/[.$H$3]" office:value-type="float" office:value="0.704000000000038" calcext:value-type="float">
            <text:p>0.704000000000038</text:p>
          </table:table-cell>
          <table:table-cell table:formula="of:=([.B74]-[.B73])/[.$H$3]" office:value-type="float" office:value="11.0000000000388" calcext:value-type="float">
            <text:p>11.0000000000388</text:p>
          </table:table-cell>
          <table:table-cell table:formula="of:=MAX(MIN([.C74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393148" calcext:value-type="float">
            <text:p>0.393148</text:p>
          </table:table-cell>
          <table:table-cell table:formula="of:=([.A75]-[.A74])/[.$H$3]" office:value-type="float" office:value="0.715999999999994" calcext:value-type="float">
            <text:p>0.715999999999994</text:p>
          </table:table-cell>
          <table:table-cell table:formula="of:=([.B75]-[.B74])/[.$H$3]" office:value-type="float" office:value="11.9999999999565" calcext:value-type="float">
            <text:p>11.9999999999565</text:p>
          </table:table-cell>
          <table:table-cell table:formula="of:=MAX(MIN([.C75];16);-16)" office:value-type="float" office:value="11.9999999999565" calcext:value-type="float">
            <text:p>11.9999999999565</text:p>
          </table:table-cell>
          <table:table-cell table:number-columns-repeated="4"/>
        </table:table-row>
        <table:table-row table:style-name="ro1">
          <table:table-cell office:value-type="float" office:value="0.393875" calcext:value-type="float">
            <text:p>0.393875</text:p>
          </table:table-cell>
          <table:table-cell table:formula="of:=([.A76]-[.A75])/[.$H$3]" office:value-type="float" office:value="0.726999999999978" calcext:value-type="float">
            <text:p>0.726999999999978</text:p>
          </table:table-cell>
          <table:table-cell table:formula="of:=([.B76]-[.B75])/[.$H$3]" office:value-type="float" office:value="10.9999999999832" calcext:value-type="float">
            <text:p>10.9999999999832</text:p>
          </table:table-cell>
          <table:table-cell table:formula="of:=MAX(MIN([.C76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94615" calcext:value-type="float">
            <text:p>0.394615</text:p>
          </table:table-cell>
          <table:table-cell table:formula="of:=([.A77]-[.A76])/[.$H$3]" office:value-type="float" office:value="0.740000000000018" calcext:value-type="float">
            <text:p>0.740000000000018</text:p>
          </table:table-cell>
          <table:table-cell table:formula="of:=([.B77]-[.B76])/[.$H$3]" office:value-type="float" office:value="13.0000000000408" calcext:value-type="float">
            <text:p>13.0000000000408</text:p>
          </table:table-cell>
          <table:table-cell table:formula="of:=MAX(MIN([.C77];16);-16)" office:value-type="float" office:value="13.0000000000408" calcext:value-type="float">
            <text:p>13.0000000000408</text:p>
          </table:table-cell>
          <table:table-cell table:number-columns-repeated="4"/>
        </table:table-row>
        <table:table-row table:style-name="ro1">
          <table:table-cell office:value-type="float" office:value="0.395366" calcext:value-type="float">
            <text:p>0.395366</text:p>
          </table:table-cell>
          <table:table-cell table:formula="of:=([.A78]-[.A77])/[.$H$3]" office:value-type="float" office:value="0.751000000000002" calcext:value-type="float">
            <text:p>0.751000000000002</text:p>
          </table:table-cell>
          <table:table-cell table:formula="of:=([.B78]-[.B77])/[.$H$3]" office:value-type="float" office:value="10.9999999999832" calcext:value-type="float">
            <text:p>10.9999999999832</text:p>
          </table:table-cell>
          <table:table-cell table:formula="of:=MAX(MIN([.C78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96128" calcext:value-type="float">
            <text:p>0.396128</text:p>
          </table:table-cell>
          <table:table-cell table:formula="of:=([.A79]-[.A78])/[.$H$3]" office:value-type="float" office:value="0.761999999999985" calcext:value-type="float">
            <text:p>0.761999999999985</text:p>
          </table:table-cell>
          <table:table-cell table:formula="of:=([.B79]-[.B78])/[.$H$3]" office:value-type="float" office:value="10.9999999999832" calcext:value-type="float">
            <text:p>10.9999999999832</text:p>
          </table:table-cell>
          <table:table-cell table:formula="of:=MAX(MIN([.C79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96902" calcext:value-type="float">
            <text:p>0.396902</text:p>
          </table:table-cell>
          <table:table-cell table:formula="of:=([.A80]-[.A79])/[.$H$3]" office:value-type="float" office:value="0.773999999999997" calcext:value-type="float">
            <text:p>0.773999999999997</text:p>
          </table:table-cell>
          <table:table-cell table:formula="of:=([.B80]-[.B79])/[.$H$3]" office:value-type="float" office:value="12.000000000012" calcext:value-type="float">
            <text:p>12.000000000012</text:p>
          </table:table-cell>
          <table:table-cell table:formula="of:=MAX(MIN([.C80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397687" calcext:value-type="float">
            <text:p>0.397687</text:p>
          </table:table-cell>
          <table:table-cell table:formula="of:=([.A81]-[.A80])/[.$H$3]" office:value-type="float" office:value="0.78499999999998" calcext:value-type="float">
            <text:p>0.78499999999998</text:p>
          </table:table-cell>
          <table:table-cell table:formula="of:=([.B81]-[.B80])/[.$H$3]" office:value-type="float" office:value="10.9999999999832" calcext:value-type="float">
            <text:p>10.9999999999832</text:p>
          </table:table-cell>
          <table:table-cell table:formula="of:=MAX(MIN([.C81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398485" calcext:value-type="float">
            <text:p>0.398485</text:p>
          </table:table-cell>
          <table:table-cell table:formula="of:=([.A82]-[.A81])/[.$H$3]" office:value-type="float" office:value="0.798000000000021" calcext:value-type="float">
            <text:p>0.798000000000021</text:p>
          </table:table-cell>
          <table:table-cell table:formula="of:=([.B82]-[.B81])/[.$H$3]" office:value-type="float" office:value="13.0000000000408" calcext:value-type="float">
            <text:p>13.0000000000408</text:p>
          </table:table-cell>
          <table:table-cell table:formula="of:=MAX(MIN([.C82];16);-16)" office:value-type="float" office:value="13.0000000000408" calcext:value-type="float">
            <text:p>13.0000000000408</text:p>
          </table:table-cell>
          <table:table-cell table:number-columns-repeated="4"/>
        </table:table-row>
        <table:table-row table:style-name="ro1">
          <table:table-cell office:value-type="float" office:value="0.399293" calcext:value-type="float">
            <text:p>0.399293</text:p>
          </table:table-cell>
          <table:table-cell table:formula="of:=([.A83]-[.A82])/[.$H$3]" office:value-type="float" office:value="0.808000000000031" calcext:value-type="float">
            <text:p>0.808000000000031</text:p>
          </table:table-cell>
          <table:table-cell table:formula="of:=([.B83]-[.B82])/[.$H$3]" office:value-type="float" office:value="10.00000000001" calcext:value-type="float">
            <text:p>10.00000000001</text:p>
          </table:table-cell>
          <table:table-cell table:formula="of:=MAX(MIN([.C83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400113" calcext:value-type="float">
            <text:p>0.400113</text:p>
          </table:table-cell>
          <table:table-cell table:formula="of:=([.A84]-[.A83])/[.$H$3]" office:value-type="float" office:value="0.819999999999987" calcext:value-type="float">
            <text:p>0.819999999999987</text:p>
          </table:table-cell>
          <table:table-cell table:formula="of:=([.B84]-[.B83])/[.$H$3]" office:value-type="float" office:value="11.9999999999565" calcext:value-type="float">
            <text:p>11.9999999999565</text:p>
          </table:table-cell>
          <table:table-cell table:formula="of:=MAX(MIN([.C84];16);-16)" office:value-type="float" office:value="11.9999999999565" calcext:value-type="float">
            <text:p>11.9999999999565</text:p>
          </table:table-cell>
          <table:table-cell table:number-columns-repeated="4"/>
        </table:table-row>
        <table:table-row table:style-name="ro1">
          <table:table-cell office:value-type="float" office:value="0.400945" calcext:value-type="float">
            <text:p>0.400945</text:p>
          </table:table-cell>
          <table:table-cell table:formula="of:=([.A85]-[.A84])/[.$H$3]" office:value-type="float" office:value="0.831999999999999" calcext:value-type="float">
            <text:p>0.831999999999999</text:p>
          </table:table-cell>
          <table:table-cell table:formula="of:=([.B85]-[.B84])/[.$H$3]" office:value-type="float" office:value="12.000000000012" calcext:value-type="float">
            <text:p>12.000000000012</text:p>
          </table:table-cell>
          <table:table-cell table:formula="of:=MAX(MIN([.C85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401788" calcext:value-type="float">
            <text:p>0.401788</text:p>
          </table:table-cell>
          <table:table-cell table:formula="of:=([.A86]-[.A85])/[.$H$3]" office:value-type="float" office:value="0.842999999999983" calcext:value-type="float">
            <text:p>0.842999999999983</text:p>
          </table:table-cell>
          <table:table-cell table:formula="of:=([.B86]-[.B85])/[.$H$3]" office:value-type="float" office:value="10.9999999999832" calcext:value-type="float">
            <text:p>10.9999999999832</text:p>
          </table:table-cell>
          <table:table-cell table:formula="of:=MAX(MIN([.C86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402642" calcext:value-type="float">
            <text:p>0.402642</text:p>
          </table:table-cell>
          <table:table-cell table:formula="of:=([.A87]-[.A86])/[.$H$3]" office:value-type="float" office:value="0.854000000000021" calcext:value-type="float">
            <text:p>0.854000000000021</text:p>
          </table:table-cell>
          <table:table-cell table:formula="of:=([.B87]-[.B86])/[.$H$3]" office:value-type="float" office:value="11.0000000000388" calcext:value-type="float">
            <text:p>11.0000000000388</text:p>
          </table:table-cell>
          <table:table-cell table:formula="of:=MAX(MIN([.C87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403508" calcext:value-type="float">
            <text:p>0.403508</text:p>
          </table:table-cell>
          <table:table-cell table:formula="of:=([.A88]-[.A87])/[.$H$3]" office:value-type="float" office:value="0.865999999999978" calcext:value-type="float">
            <text:p>0.865999999999978</text:p>
          </table:table-cell>
          <table:table-cell table:formula="of:=([.B88]-[.B87])/[.$H$3]" office:value-type="float" office:value="11.9999999999565" calcext:value-type="float">
            <text:p>11.9999999999565</text:p>
          </table:table-cell>
          <table:table-cell table:formula="of:=MAX(MIN([.C88];16);-16)" office:value-type="float" office:value="11.9999999999565" calcext:value-type="float">
            <text:p>11.9999999999565</text:p>
          </table:table-cell>
          <table:table-cell table:number-columns-repeated="4"/>
        </table:table-row>
        <table:table-row table:style-name="ro1">
          <table:table-cell office:value-type="float" office:value="0.404385" calcext:value-type="float">
            <text:p>0.404385</text:p>
          </table:table-cell>
          <table:table-cell table:formula="of:=([.A89]-[.A88])/[.$H$3]" office:value-type="float" office:value="0.877000000000017" calcext:value-type="float">
            <text:p>0.877000000000017</text:p>
          </table:table-cell>
          <table:table-cell table:formula="of:=([.B89]-[.B88])/[.$H$3]" office:value-type="float" office:value="11.0000000000388" calcext:value-type="float">
            <text:p>11.0000000000388</text:p>
          </table:table-cell>
          <table:table-cell table:formula="of:=MAX(MIN([.C89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405274" calcext:value-type="float">
            <text:p>0.405274</text:p>
          </table:table-cell>
          <table:table-cell table:formula="of:=([.A90]-[.A89])/[.$H$3]" office:value-type="float" office:value="0.888999999999973" calcext:value-type="float">
            <text:p>0.888999999999973</text:p>
          </table:table-cell>
          <table:table-cell table:formula="of:=([.B90]-[.B89])/[.$H$3]" office:value-type="float" office:value="11.9999999999565" calcext:value-type="float">
            <text:p>11.9999999999565</text:p>
          </table:table-cell>
          <table:table-cell table:formula="of:=MAX(MIN([.C90];16);-16)" office:value-type="float" office:value="11.9999999999565" calcext:value-type="float">
            <text:p>11.9999999999565</text:p>
          </table:table-cell>
          <table:table-cell table:number-columns-repeated="4"/>
        </table:table-row>
        <table:table-row table:style-name="ro1">
          <table:table-cell office:value-type="float" office:value="0.406174" calcext:value-type="float">
            <text:p>0.406174</text:p>
          </table:table-cell>
          <table:table-cell table:formula="of:=([.A91]-[.A90])/[.$H$3]" office:value-type="float" office:value="0.900000000000012" calcext:value-type="float">
            <text:p>0.900000000000012</text:p>
          </table:table-cell>
          <table:table-cell table:formula="of:=([.B91]-[.B90])/[.$H$3]" office:value-type="float" office:value="11.0000000000388" calcext:value-type="float">
            <text:p>11.0000000000388</text:p>
          </table:table-cell>
          <table:table-cell table:formula="of:=MAX(MIN([.C91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407085" calcext:value-type="float">
            <text:p>0.407085</text:p>
          </table:table-cell>
          <table:table-cell table:formula="of:=([.A92]-[.A91])/[.$H$3]" office:value-type="float" office:value="0.910999999999995" calcext:value-type="float">
            <text:p>0.910999999999995</text:p>
          </table:table-cell>
          <table:table-cell table:formula="of:=([.B92]-[.B91])/[.$H$3]" office:value-type="float" office:value="10.9999999999832" calcext:value-type="float">
            <text:p>10.9999999999832</text:p>
          </table:table-cell>
          <table:table-cell table:formula="of:=MAX(MIN([.C92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408007" calcext:value-type="float">
            <text:p>0.408007</text:p>
          </table:table-cell>
          <table:table-cell table:formula="of:=([.A93]-[.A92])/[.$H$3]" office:value-type="float" office:value="0.922000000000034" calcext:value-type="float">
            <text:p>0.922000000000034</text:p>
          </table:table-cell>
          <table:table-cell table:formula="of:=([.B93]-[.B92])/[.$H$3]" office:value-type="float" office:value="11.0000000000388" calcext:value-type="float">
            <text:p>11.0000000000388</text:p>
          </table:table-cell>
          <table:table-cell table:formula="of:=MAX(MIN([.C93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408941" calcext:value-type="float">
            <text:p>0.408941</text:p>
          </table:table-cell>
          <table:table-cell table:formula="of:=([.A94]-[.A93])/[.$H$3]" office:value-type="float" office:value="0.93399999999999" calcext:value-type="float">
            <text:p>0.93399999999999</text:p>
          </table:table-cell>
          <table:table-cell table:formula="of:=([.B94]-[.B93])/[.$H$3]" office:value-type="float" office:value="11.9999999999565" calcext:value-type="float">
            <text:p>11.9999999999565</text:p>
          </table:table-cell>
          <table:table-cell table:formula="of:=MAX(MIN([.C94];16);-16)" office:value-type="float" office:value="11.9999999999565" calcext:value-type="float">
            <text:p>11.9999999999565</text:p>
          </table:table-cell>
          <table:table-cell table:number-columns-repeated="4"/>
        </table:table-row>
        <table:table-row table:style-name="ro1">
          <table:table-cell office:value-type="float" office:value="0.409886" calcext:value-type="float">
            <text:p>0.409886</text:p>
          </table:table-cell>
          <table:table-cell table:formula="of:=([.A95]-[.A94])/[.$H$3]" office:value-type="float" office:value="0.944999999999974" calcext:value-type="float">
            <text:p>0.944999999999974</text:p>
          </table:table-cell>
          <table:table-cell table:formula="of:=([.B95]-[.B94])/[.$H$3]" office:value-type="float" office:value="10.9999999999832" calcext:value-type="float">
            <text:p>10.9999999999832</text:p>
          </table:table-cell>
          <table:table-cell table:formula="of:=MAX(MIN([.C95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410843" calcext:value-type="float">
            <text:p>0.410843</text:p>
          </table:table-cell>
          <table:table-cell table:formula="of:=([.A96]-[.A95])/[.$H$3]" office:value-type="float" office:value="0.956999999999986" calcext:value-type="float">
            <text:p>0.956999999999986</text:p>
          </table:table-cell>
          <table:table-cell table:formula="of:=([.B96]-[.B95])/[.$H$3]" office:value-type="float" office:value="12.000000000012" calcext:value-type="float">
            <text:p>12.000000000012</text:p>
          </table:table-cell>
          <table:table-cell table:formula="of:=MAX(MIN([.C96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41181" calcext:value-type="float">
            <text:p>0.41181</text:p>
          </table:table-cell>
          <table:table-cell table:formula="of:=([.A97]-[.A96])/[.$H$3]" office:value-type="float" office:value="0.967000000000051" calcext:value-type="float">
            <text:p>0.967000000000051</text:p>
          </table:table-cell>
          <table:table-cell table:formula="of:=([.B97]-[.B96])/[.$H$3]" office:value-type="float" office:value="10.0000000000655" calcext:value-type="float">
            <text:p>10.0000000000655</text:p>
          </table:table-cell>
          <table:table-cell table:formula="of:=MAX(MIN([.C9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0.412789" calcext:value-type="float">
            <text:p>0.412789</text:p>
          </table:table-cell>
          <table:table-cell table:formula="of:=([.A98]-[.A97])/[.$H$3]" office:value-type="float" office:value="0.978999999999952" calcext:value-type="float">
            <text:p>0.978999999999952</text:p>
          </table:table-cell>
          <table:table-cell table:formula="of:=([.B98]-[.B97])/[.$H$3]" office:value-type="float" office:value="11.999999999901" calcext:value-type="float">
            <text:p>11.999999999901</text:p>
          </table:table-cell>
          <table:table-cell table:formula="of:=MAX(MIN([.C98];16);-16)" office:value-type="float" office:value="11.999999999901" calcext:value-type="float">
            <text:p>11.999999999901</text:p>
          </table:table-cell>
          <table:table-cell table:number-columns-repeated="4"/>
        </table:table-row>
        <table:table-row table:style-name="ro1">
          <table:table-cell office:value-type="float" office:value="0.413779" calcext:value-type="float">
            <text:p>0.413779</text:p>
          </table:table-cell>
          <table:table-cell table:formula="of:=([.A99]-[.A98])/[.$H$3]" office:value-type="float" office:value="0.990000000000046" calcext:value-type="float">
            <text:p>0.990000000000046</text:p>
          </table:table-cell>
          <table:table-cell table:formula="of:=([.B99]-[.B98])/[.$H$3]" office:value-type="float" office:value="11.0000000000943" calcext:value-type="float">
            <text:p>11.0000000000943</text:p>
          </table:table-cell>
          <table:table-cell table:formula="of:=MAX(MIN([.C99];16);-16)" office:value-type="float" office:value="11.0000000000943" calcext:value-type="float">
            <text:p>11.0000000000943</text:p>
          </table:table-cell>
          <table:table-cell table:number-columns-repeated="4"/>
        </table:table-row>
        <table:table-row table:style-name="ro1">
          <table:table-cell office:value-type="float" office:value="0.41478" calcext:value-type="float">
            <text:p>0.41478</text:p>
          </table:table-cell>
          <table:table-cell table:formula="of:=([.A100]-[.A99])/[.$H$3]" office:value-type="float" office:value="1.00100000000003" calcext:value-type="float">
            <text:p>1.00100000000003</text:p>
          </table:table-cell>
          <table:table-cell table:formula="of:=([.B100]-[.B99])/[.$H$3]" office:value-type="float" office:value="10.9999999999832" calcext:value-type="float">
            <text:p>10.9999999999832</text:p>
          </table:table-cell>
          <table:table-cell table:formula="of:=MAX(MIN([.C100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415792" calcext:value-type="float">
            <text:p>0.415792</text:p>
          </table:table-cell>
          <table:table-cell table:formula="of:=([.A101]-[.A100])/[.$H$3]" office:value-type="float" office:value="1.01199999999996" calcext:value-type="float">
            <text:p>1.01199999999996</text:p>
          </table:table-cell>
          <table:table-cell table:formula="of:=([.B101]-[.B100])/[.$H$3]" office:value-type="float" office:value="10.9999999999277" calcext:value-type="float">
            <text:p>10.9999999999277</text:p>
          </table:table-cell>
          <table:table-cell table:formula="of:=MAX(MIN([.C101];16);-16)" office:value-type="float" office:value="10.9999999999277" calcext:value-type="float">
            <text:p>10.9999999999277</text:p>
          </table:table-cell>
          <table:table-cell table:number-columns-repeated="4"/>
        </table:table-row>
        <table:table-row table:style-name="ro1">
          <table:table-cell office:value-type="float" office:value="0.416816" calcext:value-type="float">
            <text:p>0.416816</text:p>
          </table:table-cell>
          <table:table-cell table:formula="of:=([.A102]-[.A101])/[.$H$3]" office:value-type="float" office:value="1.02399999999997" calcext:value-type="float">
            <text:p>1.02399999999997</text:p>
          </table:table-cell>
          <table:table-cell table:formula="of:=([.B102]-[.B101])/[.$H$3]" office:value-type="float" office:value="12.000000000012" calcext:value-type="float">
            <text:p>12.000000000012</text:p>
          </table:table-cell>
          <table:table-cell table:formula="of:=MAX(MIN([.C102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41785" calcext:value-type="float">
            <text:p>0.41785</text:p>
          </table:table-cell>
          <table:table-cell table:formula="of:=([.A103]-[.A102])/[.$H$3]" office:value-type="float" office:value="1.03400000000009" calcext:value-type="float">
            <text:p>1.03400000000009</text:p>
          </table:table-cell>
          <table:table-cell table:formula="of:=([.B103]-[.B102])/[.$H$3]" office:value-type="float" office:value="10.000000000121" calcext:value-type="float">
            <text:p>10.000000000121</text:p>
          </table:table-cell>
          <table:table-cell table:formula="of:=MAX(MIN([.C103];16);-16)" office:value-type="float" office:value="10.000000000121" calcext:value-type="float">
            <text:p>10.000000000121</text:p>
          </table:table-cell>
          <table:table-cell table:number-columns-repeated="4"/>
        </table:table-row>
        <table:table-row table:style-name="ro1">
          <table:table-cell office:value-type="float" office:value="0.418896" calcext:value-type="float">
            <text:p>0.418896</text:p>
          </table:table-cell>
          <table:table-cell table:formula="of:=([.A104]-[.A103])/[.$H$3]" office:value-type="float" office:value="1.04599999999994" calcext:value-type="float">
            <text:p>1.04599999999994</text:p>
          </table:table-cell>
          <table:table-cell table:formula="of:=([.B104]-[.B103])/[.$H$3]" office:value-type="float" office:value="11.9999999998455" calcext:value-type="float">
            <text:p>11.9999999998455</text:p>
          </table:table-cell>
          <table:table-cell table:formula="of:=MAX(MIN([.C104];16);-16)" office:value-type="float" office:value="11.9999999998455" calcext:value-type="float">
            <text:p>11.9999999998455</text:p>
          </table:table-cell>
          <table:table-cell table:number-columns-repeated="4"/>
        </table:table-row>
        <table:table-row table:style-name="ro1">
          <table:table-cell office:value-type="float" office:value="0.419952" calcext:value-type="float">
            <text:p>0.419952</text:p>
          </table:table-cell>
          <table:table-cell table:formula="of:=([.A105]-[.A104])/[.$H$3]" office:value-type="float" office:value="1.056" calcext:value-type="float">
            <text:p>1.056</text:p>
          </table:table-cell>
          <table:table-cell table:formula="of:=([.B105]-[.B104])/[.$H$3]" office:value-type="float" office:value="10.0000000000655" calcext:value-type="float">
            <text:p>10.0000000000655</text:p>
          </table:table-cell>
          <table:table-cell table:formula="of:=MAX(MIN([.C105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0.42102" calcext:value-type="float">
            <text:p>0.42102</text:p>
          </table:table-cell>
          <table:table-cell table:formula="of:=([.A106]-[.A105])/[.$H$3]" office:value-type="float" office:value="1.06800000000007" calcext:value-type="float">
            <text:p>1.06800000000007</text:p>
          </table:table-cell>
          <table:table-cell table:formula="of:=([.B106]-[.B105])/[.$H$3]" office:value-type="float" office:value="12.0000000000675" calcext:value-type="float">
            <text:p>12.0000000000675</text:p>
          </table:table-cell>
          <table:table-cell table:formula="of:=MAX(MIN([.C106];16);-16)" office:value-type="float" office:value="12.0000000000675" calcext:value-type="float">
            <text:p>12.0000000000675</text:p>
          </table:table-cell>
          <table:table-cell table:number-columns-repeated="4"/>
        </table:table-row>
        <table:table-row table:style-name="ro1">
          <table:table-cell office:value-type="float" office:value="0.422098" calcext:value-type="float">
            <text:p>0.422098</text:p>
          </table:table-cell>
          <table:table-cell table:formula="of:=([.A107]-[.A106])/[.$H$3]" office:value-type="float" office:value="1.07799999999991" calcext:value-type="float">
            <text:p>1.07799999999991</text:p>
          </table:table-cell>
          <table:table-cell table:formula="of:=([.B107]-[.B106])/[.$H$3]" office:value-type="float" office:value="9.99999999984347" calcext:value-type="float">
            <text:p>9.99999999984347</text:p>
          </table:table-cell>
          <table:table-cell table:formula="of:=MAX(MIN([.C107];16);-16)" office:value-type="float" office:value="9.99999999984347" calcext:value-type="float">
            <text:p>9.99999999984347</text:p>
          </table:table-cell>
          <table:table-cell table:number-columns-repeated="4"/>
        </table:table-row>
        <table:table-row table:style-name="ro1">
          <table:table-cell office:value-type="float" office:value="0.423188" calcext:value-type="float">
            <text:p>0.423188</text:p>
          </table:table-cell>
          <table:table-cell table:formula="of:=([.A108]-[.A107])/[.$H$3]" office:value-type="float" office:value="1.09000000000004" calcext:value-type="float">
            <text:p>1.09000000000004</text:p>
          </table:table-cell>
          <table:table-cell table:formula="of:=([.B108]-[.B107])/[.$H$3]" office:value-type="float" office:value="12.000000000123" calcext:value-type="float">
            <text:p>12.000000000123</text:p>
          </table:table-cell>
          <table:table-cell table:formula="of:=MAX(MIN([.C108];16);-16)" office:value-type="float" office:value="12.000000000123" calcext:value-type="float">
            <text:p>12.000000000123</text:p>
          </table:table-cell>
          <table:table-cell table:number-columns-repeated="4"/>
        </table:table-row>
        <table:table-row table:style-name="ro1">
          <table:table-cell office:value-type="float" office:value="0.424289" calcext:value-type="float">
            <text:p>0.424289</text:p>
          </table:table-cell>
          <table:table-cell table:formula="of:=([.A109]-[.A108])/[.$H$3]" office:value-type="float" office:value="1.10099999999996" calcext:value-type="float">
            <text:p>1.10099999999996</text:p>
          </table:table-cell>
          <table:table-cell table:formula="of:=([.B109]-[.B108])/[.$H$3]" office:value-type="float" office:value="10.9999999999277" calcext:value-type="float">
            <text:p>10.9999999999277</text:p>
          </table:table-cell>
          <table:table-cell table:formula="of:=MAX(MIN([.C109];16);-16)" office:value-type="float" office:value="10.9999999999277" calcext:value-type="float">
            <text:p>10.9999999999277</text:p>
          </table:table-cell>
          <table:table-cell table:number-columns-repeated="4"/>
        </table:table-row>
        <table:table-row table:style-name="ro1">
          <table:table-cell office:value-type="float" office:value="0.4254" calcext:value-type="float">
            <text:p>0.4254</text:p>
          </table:table-cell>
          <table:table-cell table:formula="of:=([.A110]-[.A109])/[.$H$3]" office:value-type="float" office:value="1.11100000000003" calcext:value-type="float">
            <text:p>1.11100000000003</text:p>
          </table:table-cell>
          <table:table-cell table:formula="of:=([.B110]-[.B109])/[.$H$3]" office:value-type="float" office:value="10.0000000000655" calcext:value-type="float">
            <text:p>10.0000000000655</text:p>
          </table:table-cell>
          <table:table-cell table:formula="of:=MAX(MIN([.C110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0.426522" calcext:value-type="float">
            <text:p>0.426522</text:p>
          </table:table-cell>
          <table:table-cell table:formula="of:=([.A111]-[.A110])/[.$H$3]" office:value-type="float" office:value="1.12199999999996" calcext:value-type="float">
            <text:p>1.12199999999996</text:p>
          </table:table-cell>
          <table:table-cell table:formula="of:=([.B111]-[.B110])/[.$H$3]" office:value-type="float" office:value="10.9999999999277" calcext:value-type="float">
            <text:p>10.9999999999277</text:p>
          </table:table-cell>
          <table:table-cell table:formula="of:=MAX(MIN([.C111];16);-16)" office:value-type="float" office:value="10.9999999999277" calcext:value-type="float">
            <text:p>10.9999999999277</text:p>
          </table:table-cell>
          <table:table-cell table:number-columns-repeated="4"/>
        </table:table-row>
        <table:table-row table:style-name="ro1">
          <table:table-cell office:value-type="float" office:value="0.427656" calcext:value-type="float">
            <text:p>0.427656</text:p>
          </table:table-cell>
          <table:table-cell table:formula="of:=([.A112]-[.A111])/[.$H$3]" office:value-type="float" office:value="1.13400000000002" calcext:value-type="float">
            <text:p>1.13400000000002</text:p>
          </table:table-cell>
          <table:table-cell table:formula="of:=([.B112]-[.B111])/[.$H$3]" office:value-type="float" office:value="12.0000000000675" calcext:value-type="float">
            <text:p>12.0000000000675</text:p>
          </table:table-cell>
          <table:table-cell table:formula="of:=MAX(MIN([.C112];16);-16)" office:value-type="float" office:value="12.0000000000675" calcext:value-type="float">
            <text:p>12.0000000000675</text:p>
          </table:table-cell>
          <table:table-cell table:number-columns-repeated="4"/>
        </table:table-row>
        <table:table-row table:style-name="ro1">
          <table:table-cell office:value-type="float" office:value="0.4288" calcext:value-type="float">
            <text:p>0.4288</text:p>
          </table:table-cell>
          <table:table-cell table:formula="of:=([.A113]-[.A112])/[.$H$3]" office:value-type="float" office:value="1.14400000000003" calcext:value-type="float">
            <text:p>1.14400000000003</text:p>
          </table:table-cell>
          <table:table-cell table:formula="of:=([.B113]-[.B112])/[.$H$3]" office:value-type="float" office:value="10.00000000001" calcext:value-type="float">
            <text:p>10.00000000001</text:p>
          </table:table-cell>
          <table:table-cell table:formula="of:=MAX(MIN([.C113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429955" calcext:value-type="float">
            <text:p>0.429955</text:p>
          </table:table-cell>
          <table:table-cell table:formula="of:=([.A114]-[.A113])/[.$H$3]" office:value-type="float" office:value="1.15499999999996" calcext:value-type="float">
            <text:p>1.15499999999996</text:p>
          </table:table-cell>
          <table:table-cell table:formula="of:=([.B114]-[.B113])/[.$H$3]" office:value-type="float" office:value="10.9999999999277" calcext:value-type="float">
            <text:p>10.9999999999277</text:p>
          </table:table-cell>
          <table:table-cell table:formula="of:=MAX(MIN([.C114];16);-16)" office:value-type="float" office:value="10.9999999999277" calcext:value-type="float">
            <text:p>10.9999999999277</text:p>
          </table:table-cell>
          <table:table-cell table:number-columns-repeated="4"/>
        </table:table-row>
        <table:table-row table:style-name="ro1">
          <table:table-cell office:value-type="float" office:value="0.43112" calcext:value-type="float">
            <text:p>0.43112</text:p>
          </table:table-cell>
          <table:table-cell table:formula="of:=([.A115]-[.A114])/[.$H$3]" office:value-type="float" office:value="1.16500000000008" calcext:value-type="float">
            <text:p>1.16500000000008</text:p>
          </table:table-cell>
          <table:table-cell table:formula="of:=([.B115]-[.B114])/[.$H$3]" office:value-type="float" office:value="10.000000000121" calcext:value-type="float">
            <text:p>10.000000000121</text:p>
          </table:table-cell>
          <table:table-cell table:formula="of:=MAX(MIN([.C115];16);-16)" office:value-type="float" office:value="10.000000000121" calcext:value-type="float">
            <text:p>10.000000000121</text:p>
          </table:table-cell>
          <table:table-cell table:number-columns-repeated="4"/>
        </table:table-row>
        <table:table-row table:style-name="ro1">
          <table:table-cell office:value-type="float" office:value="0.432297" calcext:value-type="float">
            <text:p>0.432297</text:p>
          </table:table-cell>
          <table:table-cell table:formula="of:=([.A116]-[.A115])/[.$H$3]" office:value-type="float" office:value="1.17699999999993" calcext:value-type="float">
            <text:p>1.17699999999993</text:p>
          </table:table-cell>
          <table:table-cell table:formula="of:=([.B116]-[.B115])/[.$H$3]" office:value-type="float" office:value="11.9999999998455" calcext:value-type="float">
            <text:p>11.9999999998455</text:p>
          </table:table-cell>
          <table:table-cell table:formula="of:=MAX(MIN([.C116];16);-16)" office:value-type="float" office:value="11.9999999998455" calcext:value-type="float">
            <text:p>11.9999999998455</text:p>
          </table:table-cell>
          <table:table-cell table:number-columns-repeated="4"/>
        </table:table-row>
        <table:table-row table:style-name="ro1">
          <table:table-cell office:value-type="float" office:value="0.433484" calcext:value-type="float">
            <text:p>0.433484</text:p>
          </table:table-cell>
          <table:table-cell table:formula="of:=([.A117]-[.A116])/[.$H$3]" office:value-type="float" office:value="1.18699999999999" calcext:value-type="float">
            <text:p>1.18699999999999</text:p>
          </table:table-cell>
          <table:table-cell table:formula="of:=([.B117]-[.B116])/[.$H$3]" office:value-type="float" office:value="10.0000000000655" calcext:value-type="float">
            <text:p>10.0000000000655</text:p>
          </table:table-cell>
          <table:table-cell table:formula="of:=MAX(MIN([.C117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0.434682" calcext:value-type="float">
            <text:p>0.434682</text:p>
          </table:table-cell>
          <table:table-cell table:formula="of:=([.A118]-[.A117])/[.$H$3]" office:value-type="float" office:value="1.19799999999998" calcext:value-type="float">
            <text:p>1.19799999999998</text:p>
          </table:table-cell>
          <table:table-cell table:formula="of:=([.B118]-[.B117])/[.$H$3]" office:value-type="float" office:value="10.9999999999832" calcext:value-type="float">
            <text:p>10.9999999999832</text:p>
          </table:table-cell>
          <table:table-cell table:formula="of:=MAX(MIN([.C118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435891" calcext:value-type="float">
            <text:p>0.435891</text:p>
          </table:table-cell>
          <table:table-cell table:formula="of:=([.A119]-[.A118])/[.$H$3]" office:value-type="float" office:value="1.20900000000002" calcext:value-type="float">
            <text:p>1.20900000000002</text:p>
          </table:table-cell>
          <table:table-cell table:formula="of:=([.B119]-[.B118])/[.$H$3]" office:value-type="float" office:value="11.0000000000388" calcext:value-type="float">
            <text:p>11.0000000000388</text:p>
          </table:table-cell>
          <table:table-cell table:formula="of:=MAX(MIN([.C119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437111" calcext:value-type="float">
            <text:p>0.437111</text:p>
          </table:table-cell>
          <table:table-cell table:formula="of:=([.A120]-[.A119])/[.$H$3]" office:value-type="float" office:value="1.22" calcext:value-type="float">
            <text:p>1.22</text:p>
          </table:table-cell>
          <table:table-cell table:formula="of:=([.B120]-[.B119])/[.$H$3]" office:value-type="float" office:value="10.9999999999832" calcext:value-type="float">
            <text:p>10.9999999999832</text:p>
          </table:table-cell>
          <table:table-cell table:formula="of:=MAX(MIN([.C120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438341" calcext:value-type="float">
            <text:p>0.438341</text:p>
          </table:table-cell>
          <table:table-cell table:formula="of:=([.A121]-[.A120])/[.$H$3]" office:value-type="float" office:value="1.23000000000001" calcext:value-type="float">
            <text:p>1.23000000000001</text:p>
          </table:table-cell>
          <table:table-cell table:formula="of:=([.B121]-[.B120])/[.$H$3]" office:value-type="float" office:value="10.00000000001" calcext:value-type="float">
            <text:p>10.00000000001</text:p>
          </table:table-cell>
          <table:table-cell table:formula="of:=MAX(MIN([.C121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439582" calcext:value-type="float">
            <text:p>0.439582</text:p>
          </table:table-cell>
          <table:table-cell table:formula="of:=([.A122]-[.A121])/[.$H$3]" office:value-type="float" office:value="1.24099999999999" calcext:value-type="float">
            <text:p>1.24099999999999</text:p>
          </table:table-cell>
          <table:table-cell table:formula="of:=([.B122]-[.B121])/[.$H$3]" office:value-type="float" office:value="10.9999999999832" calcext:value-type="float">
            <text:p>10.9999999999832</text:p>
          </table:table-cell>
          <table:table-cell table:formula="of:=MAX(MIN([.C122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440833" calcext:value-type="float">
            <text:p>0.440833</text:p>
          </table:table-cell>
          <table:table-cell table:formula="of:=([.A123]-[.A122])/[.$H$3]" office:value-type="float" office:value="1.251" calcext:value-type="float">
            <text:p>1.251</text:p>
          </table:table-cell>
          <table:table-cell table:formula="of:=([.B123]-[.B122])/[.$H$3]" office:value-type="float" office:value="10.00000000001" calcext:value-type="float">
            <text:p>10.00000000001</text:p>
          </table:table-cell>
          <table:table-cell table:formula="of:=MAX(MIN([.C123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442095" calcext:value-type="float">
            <text:p>0.442095</text:p>
          </table:table-cell>
          <table:table-cell table:formula="of:=([.A124]-[.A123])/[.$H$3]" office:value-type="float" office:value="1.26199999999999" calcext:value-type="float">
            <text:p>1.26199999999999</text:p>
          </table:table-cell>
          <table:table-cell table:formula="of:=([.B124]-[.B123])/[.$H$3]" office:value-type="float" office:value="10.9999999999832" calcext:value-type="float">
            <text:p>10.9999999999832</text:p>
          </table:table-cell>
          <table:table-cell table:formula="of:=MAX(MIN([.C124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443367" calcext:value-type="float">
            <text:p>0.443367</text:p>
          </table:table-cell>
          <table:table-cell table:formula="of:=([.A125]-[.A124])/[.$H$3]" office:value-type="float" office:value="1.272" calcext:value-type="float">
            <text:p>1.272</text:p>
          </table:table-cell>
          <table:table-cell table:formula="of:=([.B125]-[.B124])/[.$H$3]" office:value-type="float" office:value="10.00000000001" calcext:value-type="float">
            <text:p>10.00000000001</text:p>
          </table:table-cell>
          <table:table-cell table:formula="of:=MAX(MIN([.C125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444651" calcext:value-type="float">
            <text:p>0.444651</text:p>
          </table:table-cell>
          <table:table-cell table:formula="of:=([.A126]-[.A125])/[.$H$3]" office:value-type="float" office:value="1.28400000000001" calcext:value-type="float">
            <text:p>1.28400000000001</text:p>
          </table:table-cell>
          <table:table-cell table:formula="of:=([.B126]-[.B125])/[.$H$3]" office:value-type="float" office:value="12.000000000012" calcext:value-type="float">
            <text:p>12.000000000012</text:p>
          </table:table-cell>
          <table:table-cell table:formula="of:=MAX(MIN([.C126];16);-16)" office:value-type="float" office:value="12.000000000012" calcext:value-type="float">
            <text:p>12.000000000012</text:p>
          </table:table-cell>
          <table:table-cell table:number-columns-repeated="4"/>
        </table:table-row>
        <table:table-row table:style-name="ro1">
          <table:table-cell office:value-type="float" office:value="0.445944" calcext:value-type="float">
            <text:p>0.445944</text:p>
          </table:table-cell>
          <table:table-cell table:formula="of:=([.A127]-[.A126])/[.$H$3]" office:value-type="float" office:value="1.29300000000004" calcext:value-type="float">
            <text:p>1.29300000000004</text:p>
          </table:table-cell>
          <table:table-cell table:formula="of:=([.B127]-[.B126])/[.$H$3]" office:value-type="float" office:value="9.00000000003676" calcext:value-type="float">
            <text:p>9.00000000003676</text:p>
          </table:table-cell>
          <table:table-cell table:formula="of:=MAX(MIN([.C127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447248" calcext:value-type="float">
            <text:p>0.447248</text:p>
          </table:table-cell>
          <table:table-cell table:formula="of:=([.A128]-[.A127])/[.$H$3]" office:value-type="float" office:value="1.30399999999997" calcext:value-type="float">
            <text:p>1.30399999999997</text:p>
          </table:table-cell>
          <table:table-cell table:formula="of:=([.B128]-[.B127])/[.$H$3]" office:value-type="float" office:value="10.9999999999277" calcext:value-type="float">
            <text:p>10.9999999999277</text:p>
          </table:table-cell>
          <table:table-cell table:formula="of:=MAX(MIN([.C128];16);-16)" office:value-type="float" office:value="10.9999999999277" calcext:value-type="float">
            <text:p>10.9999999999277</text:p>
          </table:table-cell>
          <table:table-cell table:number-columns-repeated="4"/>
        </table:table-row>
        <table:table-row table:style-name="ro1">
          <table:table-cell office:value-type="float" office:value="0.448563" calcext:value-type="float">
            <text:p>0.448563</text:p>
          </table:table-cell>
          <table:table-cell table:formula="of:=([.A129]-[.A128])/[.$H$3]" office:value-type="float" office:value="1.31500000000001" calcext:value-type="float">
            <text:p>1.31500000000001</text:p>
          </table:table-cell>
          <table:table-cell table:formula="of:=([.B129]-[.B128])/[.$H$3]" office:value-type="float" office:value="11.0000000000388" calcext:value-type="float">
            <text:p>11.0000000000388</text:p>
          </table:table-cell>
          <table:table-cell table:formula="of:=MAX(MIN([.C129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449888" calcext:value-type="float">
            <text:p>0.449888</text:p>
          </table:table-cell>
          <table:table-cell table:formula="of:=([.A130]-[.A129])/[.$H$3]" office:value-type="float" office:value="1.32499999999997" calcext:value-type="float">
            <text:p>1.32499999999997</text:p>
          </table:table-cell>
          <table:table-cell table:formula="of:=([.B130]-[.B129])/[.$H$3]" office:value-type="float" office:value="9.99999999995449" calcext:value-type="float">
            <text:p>9.99999999995449</text:p>
          </table:table-cell>
          <table:table-cell table:formula="of:=MAX(MIN([.C130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451224" calcext:value-type="float">
            <text:p>0.451224</text:p>
          </table:table-cell>
          <table:table-cell table:formula="of:=([.A131]-[.A130])/[.$H$3]" office:value-type="float" office:value="1.336" calcext:value-type="float">
            <text:p>1.336</text:p>
          </table:table-cell>
          <table:table-cell table:formula="of:=([.B131]-[.B130])/[.$H$3]" office:value-type="float" office:value="11.0000000000388" calcext:value-type="float">
            <text:p>11.0000000000388</text:p>
          </table:table-cell>
          <table:table-cell table:formula="of:=MAX(MIN([.C131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452569" calcext:value-type="float">
            <text:p>0.452569</text:p>
          </table:table-cell>
          <table:table-cell table:formula="of:=([.A132]-[.A131])/[.$H$3]" office:value-type="float" office:value="1.34500000000004" calcext:value-type="float">
            <text:p>1.34500000000004</text:p>
          </table:table-cell>
          <table:table-cell table:formula="of:=([.B132]-[.B131])/[.$H$3]" office:value-type="float" office:value="9.00000000003676" calcext:value-type="float">
            <text:p>9.00000000003676</text:p>
          </table:table-cell>
          <table:table-cell table:formula="of:=MAX(MIN([.C132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453926" calcext:value-type="float">
            <text:p>0.453926</text:p>
          </table:table-cell>
          <table:table-cell table:formula="of:=([.A133]-[.A132])/[.$H$3]" office:value-type="float" office:value="1.357" calcext:value-type="float">
            <text:p>1.357</text:p>
          </table:table-cell>
          <table:table-cell table:formula="of:=([.B133]-[.B132])/[.$H$3]" office:value-type="float" office:value="11.9999999999565" calcext:value-type="float">
            <text:p>11.9999999999565</text:p>
          </table:table-cell>
          <table:table-cell table:formula="of:=MAX(MIN([.C133];16);-16)" office:value-type="float" office:value="11.9999999999565" calcext:value-type="float">
            <text:p>11.9999999999565</text:p>
          </table:table-cell>
          <table:table-cell table:number-columns-repeated="4"/>
        </table:table-row>
        <table:table-row table:style-name="ro1">
          <table:table-cell office:value-type="float" office:value="0.455292" calcext:value-type="float">
            <text:p>0.455292</text:p>
          </table:table-cell>
          <table:table-cell table:formula="of:=([.A134]-[.A133])/[.$H$3]" office:value-type="float" office:value="1.36599999999998" calcext:value-type="float">
            <text:p>1.36599999999998</text:p>
          </table:table-cell>
          <table:table-cell table:formula="of:=([.B134]-[.B133])/[.$H$3]" office:value-type="float" office:value="8.99999999998125" calcext:value-type="float">
            <text:p>8.99999999998125</text:p>
          </table:table-cell>
          <table:table-cell table:formula="of:=MAX(MIN([.C134];16);-16)" office:value-type="float" office:value="8.99999999998125" calcext:value-type="float">
            <text:p>8.99999999998125</text:p>
          </table:table-cell>
          <table:table-cell table:number-columns-repeated="4"/>
        </table:table-row>
        <table:table-row table:style-name="ro1">
          <table:table-cell office:value-type="float" office:value="0.456669" calcext:value-type="float">
            <text:p>0.456669</text:p>
          </table:table-cell>
          <table:table-cell table:formula="of:=([.A135]-[.A134])/[.$H$3]" office:value-type="float" office:value="1.37700000000002" calcext:value-type="float">
            <text:p>1.37700000000002</text:p>
          </table:table-cell>
          <table:table-cell table:formula="of:=([.B135]-[.B134])/[.$H$3]" office:value-type="float" office:value="11.0000000000388" calcext:value-type="float">
            <text:p>11.0000000000388</text:p>
          </table:table-cell>
          <table:table-cell table:formula="of:=MAX(MIN([.C135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458056" calcext:value-type="float">
            <text:p>0.458056</text:p>
          </table:table-cell>
          <table:table-cell table:formula="of:=([.A136]-[.A135])/[.$H$3]" office:value-type="float" office:value="1.38699999999997" calcext:value-type="float">
            <text:p>1.38699999999997</text:p>
          </table:table-cell>
          <table:table-cell table:formula="of:=([.B136]-[.B135])/[.$H$3]" office:value-type="float" office:value="9.99999999995449" calcext:value-type="float">
            <text:p>9.99999999995449</text:p>
          </table:table-cell>
          <table:table-cell table:formula="of:=MAX(MIN([.C136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459454" calcext:value-type="float">
            <text:p>0.459454</text:p>
          </table:table-cell>
          <table:table-cell table:formula="of:=([.A137]-[.A136])/[.$H$3]" office:value-type="float" office:value="1.39800000000001" calcext:value-type="float">
            <text:p>1.39800000000001</text:p>
          </table:table-cell>
          <table:table-cell table:formula="of:=([.B137]-[.B136])/[.$H$3]" office:value-type="float" office:value="11.0000000000388" calcext:value-type="float">
            <text:p>11.0000000000388</text:p>
          </table:table-cell>
          <table:table-cell table:formula="of:=MAX(MIN([.C137];16);-16)" office:value-type="float" office:value="11.0000000000388" calcext:value-type="float">
            <text:p>11.0000000000388</text:p>
          </table:table-cell>
          <table:table-cell table:number-columns-repeated="4"/>
        </table:table-row>
        <table:table-row table:style-name="ro1">
          <table:table-cell office:value-type="float" office:value="0.460862" calcext:value-type="float">
            <text:p>0.460862</text:p>
          </table:table-cell>
          <table:table-cell table:formula="of:=([.A138]-[.A137])/[.$H$3]" office:value-type="float" office:value="1.40800000000002" calcext:value-type="float">
            <text:p>1.40800000000002</text:p>
          </table:table-cell>
          <table:table-cell table:formula="of:=([.B138]-[.B137])/[.$H$3]" office:value-type="float" office:value="10.00000000001" calcext:value-type="float">
            <text:p>10.00000000001</text:p>
          </table:table-cell>
          <table:table-cell table:formula="of:=MAX(MIN([.C138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46228" calcext:value-type="float">
            <text:p>0.46228</text:p>
          </table:table-cell>
          <table:table-cell table:formula="of:=([.A139]-[.A138])/[.$H$3]" office:value-type="float" office:value="1.41800000000003" calcext:value-type="float">
            <text:p>1.41800000000003</text:p>
          </table:table-cell>
          <table:table-cell table:formula="of:=([.B139]-[.B138])/[.$H$3]" office:value-type="float" office:value="10.00000000001" calcext:value-type="float">
            <text:p>10.00000000001</text:p>
          </table:table-cell>
          <table:table-cell table:formula="of:=MAX(MIN([.C139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463708" calcext:value-type="float">
            <text:p>0.463708</text:p>
          </table:table-cell>
          <table:table-cell table:formula="of:=([.A140]-[.A139])/[.$H$3]" office:value-type="float" office:value="1.42799999999993" calcext:value-type="float">
            <text:p>1.42799999999993</text:p>
          </table:table-cell>
          <table:table-cell table:formula="of:=([.B140]-[.B139])/[.$H$3]" office:value-type="float" office:value="9.99999999989898" calcext:value-type="float">
            <text:p>9.99999999989898</text:p>
          </table:table-cell>
          <table:table-cell table:formula="of:=MAX(MIN([.C140];16);-16)" office:value-type="float" office:value="9.99999999989898" calcext:value-type="float">
            <text:p>9.99999999989898</text:p>
          </table:table-cell>
          <table:table-cell table:number-columns-repeated="4"/>
        </table:table-row>
        <table:table-row table:style-name="ro1">
          <table:table-cell office:value-type="float" office:value="0.465146" calcext:value-type="float">
            <text:p>0.465146</text:p>
          </table:table-cell>
          <table:table-cell table:formula="of:=([.A141]-[.A140])/[.$H$3]" office:value-type="float" office:value="1.43800000000005" calcext:value-type="float">
            <text:p>1.43800000000005</text:p>
          </table:table-cell>
          <table:table-cell table:formula="of:=([.B141]-[.B140])/[.$H$3]" office:value-type="float" office:value="10.000000000121" calcext:value-type="float">
            <text:p>10.000000000121</text:p>
          </table:table-cell>
          <table:table-cell table:formula="of:=MAX(MIN([.C141];16);-16)" office:value-type="float" office:value="10.000000000121" calcext:value-type="float">
            <text:p>10.000000000121</text:p>
          </table:table-cell>
          <table:table-cell table:number-columns-repeated="4"/>
        </table:table-row>
        <table:table-row table:style-name="ro1">
          <table:table-cell office:value-type="float" office:value="0.466595" calcext:value-type="float">
            <text:p>0.466595</text:p>
          </table:table-cell>
          <table:table-cell table:formula="of:=([.A142]-[.A141])/[.$H$3]" office:value-type="float" office:value="1.44899999999998" calcext:value-type="float">
            <text:p>1.44899999999998</text:p>
          </table:table-cell>
          <table:table-cell table:formula="of:=([.B142]-[.B141])/[.$H$3]" office:value-type="float" office:value="10.9999999999277" calcext:value-type="float">
            <text:p>10.9999999999277</text:p>
          </table:table-cell>
          <table:table-cell table:formula="of:=MAX(MIN([.C142];16);-16)" office:value-type="float" office:value="10.9999999999277" calcext:value-type="float">
            <text:p>10.9999999999277</text:p>
          </table:table-cell>
          <table:table-cell table:number-columns-repeated="4"/>
        </table:table-row>
        <table:table-row table:style-name="ro1">
          <table:table-cell office:value-type="float" office:value="0.468053" calcext:value-type="float">
            <text:p>0.468053</text:p>
          </table:table-cell>
          <table:table-cell table:formula="of:=([.A143]-[.A142])/[.$H$3]" office:value-type="float" office:value="1.45800000000001" calcext:value-type="float">
            <text:p>1.45800000000001</text:p>
          </table:table-cell>
          <table:table-cell table:formula="of:=([.B143]-[.B142])/[.$H$3]" office:value-type="float" office:value="9.00000000003676" calcext:value-type="float">
            <text:p>9.00000000003676</text:p>
          </table:table-cell>
          <table:table-cell table:formula="of:=MAX(MIN([.C143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469522" calcext:value-type="float">
            <text:p>0.469522</text:p>
          </table:table-cell>
          <table:table-cell table:formula="of:=([.A144]-[.A143])/[.$H$3]" office:value-type="float" office:value="1.469" calcext:value-type="float">
            <text:p>1.469</text:p>
          </table:table-cell>
          <table:table-cell table:formula="of:=([.B144]-[.B143])/[.$H$3]" office:value-type="float" office:value="10.9999999999832" calcext:value-type="float">
            <text:p>10.9999999999832</text:p>
          </table:table-cell>
          <table:table-cell table:formula="of:=MAX(MIN([.C144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471001" calcext:value-type="float">
            <text:p>0.471001</text:p>
          </table:table-cell>
          <table:table-cell table:formula="of:=([.A145]-[.A144])/[.$H$3]" office:value-type="float" office:value="1.47900000000001" calcext:value-type="float">
            <text:p>1.47900000000001</text:p>
          </table:table-cell>
          <table:table-cell table:formula="of:=([.B145]-[.B144])/[.$H$3]" office:value-type="float" office:value="10.00000000001" calcext:value-type="float">
            <text:p>10.00000000001</text:p>
          </table:table-cell>
          <table:table-cell table:formula="of:=MAX(MIN([.C145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47249" calcext:value-type="float">
            <text:p>0.47249</text:p>
          </table:table-cell>
          <table:table-cell table:formula="of:=([.A146]-[.A145])/[.$H$3]" office:value-type="float" office:value="1.48900000000002" calcext:value-type="float">
            <text:p>1.48900000000002</text:p>
          </table:table-cell>
          <table:table-cell table:formula="of:=([.B146]-[.B145])/[.$H$3]" office:value-type="float" office:value="10.00000000001" calcext:value-type="float">
            <text:p>10.00000000001</text:p>
          </table:table-cell>
          <table:table-cell table:formula="of:=MAX(MIN([.C146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473989" calcext:value-type="float">
            <text:p>0.473989</text:p>
          </table:table-cell>
          <table:table-cell table:formula="of:=([.A147]-[.A146])/[.$H$3]" office:value-type="float" office:value="1.49899999999997" calcext:value-type="float">
            <text:p>1.49899999999997</text:p>
          </table:table-cell>
          <table:table-cell table:formula="of:=([.B147]-[.B146])/[.$H$3]" office:value-type="float" office:value="9.99999999995449" calcext:value-type="float">
            <text:p>9.99999999995449</text:p>
          </table:table-cell>
          <table:table-cell table:formula="of:=MAX(MIN([.C147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475497" calcext:value-type="float">
            <text:p>0.475497</text:p>
          </table:table-cell>
          <table:table-cell table:formula="of:=([.A148]-[.A147])/[.$H$3]" office:value-type="float" office:value="1.50800000000001" calcext:value-type="float">
            <text:p>1.50800000000001</text:p>
          </table:table-cell>
          <table:table-cell table:formula="of:=([.B148]-[.B147])/[.$H$3]" office:value-type="float" office:value="9.00000000003676" calcext:value-type="float">
            <text:p>9.00000000003676</text:p>
          </table:table-cell>
          <table:table-cell table:formula="of:=MAX(MIN([.C148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477016" calcext:value-type="float">
            <text:p>0.477016</text:p>
          </table:table-cell>
          <table:table-cell table:formula="of:=([.A149]-[.A148])/[.$H$3]" office:value-type="float" office:value="1.51899999999999" calcext:value-type="float">
            <text:p>1.51899999999999</text:p>
          </table:table-cell>
          <table:table-cell table:formula="of:=([.B149]-[.B148])/[.$H$3]" office:value-type="float" office:value="10.9999999999832" calcext:value-type="float">
            <text:p>10.9999999999832</text:p>
          </table:table-cell>
          <table:table-cell table:formula="of:=MAX(MIN([.C149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478545" calcext:value-type="float">
            <text:p>0.478545</text:p>
          </table:table-cell>
          <table:table-cell table:formula="of:=([.A150]-[.A149])/[.$H$3]" office:value-type="float" office:value="1.529" calcext:value-type="float">
            <text:p>1.529</text:p>
          </table:table-cell>
          <table:table-cell table:formula="of:=([.B150]-[.B149])/[.$H$3]" office:value-type="float" office:value="10.00000000001" calcext:value-type="float">
            <text:p>10.00000000001</text:p>
          </table:table-cell>
          <table:table-cell table:formula="of:=MAX(MIN([.C150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480084" calcext:value-type="float">
            <text:p>0.480084</text:p>
          </table:table-cell>
          <table:table-cell table:formula="of:=([.A151]-[.A150])/[.$H$3]" office:value-type="float" office:value="1.53899999999996" calcext:value-type="float">
            <text:p>1.53899999999996</text:p>
          </table:table-cell>
          <table:table-cell table:formula="of:=([.B151]-[.B150])/[.$H$3]" office:value-type="float" office:value="9.99999999995449" calcext:value-type="float">
            <text:p>9.99999999995449</text:p>
          </table:table-cell>
          <table:table-cell table:formula="of:=MAX(MIN([.C151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481632" calcext:value-type="float">
            <text:p>0.481632</text:p>
          </table:table-cell>
          <table:table-cell table:formula="of:=([.A152]-[.A151])/[.$H$3]" office:value-type="float" office:value="1.54800000000005" calcext:value-type="float">
            <text:p>1.54800000000005</text:p>
          </table:table-cell>
          <table:table-cell table:formula="of:=([.B152]-[.B151])/[.$H$3]" office:value-type="float" office:value="9.00000000009227" calcext:value-type="float">
            <text:p>9.00000000009227</text:p>
          </table:table-cell>
          <table:table-cell table:formula="of:=MAX(MIN([.C152];16);-16)" office:value-type="float" office:value="9.00000000009227" calcext:value-type="float">
            <text:p>9.00000000009227</text:p>
          </table:table-cell>
          <table:table-cell table:number-columns-repeated="4"/>
        </table:table-row>
        <table:table-row table:style-name="ro1">
          <table:table-cell office:value-type="float" office:value="0.483191" calcext:value-type="float">
            <text:p>0.483191</text:p>
          </table:table-cell>
          <table:table-cell table:formula="of:=([.A153]-[.A152])/[.$H$3]" office:value-type="float" office:value="1.55899999999998" calcext:value-type="float">
            <text:p>1.55899999999998</text:p>
          </table:table-cell>
          <table:table-cell table:formula="of:=([.B153]-[.B152])/[.$H$3]" office:value-type="float" office:value="10.9999999999277" calcext:value-type="float">
            <text:p>10.9999999999277</text:p>
          </table:table-cell>
          <table:table-cell table:formula="of:=MAX(MIN([.C153];16);-16)" office:value-type="float" office:value="10.9999999999277" calcext:value-type="float">
            <text:p>10.9999999999277</text:p>
          </table:table-cell>
          <table:table-cell table:number-columns-repeated="4"/>
        </table:table-row>
        <table:table-row table:style-name="ro1">
          <table:table-cell office:value-type="float" office:value="0.484759" calcext:value-type="float">
            <text:p>0.484759</text:p>
          </table:table-cell>
          <table:table-cell table:formula="of:=([.A154]-[.A153])/[.$H$3]" office:value-type="float" office:value="1.56800000000001" calcext:value-type="float">
            <text:p>1.56800000000001</text:p>
          </table:table-cell>
          <table:table-cell table:formula="of:=([.B154]-[.B153])/[.$H$3]" office:value-type="float" office:value="9.00000000003676" calcext:value-type="float">
            <text:p>9.00000000003676</text:p>
          </table:table-cell>
          <table:table-cell table:formula="of:=MAX(MIN([.C154];16);-16)" office:value-type="float" office:value="9.00000000003676" calcext:value-type="float">
            <text:p>9.00000000003676</text:p>
          </table:table-cell>
          <table:table-cell table:number-columns-repeated="4"/>
        </table:table-row>
        <table:table-row table:style-name="ro1">
          <table:table-cell office:value-type="float" office:value="0.486337" calcext:value-type="float">
            <text:p>0.486337</text:p>
          </table:table-cell>
          <table:table-cell table:formula="of:=([.A155]-[.A154])/[.$H$3]" office:value-type="float" office:value="1.57799999999997" calcext:value-type="float">
            <text:p>1.57799999999997</text:p>
          </table:table-cell>
          <table:table-cell table:formula="of:=([.B155]-[.B154])/[.$H$3]" office:value-type="float" office:value="9.99999999995449" calcext:value-type="float">
            <text:p>9.99999999995449</text:p>
          </table:table-cell>
          <table:table-cell table:formula="of:=MAX(MIN([.C155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487925" calcext:value-type="float">
            <text:p>0.487925</text:p>
          </table:table-cell>
          <table:table-cell table:formula="of:=([.A156]-[.A155])/[.$H$3]" office:value-type="float" office:value="1.58800000000003" calcext:value-type="float">
            <text:p>1.58800000000003</text:p>
          </table:table-cell>
          <table:table-cell table:formula="of:=([.B156]-[.B155])/[.$H$3]" office:value-type="float" office:value="10.0000000000655" calcext:value-type="float">
            <text:p>10.0000000000655</text:p>
          </table:table-cell>
          <table:table-cell table:formula="of:=MAX(MIN([.C156];16);-16)" office:value-type="float" office:value="10.0000000000655" calcext:value-type="float">
            <text:p>10.0000000000655</text:p>
          </table:table-cell>
          <table:table-cell table:number-columns-repeated="4"/>
        </table:table-row>
        <table:table-row table:style-name="ro1">
          <table:table-cell office:value-type="float" office:value="0.489523" calcext:value-type="float">
            <text:p>0.489523</text:p>
          </table:table-cell>
          <table:table-cell table:formula="of:=([.A157]-[.A156])/[.$H$3]" office:value-type="float" office:value="1.59799999999999" calcext:value-type="float">
            <text:p>1.59799999999999</text:p>
          </table:table-cell>
          <table:table-cell table:formula="of:=([.B157]-[.B156])/[.$H$3]" office:value-type="float" office:value="9.99999999995449" calcext:value-type="float">
            <text:p>9.99999999995449</text:p>
          </table:table-cell>
          <table:table-cell table:formula="of:=MAX(MIN([.C157];16);-16)" office:value-type="float" office:value="9.99999999995449" calcext:value-type="float">
            <text:p>9.99999999995449</text:p>
          </table:table-cell>
          <table:table-cell table:number-columns-repeated="4"/>
        </table:table-row>
        <table:table-row table:style-name="ro1">
          <table:table-cell office:value-type="float" office:value="0.49113" calcext:value-type="float">
            <text:p>0.49113</text:p>
          </table:table-cell>
          <table:table-cell table:formula="of:=([.A158]-[.A157])/[.$H$3]" office:value-type="float" office:value="1.60700000000008" calcext:value-type="float">
            <text:p>1.60700000000008</text:p>
          </table:table-cell>
          <table:table-cell table:formula="of:=([.B158]-[.B157])/[.$H$3]" office:value-type="float" office:value="9.00000000009227" calcext:value-type="float">
            <text:p>9.00000000009227</text:p>
          </table:table-cell>
          <table:table-cell table:formula="of:=MAX(MIN([.C158];16);-16)" office:value-type="float" office:value="9.00000000009227" calcext:value-type="float">
            <text:p>9.00000000009227</text:p>
          </table:table-cell>
          <table:table-cell table:number-columns-repeated="4"/>
        </table:table-row>
        <table:table-row table:style-name="ro1">
          <table:table-cell office:value-type="float" office:value="0.492748" calcext:value-type="float">
            <text:p>0.492748</text:p>
          </table:table-cell>
          <table:table-cell table:formula="of:=([.A159]-[.A158])/[.$H$3]" office:value-type="float" office:value="1.6179999999999" calcext:value-type="float">
            <text:p>1.6179999999999</text:p>
          </table:table-cell>
          <table:table-cell table:formula="of:=([.B159]-[.B158])/[.$H$3]" office:value-type="float" office:value="10.9999999998167" calcext:value-type="float">
            <text:p>10.9999999998167</text:p>
          </table:table-cell>
          <table:table-cell table:formula="of:=MAX(MIN([.C159];16);-16)" office:value-type="float" office:value="10.9999999998167" calcext:value-type="float">
            <text:p>10.9999999998167</text:p>
          </table:table-cell>
          <table:table-cell table:number-columns-repeated="4"/>
        </table:table-row>
        <table:table-row table:style-name="ro1">
          <table:table-cell office:value-type="float" office:value="0.494374" calcext:value-type="float">
            <text:p>0.494374</text:p>
          </table:table-cell>
          <table:table-cell table:formula="of:=([.A160]-[.A159])/[.$H$3]" office:value-type="float" office:value="1.62600000000002" calcext:value-type="float">
            <text:p>1.62600000000002</text:p>
          </table:table-cell>
          <table:table-cell table:formula="of:=([.B160]-[.B159])/[.$H$3]" office:value-type="float" office:value="8.00000000011902" calcext:value-type="float">
            <text:p>8.00000000011902</text:p>
          </table:table-cell>
          <table:table-cell table:formula="of:=MAX(MIN([.C160];16);-16)" office:value-type="float" office:value="8.00000000011902" calcext:value-type="float">
            <text:p>8.00000000011902</text:p>
          </table:table-cell>
          <table:table-cell table:number-columns-repeated="4"/>
        </table:table-row>
        <table:table-row table:style-name="ro1">
          <table:table-cell office:value-type="float" office:value="0.496011" calcext:value-type="float">
            <text:p>0.496011</text:p>
          </table:table-cell>
          <table:table-cell table:formula="of:=([.A161]-[.A160])/[.$H$3]" office:value-type="float" office:value="1.637" calcext:value-type="float">
            <text:p>1.637</text:p>
          </table:table-cell>
          <table:table-cell table:formula="of:=([.B161]-[.B160])/[.$H$3]" office:value-type="float" office:value="10.9999999999832" calcext:value-type="float">
            <text:p>10.9999999999832</text:p>
          </table:table-cell>
          <table:table-cell table:formula="of:=MAX(MIN([.C161];16);-16)" office:value-type="float" office:value="10.9999999999832" calcext:value-type="float">
            <text:p>10.9999999999832</text:p>
          </table:table-cell>
          <table:table-cell table:number-columns-repeated="4"/>
        </table:table-row>
        <table:table-row table:style-name="ro1">
          <table:table-cell office:value-type="float" office:value="0.497657" calcext:value-type="float">
            <text:p>0.497657</text:p>
          </table:table-cell>
          <table:table-cell table:formula="of:=([.A162]-[.A161])/[.$H$3]" office:value-type="float" office:value="1.64599999999998" calcext:value-type="float">
            <text:p>1.64599999999998</text:p>
          </table:table-cell>
          <table:table-cell table:formula="of:=([.B162]-[.B161])/[.$H$3]" office:value-type="float" office:value="8.99999999998125" calcext:value-type="float">
            <text:p>8.99999999998125</text:p>
          </table:table-cell>
          <table:table-cell table:formula="of:=MAX(MIN([.C162];16);-16)" office:value-type="float" office:value="8.99999999998125" calcext:value-type="float">
            <text:p>8.99999999998125</text:p>
          </table:table-cell>
          <table:table-cell table:number-columns-repeated="4"/>
        </table:table-row>
        <table:table-row table:style-name="ro1">
          <table:table-cell office:value-type="float" office:value="0.499313" calcext:value-type="float">
            <text:p>0.499313</text:p>
          </table:table-cell>
          <table:table-cell table:formula="of:=([.A163]-[.A162])/[.$H$3]" office:value-type="float" office:value="1.65599999999999" calcext:value-type="float">
            <text:p>1.65599999999999</text:p>
          </table:table-cell>
          <table:table-cell table:formula="of:=([.B163]-[.B162])/[.$H$3]" office:value-type="float" office:value="10.00000000001" calcext:value-type="float">
            <text:p>10.00000000001</text:p>
          </table:table-cell>
          <table:table-cell table:formula="of:=MAX(MIN([.C163];16);-16)" office:value-type="float" office:value="10.00000000001" calcext:value-type="float">
            <text:p>10.00000000001</text:p>
          </table:table-cell>
          <table:table-cell table:number-columns-repeated="4"/>
        </table:table-row>
        <table:table-row table:style-name="ro1">
          <table:table-cell office:value-type="float" office:value="0.500973" calcext:value-type="float">
            <text:p>0.500973</text:p>
          </table:table-cell>
          <table:table-cell table:formula="of:=([.A164]-[.A163])/[.$H$3]" office:value-type="float" office:value="1.66000000000005" calcext:value-type="float">
            <text:p>1.66000000000005</text:p>
          </table:table-cell>
          <table:table-cell table:formula="of:=([.B164]-[.B163])/[.$H$3]" office:value-type="float" office:value="4.00000000005951" calcext:value-type="float">
            <text:p>4.00000000005951</text:p>
          </table:table-cell>
          <table:table-cell table:formula="of:=MAX(MIN([.C164];16);-16)" office:value-type="float" office:value="4.00000000005951" calcext:value-type="float">
            <text:p>4.00000000005951</text:p>
          </table:table-cell>
          <table:table-cell table:number-columns-repeated="4"/>
        </table:table-row>
        <table:table-row table:style-name="ro1">
          <table:table-cell office:value-type="float" office:value="0.502632" calcext:value-type="float">
            <text:p>0.502632</text:p>
          </table:table-cell>
          <table:table-cell table:formula="of:=([.A165]-[.A164])/[.$H$3]" office:value-type="float" office:value="1.65899999999997" calcext:value-type="float">
            <text:p>1.65899999999997</text:p>
          </table:table-cell>
          <table:table-cell table:formula="of:=([.B165]-[.B164])/[.$H$3]" office:value-type="float" office:value="-1.00000000008427" calcext:value-type="float">
            <text:p>-1.00000000008427</text:p>
          </table:table-cell>
          <table:table-cell table:formula="of:=MAX(MIN([.C165];16);-16)" office:value-type="float" office:value="-1.00000000008427" calcext:value-type="float">
            <text:p>-1.00000000008427</text:p>
          </table:table-cell>
          <table:table-cell table:number-columns-repeated="4"/>
        </table:table-row>
        <table:table-row table:style-name="ro1">
          <table:table-cell office:value-type="float" office:value="0.504289" calcext:value-type="float">
            <text:p>0.504289</text:p>
          </table:table-cell>
          <table:table-cell table:formula="of:=([.A166]-[.A165])/[.$H$3]" office:value-type="float" office:value="1.65700000000002" calcext:value-type="float">
            <text:p>1.65700000000002</text:p>
          </table:table-cell>
          <table:table-cell table:formula="of:=([.B166]-[.B165])/[.$H$3]" office:value-type="float" office:value="-1.99999999994649" calcext:value-type="float">
            <text:p>-1.99999999994649</text:p>
          </table:table-cell>
          <table:table-cell table:formula="of:=MAX(MIN([.C166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505945" calcext:value-type="float">
            <text:p>0.505945</text:p>
          </table:table-cell>
          <table:table-cell table:formula="of:=([.A167]-[.A166])/[.$H$3]" office:value-type="float" office:value="1.65599999999999" calcext:value-type="float">
            <text:p>1.65599999999999</text:p>
          </table:table-cell>
          <table:table-cell table:formula="of:=([.B167]-[.B166])/[.$H$3]" office:value-type="float" office:value="-1.00000000002876" calcext:value-type="float">
            <text:p>-1.00000000002876</text:p>
          </table:table-cell>
          <table:table-cell table:formula="of:=MAX(MIN([.C167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07599" calcext:value-type="float">
            <text:p>0.507599</text:p>
          </table:table-cell>
          <table:table-cell table:formula="of:=([.A168]-[.A167])/[.$H$3]" office:value-type="float" office:value="1.65400000000004" calcext:value-type="float">
            <text:p>1.65400000000004</text:p>
          </table:table-cell>
          <table:table-cell table:formula="of:=([.B168]-[.B167])/[.$H$3]" office:value-type="float" office:value="-1.99999999994649" calcext:value-type="float">
            <text:p>-1.99999999994649</text:p>
          </table:table-cell>
          <table:table-cell table:formula="of:=MAX(MIN([.C168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509252" calcext:value-type="float">
            <text:p>0.509252</text:p>
          </table:table-cell>
          <table:table-cell table:formula="of:=([.A169]-[.A168])/[.$H$3]" office:value-type="float" office:value="1.6529999999999" calcext:value-type="float">
            <text:p>1.6529999999999</text:p>
          </table:table-cell>
          <table:table-cell table:formula="of:=([.B169]-[.B168])/[.$H$3]" office:value-type="float" office:value="-1.00000000013978" calcext:value-type="float">
            <text:p>-1.00000000013978</text:p>
          </table:table-cell>
          <table:table-cell table:formula="of:=MAX(MIN([.C169];16);-16)" office:value-type="float" office:value="-1.00000000013978" calcext:value-type="float">
            <text:p>-1.00000000013978</text:p>
          </table:table-cell>
          <table:table-cell table:number-columns-repeated="4"/>
        </table:table-row>
        <table:table-row table:style-name="ro1">
          <table:table-cell office:value-type="float" office:value="0.510903" calcext:value-type="float">
            <text:p>0.510903</text:p>
          </table:table-cell>
          <table:table-cell table:formula="of:=([.A170]-[.A169])/[.$H$3]" office:value-type="float" office:value="1.65100000000007" calcext:value-type="float">
            <text:p>1.65100000000007</text:p>
          </table:table-cell>
          <table:table-cell table:formula="of:=([.B170]-[.B169])/[.$H$3]" office:value-type="float" office:value="-1.99999999983547" calcext:value-type="float">
            <text:p>-1.99999999983547</text:p>
          </table:table-cell>
          <table:table-cell table:formula="of:=MAX(MIN([.C170];16);-16)" office:value-type="float" office:value="-1.99999999983547" calcext:value-type="float">
            <text:p>-1.99999999983547</text:p>
          </table:table-cell>
          <table:table-cell table:number-columns-repeated="4"/>
        </table:table-row>
        <table:table-row table:style-name="ro1">
          <table:table-cell office:value-type="float" office:value="0.512553" calcext:value-type="float">
            <text:p>0.512553</text:p>
          </table:table-cell>
          <table:table-cell table:formula="of:=([.A171]-[.A170])/[.$H$3]" office:value-type="float" office:value="1.64999999999993" calcext:value-type="float">
            <text:p>1.64999999999993</text:p>
          </table:table-cell>
          <table:table-cell table:formula="of:=([.B171]-[.B170])/[.$H$3]" office:value-type="float" office:value="-1.00000000013978" calcext:value-type="float">
            <text:p>-1.00000000013978</text:p>
          </table:table-cell>
          <table:table-cell table:formula="of:=MAX(MIN([.C171];16);-16)" office:value-type="float" office:value="-1.00000000013978" calcext:value-type="float">
            <text:p>-1.00000000013978</text:p>
          </table:table-cell>
          <table:table-cell table:number-columns-repeated="4"/>
        </table:table-row>
        <table:table-row table:style-name="ro1">
          <table:table-cell office:value-type="float" office:value="0.514201" calcext:value-type="float">
            <text:p>0.514201</text:p>
          </table:table-cell>
          <table:table-cell table:formula="of:=([.A172]-[.A171])/[.$H$3]" office:value-type="float" office:value="1.64800000000009" calcext:value-type="float">
            <text:p>1.64800000000009</text:p>
          </table:table-cell>
          <table:table-cell table:formula="of:=([.B172]-[.B171])/[.$H$3]" office:value-type="float" office:value="-1.99999999983547" calcext:value-type="float">
            <text:p>-1.99999999983547</text:p>
          </table:table-cell>
          <table:table-cell table:formula="of:=MAX(MIN([.C172];16);-16)" office:value-type="float" office:value="-1.99999999983547" calcext:value-type="float">
            <text:p>-1.99999999983547</text:p>
          </table:table-cell>
          <table:table-cell table:number-columns-repeated="4"/>
        </table:table-row>
        <table:table-row table:style-name="ro1">
          <table:table-cell office:value-type="float" office:value="0.515847" calcext:value-type="float">
            <text:p>0.515847</text:p>
          </table:table-cell>
          <table:table-cell table:formula="of:=([.A173]-[.A172])/[.$H$3]" office:value-type="float" office:value="1.64599999999993" calcext:value-type="float">
            <text:p>1.64599999999993</text:p>
          </table:table-cell>
          <table:table-cell table:formula="of:=([.B173]-[.B172])/[.$H$3]" office:value-type="float" office:value="-2.00000000016853" calcext:value-type="float">
            <text:p>-2.00000000016853</text:p>
          </table:table-cell>
          <table:table-cell table:formula="of:=MAX(MIN([.C173];16);-16)" office:value-type="float" office:value="-2.00000000016853" calcext:value-type="float">
            <text:p>-2.00000000016853</text:p>
          </table:table-cell>
          <table:table-cell table:number-columns-repeated="4"/>
        </table:table-row>
        <table:table-row table:style-name="ro1">
          <table:table-cell office:value-type="float" office:value="0.517492" calcext:value-type="float">
            <text:p>0.517492</text:p>
          </table:table-cell>
          <table:table-cell table:formula="of:=([.A174]-[.A173])/[.$H$3]" office:value-type="float" office:value="1.64500000000001" calcext:value-type="float">
            <text:p>1.64500000000001</text:p>
          </table:table-cell>
          <table:table-cell table:formula="of:=([.B174]-[.B173])/[.$H$3]" office:value-type="float" office:value="-0.999999999917733" calcext:value-type="float">
            <text:p>-0.999999999917733</text:p>
          </table:table-cell>
          <table:table-cell table:formula="of:=MAX(MIN([.C174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19136" calcext:value-type="float">
            <text:p>0.519136</text:p>
          </table:table-cell>
          <table:table-cell table:formula="of:=([.A175]-[.A174])/[.$H$3]" office:value-type="float" office:value="1.64399999999998" calcext:value-type="float">
            <text:p>1.64399999999998</text:p>
          </table:table-cell>
          <table:table-cell table:formula="of:=([.B175]-[.B174])/[.$H$3]" office:value-type="float" office:value="-1.00000000002876" calcext:value-type="float">
            <text:p>-1.00000000002876</text:p>
          </table:table-cell>
          <table:table-cell table:formula="of:=MAX(MIN([.C175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20778" calcext:value-type="float">
            <text:p>0.520778</text:p>
          </table:table-cell>
          <table:table-cell table:formula="of:=([.A176]-[.A175])/[.$H$3]" office:value-type="float" office:value="1.64200000000003" calcext:value-type="float">
            <text:p>1.64200000000003</text:p>
          </table:table-cell>
          <table:table-cell table:formula="of:=([.B176]-[.B175])/[.$H$3]" office:value-type="float" office:value="-1.99999999994649" calcext:value-type="float">
            <text:p>-1.99999999994649</text:p>
          </table:table-cell>
          <table:table-cell table:formula="of:=MAX(MIN([.C176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522418" calcext:value-type="float">
            <text:p>0.522418</text:p>
          </table:table-cell>
          <table:table-cell table:formula="of:=([.A177]-[.A176])/[.$H$3]" office:value-type="float" office:value="1.63999999999997" calcext:value-type="float">
            <text:p>1.63999999999997</text:p>
          </table:table-cell>
          <table:table-cell table:formula="of:=([.B177]-[.B176])/[.$H$3]" office:value-type="float" office:value="-2.00000000005751" calcext:value-type="float">
            <text:p>-2.00000000005751</text:p>
          </table:table-cell>
          <table:table-cell table:formula="of:=MAX(MIN([.C177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524057" calcext:value-type="float">
            <text:p>0.524057</text:p>
          </table:table-cell>
          <table:table-cell table:formula="of:=([.A178]-[.A177])/[.$H$3]" office:value-type="float" office:value="1.63900000000006" calcext:value-type="float">
            <text:p>1.63900000000006</text:p>
          </table:table-cell>
          <table:table-cell table:formula="of:=([.B178]-[.B177])/[.$H$3]" office:value-type="float" office:value="-0.999999999917733" calcext:value-type="float">
            <text:p>-0.999999999917733</text:p>
          </table:table-cell>
          <table:table-cell table:formula="of:=MAX(MIN([.C178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25695" calcext:value-type="float">
            <text:p>0.525695</text:p>
          </table:table-cell>
          <table:table-cell table:formula="of:=([.A179]-[.A178])/[.$H$3]" office:value-type="float" office:value="1.63800000000003" calcext:value-type="float">
            <text:p>1.63800000000003</text:p>
          </table:table-cell>
          <table:table-cell table:formula="of:=([.B179]-[.B178])/[.$H$3]" office:value-type="float" office:value="-1.00000000002876" calcext:value-type="float">
            <text:p>-1.00000000002876</text:p>
          </table:table-cell>
          <table:table-cell table:formula="of:=MAX(MIN([.C179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27331" calcext:value-type="float">
            <text:p>0.527331</text:p>
          </table:table-cell>
          <table:table-cell table:formula="of:=([.A180]-[.A179])/[.$H$3]" office:value-type="float" office:value="1.63599999999997" calcext:value-type="float">
            <text:p>1.63599999999997</text:p>
          </table:table-cell>
          <table:table-cell table:formula="of:=([.B180]-[.B179])/[.$H$3]" office:value-type="float" office:value="-2.00000000005751" calcext:value-type="float">
            <text:p>-2.00000000005751</text:p>
          </table:table-cell>
          <table:table-cell table:formula="of:=MAX(MIN([.C180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528965" calcext:value-type="float">
            <text:p>0.528965</text:p>
          </table:table-cell>
          <table:table-cell table:formula="of:=([.A181]-[.A180])/[.$H$3]" office:value-type="float" office:value="1.63400000000002" calcext:value-type="float">
            <text:p>1.63400000000002</text:p>
          </table:table-cell>
          <table:table-cell table:formula="of:=([.B181]-[.B180])/[.$H$3]" office:value-type="float" office:value="-1.99999999994649" calcext:value-type="float">
            <text:p>-1.99999999994649</text:p>
          </table:table-cell>
          <table:table-cell table:formula="of:=MAX(MIN([.C181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530598" calcext:value-type="float">
            <text:p>0.530598</text:p>
          </table:table-cell>
          <table:table-cell table:formula="of:=([.A182]-[.A181])/[.$H$3]" office:value-type="float" office:value="1.633" calcext:value-type="float">
            <text:p>1.633</text:p>
          </table:table-cell>
          <table:table-cell table:formula="of:=([.B182]-[.B181])/[.$H$3]" office:value-type="float" office:value="-1.00000000002876" calcext:value-type="float">
            <text:p>-1.00000000002876</text:p>
          </table:table-cell>
          <table:table-cell table:formula="of:=MAX(MIN([.C182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3223" calcext:value-type="float">
            <text:p>0.53223</text:p>
          </table:table-cell>
          <table:table-cell table:formula="of:=([.A183]-[.A182])/[.$H$3]" office:value-type="float" office:value="1.63200000000008" calcext:value-type="float">
            <text:p>1.63200000000008</text:p>
          </table:table-cell>
          <table:table-cell table:formula="of:=([.B183]-[.B182])/[.$H$3]" office:value-type="float" office:value="-0.999999999917733" calcext:value-type="float">
            <text:p>-0.999999999917733</text:p>
          </table:table-cell>
          <table:table-cell table:formula="of:=MAX(MIN([.C183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3386" calcext:value-type="float">
            <text:p>0.53386</text:p>
          </table:table-cell>
          <table:table-cell table:formula="of:=([.A184]-[.A183])/[.$H$3]" office:value-type="float" office:value="1.62999999999991" calcext:value-type="float">
            <text:p>1.62999999999991</text:p>
          </table:table-cell>
          <table:table-cell table:formula="of:=([.B184]-[.B183])/[.$H$3]" office:value-type="float" office:value="-2.00000000016853" calcext:value-type="float">
            <text:p>-2.00000000016853</text:p>
          </table:table-cell>
          <table:table-cell table:formula="of:=MAX(MIN([.C184];16);-16)" office:value-type="float" office:value="-2.00000000016853" calcext:value-type="float">
            <text:p>-2.00000000016853</text:p>
          </table:table-cell>
          <table:table-cell table:number-columns-repeated="4"/>
        </table:table-row>
        <table:table-row table:style-name="ro1">
          <table:table-cell office:value-type="float" office:value="0.535489" calcext:value-type="float">
            <text:p>0.535489</text:p>
          </table:table-cell>
          <table:table-cell table:formula="of:=([.A185]-[.A184])/[.$H$3]" office:value-type="float" office:value="1.62899999999999" calcext:value-type="float">
            <text:p>1.62899999999999</text:p>
          </table:table-cell>
          <table:table-cell table:formula="of:=([.B185]-[.B184])/[.$H$3]" office:value-type="float" office:value="-0.999999999917733" calcext:value-type="float">
            <text:p>-0.999999999917733</text:p>
          </table:table-cell>
          <table:table-cell table:formula="of:=MAX(MIN([.C185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37116" calcext:value-type="float">
            <text:p>0.537116</text:p>
          </table:table-cell>
          <table:table-cell table:formula="of:=([.A186]-[.A185])/[.$H$3]" office:value-type="float" office:value="1.62699999999993" calcext:value-type="float">
            <text:p>1.62699999999993</text:p>
          </table:table-cell>
          <table:table-cell table:formula="of:=([.B186]-[.B185])/[.$H$3]" office:value-type="float" office:value="-2.00000000005751" calcext:value-type="float">
            <text:p>-2.00000000005751</text:p>
          </table:table-cell>
          <table:table-cell table:formula="of:=MAX(MIN([.C186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538742" calcext:value-type="float">
            <text:p>0.538742</text:p>
          </table:table-cell>
          <table:table-cell table:formula="of:=([.A187]-[.A186])/[.$H$3]" office:value-type="float" office:value="1.62600000000002" calcext:value-type="float">
            <text:p>1.62600000000002</text:p>
          </table:table-cell>
          <table:table-cell table:formula="of:=([.B187]-[.B186])/[.$H$3]" office:value-type="float" office:value="-0.999999999917733" calcext:value-type="float">
            <text:p>-0.999999999917733</text:p>
          </table:table-cell>
          <table:table-cell table:formula="of:=MAX(MIN([.C187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40366" calcext:value-type="float">
            <text:p>0.540366</text:p>
          </table:table-cell>
          <table:table-cell table:formula="of:=([.A188]-[.A187])/[.$H$3]" office:value-type="float" office:value="1.62400000000007" calcext:value-type="float">
            <text:p>1.62400000000007</text:p>
          </table:table-cell>
          <table:table-cell table:formula="of:=([.B188]-[.B187])/[.$H$3]" office:value-type="float" office:value="-1.99999999994649" calcext:value-type="float">
            <text:p>-1.99999999994649</text:p>
          </table:table-cell>
          <table:table-cell table:formula="of:=MAX(MIN([.C188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541989" calcext:value-type="float">
            <text:p>0.541989</text:p>
          </table:table-cell>
          <table:table-cell table:formula="of:=([.A189]-[.A188])/[.$H$3]" office:value-type="float" office:value="1.62299999999993" calcext:value-type="float">
            <text:p>1.62299999999993</text:p>
          </table:table-cell>
          <table:table-cell table:formula="of:=([.B189]-[.B188])/[.$H$3]" office:value-type="float" office:value="-1.00000000013978" calcext:value-type="float">
            <text:p>-1.00000000013978</text:p>
          </table:table-cell>
          <table:table-cell table:formula="of:=MAX(MIN([.C189];16);-16)" office:value-type="float" office:value="-1.00000000013978" calcext:value-type="float">
            <text:p>-1.00000000013978</text:p>
          </table:table-cell>
          <table:table-cell table:number-columns-repeated="4"/>
        </table:table-row>
        <table:table-row table:style-name="ro1">
          <table:table-cell office:value-type="float" office:value="0.543611" calcext:value-type="float">
            <text:p>0.543611</text:p>
          </table:table-cell>
          <table:table-cell table:formula="of:=([.A190]-[.A189])/[.$H$3]" office:value-type="float" office:value="1.62200000000001" calcext:value-type="float">
            <text:p>1.62200000000001</text:p>
          </table:table-cell>
          <table:table-cell table:formula="of:=([.B190]-[.B189])/[.$H$3]" office:value-type="float" office:value="-0.999999999917733" calcext:value-type="float">
            <text:p>-0.999999999917733</text:p>
          </table:table-cell>
          <table:table-cell table:formula="of:=MAX(MIN([.C190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45231" calcext:value-type="float">
            <text:p>0.545231</text:p>
          </table:table-cell>
          <table:table-cell table:formula="of:=([.A191]-[.A190])/[.$H$3]" office:value-type="float" office:value="1.62000000000007" calcext:value-type="float">
            <text:p>1.62000000000007</text:p>
          </table:table-cell>
          <table:table-cell table:formula="of:=([.B191]-[.B190])/[.$H$3]" office:value-type="float" office:value="-1.99999999994649" calcext:value-type="float">
            <text:p>-1.99999999994649</text:p>
          </table:table-cell>
          <table:table-cell table:formula="of:=MAX(MIN([.C191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54685" calcext:value-type="float">
            <text:p>0.54685</text:p>
          </table:table-cell>
          <table:table-cell table:formula="of:=([.A192]-[.A191])/[.$H$3]" office:value-type="float" office:value="1.61900000000004" calcext:value-type="float">
            <text:p>1.61900000000004</text:p>
          </table:table-cell>
          <table:table-cell table:formula="of:=([.B192]-[.B191])/[.$H$3]" office:value-type="float" office:value="-1.00000000002876" calcext:value-type="float">
            <text:p>-1.00000000002876</text:p>
          </table:table-cell>
          <table:table-cell table:formula="of:=MAX(MIN([.C192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48467" calcext:value-type="float">
            <text:p>0.548467</text:p>
          </table:table-cell>
          <table:table-cell table:formula="of:=([.A193]-[.A192])/[.$H$3]" office:value-type="float" office:value="1.61699999999987" calcext:value-type="float">
            <text:p>1.61699999999987</text:p>
          </table:table-cell>
          <table:table-cell table:formula="of:=([.B193]-[.B192])/[.$H$3]" office:value-type="float" office:value="-2.00000000016853" calcext:value-type="float">
            <text:p>-2.00000000016853</text:p>
          </table:table-cell>
          <table:table-cell table:formula="of:=MAX(MIN([.C193];16);-16)" office:value-type="float" office:value="-2.00000000016853" calcext:value-type="float">
            <text:p>-2.00000000016853</text:p>
          </table:table-cell>
          <table:table-cell table:number-columns-repeated="4"/>
        </table:table-row>
        <table:table-row table:style-name="ro1">
          <table:table-cell office:value-type="float" office:value="0.550083" calcext:value-type="float">
            <text:p>0.550083</text:p>
          </table:table-cell>
          <table:table-cell table:formula="of:=([.A194]-[.A193])/[.$H$3]" office:value-type="float" office:value="1.61600000000006" calcext:value-type="float">
            <text:p>1.61600000000006</text:p>
          </table:table-cell>
          <table:table-cell table:formula="of:=([.B194]-[.B193])/[.$H$3]" office:value-type="float" office:value="-0.999999999806711" calcext:value-type="float">
            <text:p>-0.999999999806711</text:p>
          </table:table-cell>
          <table:table-cell table:formula="of:=MAX(MIN([.C194];16);-16)" office:value-type="float" office:value="-0.999999999806711" calcext:value-type="float">
            <text:p>-0.999999999806711</text:p>
          </table:table-cell>
          <table:table-cell table:number-columns-repeated="4"/>
        </table:table-row>
        <table:table-row table:style-name="ro1">
          <table:table-cell office:value-type="float" office:value="0.551698" calcext:value-type="float">
            <text:p>0.551698</text:p>
          </table:table-cell>
          <table:table-cell table:formula="of:=([.A195]-[.A194])/[.$H$3]" office:value-type="float" office:value="1.61500000000003" calcext:value-type="float">
            <text:p>1.61500000000003</text:p>
          </table:table-cell>
          <table:table-cell table:formula="of:=([.B195]-[.B194])/[.$H$3]" office:value-type="float" office:value="-1.00000000002876" calcext:value-type="float">
            <text:p>-1.00000000002876</text:p>
          </table:table-cell>
          <table:table-cell table:formula="of:=MAX(MIN([.C195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53311" calcext:value-type="float">
            <text:p>0.553311</text:p>
          </table:table-cell>
          <table:table-cell table:formula="of:=([.A196]-[.A195])/[.$H$3]" office:value-type="float" office:value="1.61299999999998" calcext:value-type="float">
            <text:p>1.61299999999998</text:p>
          </table:table-cell>
          <table:table-cell table:formula="of:=([.B196]-[.B195])/[.$H$3]" office:value-type="float" office:value="-2.00000000005751" calcext:value-type="float">
            <text:p>-2.00000000005751</text:p>
          </table:table-cell>
          <table:table-cell table:formula="of:=MAX(MIN([.C196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554923" calcext:value-type="float">
            <text:p>0.554923</text:p>
          </table:table-cell>
          <table:table-cell table:formula="of:=([.A197]-[.A196])/[.$H$3]" office:value-type="float" office:value="1.61199999999995" calcext:value-type="float">
            <text:p>1.61199999999995</text:p>
          </table:table-cell>
          <table:table-cell table:formula="of:=([.B197]-[.B196])/[.$H$3]" office:value-type="float" office:value="-1.00000000002876" calcext:value-type="float">
            <text:p>-1.00000000002876</text:p>
          </table:table-cell>
          <table:table-cell table:formula="of:=MAX(MIN([.C197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56533" calcext:value-type="float">
            <text:p>0.556533</text:p>
          </table:table-cell>
          <table:table-cell table:formula="of:=([.A198]-[.A197])/[.$H$3]" office:value-type="float" office:value="1.61" calcext:value-type="float">
            <text:p>1.61</text:p>
          </table:table-cell>
          <table:table-cell table:formula="of:=([.B198]-[.B197])/[.$H$3]" office:value-type="float" office:value="-1.99999999994649" calcext:value-type="float">
            <text:p>-1.99999999994649</text:p>
          </table:table-cell>
          <table:table-cell table:formula="of:=MAX(MIN([.C198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558142" calcext:value-type="float">
            <text:p>0.558142</text:p>
          </table:table-cell>
          <table:table-cell table:formula="of:=([.A199]-[.A198])/[.$H$3]" office:value-type="float" office:value="1.60900000000008" calcext:value-type="float">
            <text:p>1.60900000000008</text:p>
          </table:table-cell>
          <table:table-cell table:formula="of:=([.B199]-[.B198])/[.$H$3]" office:value-type="float" office:value="-0.999999999917733" calcext:value-type="float">
            <text:p>-0.999999999917733</text:p>
          </table:table-cell>
          <table:table-cell table:formula="of:=MAX(MIN([.C199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5975" calcext:value-type="float">
            <text:p>0.55975</text:p>
          </table:table-cell>
          <table:table-cell table:formula="of:=([.A200]-[.A199])/[.$H$3]" office:value-type="float" office:value="1.60800000000005" calcext:value-type="float">
            <text:p>1.60800000000005</text:p>
          </table:table-cell>
          <table:table-cell table:formula="of:=([.B200]-[.B199])/[.$H$3]" office:value-type="float" office:value="-1.00000000002876" calcext:value-type="float">
            <text:p>-1.00000000002876</text:p>
          </table:table-cell>
          <table:table-cell table:formula="of:=MAX(MIN([.C200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61356" calcext:value-type="float">
            <text:p>0.561356</text:p>
          </table:table-cell>
          <table:table-cell table:formula="of:=([.A201]-[.A200])/[.$H$3]" office:value-type="float" office:value="1.60599999999989" calcext:value-type="float">
            <text:p>1.60599999999989</text:p>
          </table:table-cell>
          <table:table-cell table:formula="of:=([.B201]-[.B200])/[.$H$3]" office:value-type="float" office:value="-2.00000000016853" calcext:value-type="float">
            <text:p>-2.00000000016853</text:p>
          </table:table-cell>
          <table:table-cell table:formula="of:=MAX(MIN([.C201];16);-16)" office:value-type="float" office:value="-2.00000000016853" calcext:value-type="float">
            <text:p>-2.00000000016853</text:p>
          </table:table-cell>
          <table:table-cell table:number-columns-repeated="4"/>
        </table:table-row>
        <table:table-row table:style-name="ro1">
          <table:table-cell office:value-type="float" office:value="0.562961" calcext:value-type="float">
            <text:p>0.562961</text:p>
          </table:table-cell>
          <table:table-cell table:formula="of:=([.A202]-[.A201])/[.$H$3]" office:value-type="float" office:value="1.60499999999997" calcext:value-type="float">
            <text:p>1.60499999999997</text:p>
          </table:table-cell>
          <table:table-cell table:formula="of:=([.B202]-[.B201])/[.$H$3]" office:value-type="float" office:value="-0.999999999917733" calcext:value-type="float">
            <text:p>-0.999999999917733</text:p>
          </table:table-cell>
          <table:table-cell table:formula="of:=MAX(MIN([.C202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64565" calcext:value-type="float">
            <text:p>0.564565</text:p>
          </table:table-cell>
          <table:table-cell table:formula="of:=([.A203]-[.A202])/[.$H$3]" office:value-type="float" office:value="1.60400000000005" calcext:value-type="float">
            <text:p>1.60400000000005</text:p>
          </table:table-cell>
          <table:table-cell table:formula="of:=([.B203]-[.B202])/[.$H$3]" office:value-type="float" office:value="-0.999999999917733" calcext:value-type="float">
            <text:p>-0.999999999917733</text:p>
          </table:table-cell>
          <table:table-cell table:formula="of:=MAX(MIN([.C203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66167" calcext:value-type="float">
            <text:p>0.566167</text:p>
          </table:table-cell>
          <table:table-cell table:formula="of:=([.A204]-[.A203])/[.$H$3]" office:value-type="float" office:value="1.60199999999999" calcext:value-type="float">
            <text:p>1.60199999999999</text:p>
          </table:table-cell>
          <table:table-cell table:formula="of:=([.B204]-[.B203])/[.$H$3]" office:value-type="float" office:value="-2.00000000005751" calcext:value-type="float">
            <text:p>-2.00000000005751</text:p>
          </table:table-cell>
          <table:table-cell table:formula="of:=MAX(MIN([.C204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567768" calcext:value-type="float">
            <text:p>0.567768</text:p>
          </table:table-cell>
          <table:table-cell table:formula="of:=([.A205]-[.A204])/[.$H$3]" office:value-type="float" office:value="1.60099999999996" calcext:value-type="float">
            <text:p>1.60099999999996</text:p>
          </table:table-cell>
          <table:table-cell table:formula="of:=([.B205]-[.B204])/[.$H$3]" office:value-type="float" office:value="-1.00000000002876" calcext:value-type="float">
            <text:p>-1.00000000002876</text:p>
          </table:table-cell>
          <table:table-cell table:formula="of:=MAX(MIN([.C205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69368" calcext:value-type="float">
            <text:p>0.569368</text:p>
          </table:table-cell>
          <table:table-cell table:formula="of:=([.A206]-[.A205])/[.$H$3]" office:value-type="float" office:value="1.60000000000005" calcext:value-type="float">
            <text:p>1.60000000000005</text:p>
          </table:table-cell>
          <table:table-cell table:formula="of:=([.B206]-[.B205])/[.$H$3]" office:value-type="float" office:value="-0.999999999917733" calcext:value-type="float">
            <text:p>-0.999999999917733</text:p>
          </table:table-cell>
          <table:table-cell table:formula="of:=MAX(MIN([.C206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70967" calcext:value-type="float">
            <text:p>0.570967</text:p>
          </table:table-cell>
          <table:table-cell table:formula="of:=([.A207]-[.A206])/[.$H$3]" office:value-type="float" office:value="1.59900000000002" calcext:value-type="float">
            <text:p>1.59900000000002</text:p>
          </table:table-cell>
          <table:table-cell table:formula="of:=([.B207]-[.B206])/[.$H$3]" office:value-type="float" office:value="-1.00000000002876" calcext:value-type="float">
            <text:p>-1.00000000002876</text:p>
          </table:table-cell>
          <table:table-cell table:formula="of:=MAX(MIN([.C207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72564" calcext:value-type="float">
            <text:p>0.572564</text:p>
          </table:table-cell>
          <table:table-cell table:formula="of:=([.A208]-[.A207])/[.$H$3]" office:value-type="float" office:value="1.59699999999996" calcext:value-type="float">
            <text:p>1.59699999999996</text:p>
          </table:table-cell>
          <table:table-cell table:formula="of:=([.B208]-[.B207])/[.$H$3]" office:value-type="float" office:value="-2.00000000005751" calcext:value-type="float">
            <text:p>-2.00000000005751</text:p>
          </table:table-cell>
          <table:table-cell table:formula="of:=MAX(MIN([.C208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574159" calcext:value-type="float">
            <text:p>0.574159</text:p>
          </table:table-cell>
          <table:table-cell table:formula="of:=([.A209]-[.A208])/[.$H$3]" office:value-type="float" office:value="1.59500000000001" calcext:value-type="float">
            <text:p>1.59500000000001</text:p>
          </table:table-cell>
          <table:table-cell table:formula="of:=([.B209]-[.B208])/[.$H$3]" office:value-type="float" office:value="-1.99999999994649" calcext:value-type="float">
            <text:p>-1.99999999994649</text:p>
          </table:table-cell>
          <table:table-cell table:formula="of:=MAX(MIN([.C209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575754" calcext:value-type="float">
            <text:p>0.575754</text:p>
          </table:table-cell>
          <table:table-cell table:formula="of:=([.A210]-[.A209])/[.$H$3]" office:value-type="float" office:value="1.59500000000001" calcext:value-type="float">
            <text:p>1.59500000000001</text:p>
          </table:table-cell>
          <table:table-cell table:formula="of:=([.B210]-[.B209])/[.$H$3]" office:value-type="float" office:value="0" calcext:value-type="float">
            <text:p>0</text:p>
          </table:table-cell>
          <table:table-cell table:formula="of:=MAX(MIN([.C210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77347" calcext:value-type="float">
            <text:p>0.577347</text:p>
          </table:table-cell>
          <table:table-cell table:formula="of:=([.A211]-[.A210])/[.$H$3]" office:value-type="float" office:value="1.59299999999996" calcext:value-type="float">
            <text:p>1.59299999999996</text:p>
          </table:table-cell>
          <table:table-cell table:formula="of:=([.B211]-[.B210])/[.$H$3]" office:value-type="float" office:value="-2.00000000005751" calcext:value-type="float">
            <text:p>-2.00000000005751</text:p>
          </table:table-cell>
          <table:table-cell table:formula="of:=MAX(MIN([.C211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578939" calcext:value-type="float">
            <text:p>0.578939</text:p>
          </table:table-cell>
          <table:table-cell table:formula="of:=([.A212]-[.A211])/[.$H$3]" office:value-type="float" office:value="1.59200000000004" calcext:value-type="float">
            <text:p>1.59200000000004</text:p>
          </table:table-cell>
          <table:table-cell table:formula="of:=([.B212]-[.B211])/[.$H$3]" office:value-type="float" office:value="-0.999999999917733" calcext:value-type="float">
            <text:p>-0.999999999917733</text:p>
          </table:table-cell>
          <table:table-cell table:formula="of:=MAX(MIN([.C212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80529" calcext:value-type="float">
            <text:p>0.580529</text:p>
          </table:table-cell>
          <table:table-cell table:formula="of:=([.A213]-[.A212])/[.$H$3]" office:value-type="float" office:value="1.58999999999998" calcext:value-type="float">
            <text:p>1.58999999999998</text:p>
          </table:table-cell>
          <table:table-cell table:formula="of:=([.B213]-[.B212])/[.$H$3]" office:value-type="float" office:value="-2.00000000005751" calcext:value-type="float">
            <text:p>-2.00000000005751</text:p>
          </table:table-cell>
          <table:table-cell table:formula="of:=MAX(MIN([.C213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582119" calcext:value-type="float">
            <text:p>0.582119</text:p>
          </table:table-cell>
          <table:table-cell table:formula="of:=([.A214]-[.A213])/[.$H$3]" office:value-type="float" office:value="1.58999999999998" calcext:value-type="float">
            <text:p>1.58999999999998</text:p>
          </table:table-cell>
          <table:table-cell table:formula="of:=([.B214]-[.B213])/[.$H$3]" office:value-type="float" office:value="0" calcext:value-type="float">
            <text:p>0</text:p>
          </table:table-cell>
          <table:table-cell table:formula="of:=MAX(MIN([.C21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583707" calcext:value-type="float">
            <text:p>0.583707</text:p>
          </table:table-cell>
          <table:table-cell table:formula="of:=([.A215]-[.A214])/[.$H$3]" office:value-type="float" office:value="1.58800000000003" calcext:value-type="float">
            <text:p>1.58800000000003</text:p>
          </table:table-cell>
          <table:table-cell table:formula="of:=([.B215]-[.B214])/[.$H$3]" office:value-type="float" office:value="-1.99999999994649" calcext:value-type="float">
            <text:p>-1.99999999994649</text:p>
          </table:table-cell>
          <table:table-cell table:formula="of:=MAX(MIN([.C215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585294" calcext:value-type="float">
            <text:p>0.585294</text:p>
          </table:table-cell>
          <table:table-cell table:formula="of:=([.A216]-[.A215])/[.$H$3]" office:value-type="float" office:value="1.58700000000001" calcext:value-type="float">
            <text:p>1.58700000000001</text:p>
          </table:table-cell>
          <table:table-cell table:formula="of:=([.B216]-[.B215])/[.$H$3]" office:value-type="float" office:value="-1.00000000002876" calcext:value-type="float">
            <text:p>-1.00000000002876</text:p>
          </table:table-cell>
          <table:table-cell table:formula="of:=MAX(MIN([.C216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86879" calcext:value-type="float">
            <text:p>0.586879</text:p>
          </table:table-cell>
          <table:table-cell table:formula="of:=([.A217]-[.A216])/[.$H$3]" office:value-type="float" office:value="1.58499999999995" calcext:value-type="float">
            <text:p>1.58499999999995</text:p>
          </table:table-cell>
          <table:table-cell table:formula="of:=([.B217]-[.B216])/[.$H$3]" office:value-type="float" office:value="-2.00000000005751" calcext:value-type="float">
            <text:p>-2.00000000005751</text:p>
          </table:table-cell>
          <table:table-cell table:formula="of:=MAX(MIN([.C217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588463" calcext:value-type="float">
            <text:p>0.588463</text:p>
          </table:table-cell>
          <table:table-cell table:formula="of:=([.A218]-[.A217])/[.$H$3]" office:value-type="float" office:value="1.58400000000003" calcext:value-type="float">
            <text:p>1.58400000000003</text:p>
          </table:table-cell>
          <table:table-cell table:formula="of:=([.B218]-[.B217])/[.$H$3]" office:value-type="float" office:value="-0.999999999917733" calcext:value-type="float">
            <text:p>-0.999999999917733</text:p>
          </table:table-cell>
          <table:table-cell table:formula="of:=MAX(MIN([.C218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90046" calcext:value-type="float">
            <text:p>0.590046</text:p>
          </table:table-cell>
          <table:table-cell table:formula="of:=([.A219]-[.A218])/[.$H$3]" office:value-type="float" office:value="1.583" calcext:value-type="float">
            <text:p>1.583</text:p>
          </table:table-cell>
          <table:table-cell table:formula="of:=([.B219]-[.B218])/[.$H$3]" office:value-type="float" office:value="-1.00000000002876" calcext:value-type="float">
            <text:p>-1.00000000002876</text:p>
          </table:table-cell>
          <table:table-cell table:formula="of:=MAX(MIN([.C219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91628" calcext:value-type="float">
            <text:p>0.591628</text:p>
          </table:table-cell>
          <table:table-cell table:formula="of:=([.A220]-[.A219])/[.$H$3]" office:value-type="float" office:value="1.58199999999997" calcext:value-type="float">
            <text:p>1.58199999999997</text:p>
          </table:table-cell>
          <table:table-cell table:formula="of:=([.B220]-[.B219])/[.$H$3]" office:value-type="float" office:value="-1.00000000002876" calcext:value-type="float">
            <text:p>-1.00000000002876</text:p>
          </table:table-cell>
          <table:table-cell table:formula="of:=MAX(MIN([.C220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93209" calcext:value-type="float">
            <text:p>0.593209</text:p>
          </table:table-cell>
          <table:table-cell table:formula="of:=([.A221]-[.A220])/[.$H$3]" office:value-type="float" office:value="1.58100000000005" calcext:value-type="float">
            <text:p>1.58100000000005</text:p>
          </table:table-cell>
          <table:table-cell table:formula="of:=([.B221]-[.B220])/[.$H$3]" office:value-type="float" office:value="-0.999999999917733" calcext:value-type="float">
            <text:p>-0.999999999917733</text:p>
          </table:table-cell>
          <table:table-cell table:formula="of:=MAX(MIN([.C221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94788" calcext:value-type="float">
            <text:p>0.594788</text:p>
          </table:table-cell>
          <table:table-cell table:formula="of:=([.A222]-[.A221])/[.$H$3]" office:value-type="float" office:value="1.579" calcext:value-type="float">
            <text:p>1.579</text:p>
          </table:table-cell>
          <table:table-cell table:formula="of:=([.B222]-[.B221])/[.$H$3]" office:value-type="float" office:value="-2.00000000005751" calcext:value-type="float">
            <text:p>-2.00000000005751</text:p>
          </table:table-cell>
          <table:table-cell table:formula="of:=MAX(MIN([.C222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596366" calcext:value-type="float">
            <text:p>0.596366</text:p>
          </table:table-cell>
          <table:table-cell table:formula="of:=([.A223]-[.A222])/[.$H$3]" office:value-type="float" office:value="1.57799999999997" calcext:value-type="float">
            <text:p>1.57799999999997</text:p>
          </table:table-cell>
          <table:table-cell table:formula="of:=([.B223]-[.B222])/[.$H$3]" office:value-type="float" office:value="-1.00000000002876" calcext:value-type="float">
            <text:p>-1.00000000002876</text:p>
          </table:table-cell>
          <table:table-cell table:formula="of:=MAX(MIN([.C223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597943" calcext:value-type="float">
            <text:p>0.597943</text:p>
          </table:table-cell>
          <table:table-cell table:formula="of:=([.A224]-[.A223])/[.$H$3]" office:value-type="float" office:value="1.57700000000005" calcext:value-type="float">
            <text:p>1.57700000000005</text:p>
          </table:table-cell>
          <table:table-cell table:formula="of:=([.B224]-[.B223])/[.$H$3]" office:value-type="float" office:value="-0.999999999917733" calcext:value-type="float">
            <text:p>-0.999999999917733</text:p>
          </table:table-cell>
          <table:table-cell table:formula="of:=MAX(MIN([.C224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599518" calcext:value-type="float">
            <text:p>0.599518</text:p>
          </table:table-cell>
          <table:table-cell table:formula="of:=([.A225]-[.A224])/[.$H$3]" office:value-type="float" office:value="1.57499999999999" calcext:value-type="float">
            <text:p>1.57499999999999</text:p>
          </table:table-cell>
          <table:table-cell table:formula="of:=([.B225]-[.B224])/[.$H$3]" office:value-type="float" office:value="-2.00000000005751" calcext:value-type="float">
            <text:p>-2.00000000005751</text:p>
          </table:table-cell>
          <table:table-cell table:formula="of:=MAX(MIN([.C225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601093" calcext:value-type="float">
            <text:p>0.601093</text:p>
          </table:table-cell>
          <table:table-cell table:formula="of:=([.A226]-[.A225])/[.$H$3]" office:value-type="float" office:value="1.57499999999999" calcext:value-type="float">
            <text:p>1.57499999999999</text:p>
          </table:table-cell>
          <table:table-cell table:formula="of:=([.B226]-[.B225])/[.$H$3]" office:value-type="float" office:value="0" calcext:value-type="float">
            <text:p>0</text:p>
          </table:table-cell>
          <table:table-cell table:formula="of:=MAX(MIN([.C22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02666" calcext:value-type="float">
            <text:p>0.602666</text:p>
          </table:table-cell>
          <table:table-cell table:formula="of:=([.A227]-[.A226])/[.$H$3]" office:value-type="float" office:value="1.57299999999994" calcext:value-type="float">
            <text:p>1.57299999999994</text:p>
          </table:table-cell>
          <table:table-cell table:formula="of:=([.B227]-[.B226])/[.$H$3]" office:value-type="float" office:value="-2.00000000005751" calcext:value-type="float">
            <text:p>-2.00000000005751</text:p>
          </table:table-cell>
          <table:table-cell table:formula="of:=MAX(MIN([.C227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604238" calcext:value-type="float">
            <text:p>0.604238</text:p>
          </table:table-cell>
          <table:table-cell table:formula="of:=([.A228]-[.A227])/[.$H$3]" office:value-type="float" office:value="1.57200000000002" calcext:value-type="float">
            <text:p>1.57200000000002</text:p>
          </table:table-cell>
          <table:table-cell table:formula="of:=([.B228]-[.B227])/[.$H$3]" office:value-type="float" office:value="-0.999999999917733" calcext:value-type="float">
            <text:p>-0.999999999917733</text:p>
          </table:table-cell>
          <table:table-cell table:formula="of:=MAX(MIN([.C228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605809" calcext:value-type="float">
            <text:p>0.605809</text:p>
          </table:table-cell>
          <table:table-cell table:formula="of:=([.A229]-[.A228])/[.$H$3]" office:value-type="float" office:value="1.57099999999999" calcext:value-type="float">
            <text:p>1.57099999999999</text:p>
          </table:table-cell>
          <table:table-cell table:formula="of:=([.B229]-[.B228])/[.$H$3]" office:value-type="float" office:value="-1.00000000002876" calcext:value-type="float">
            <text:p>-1.00000000002876</text:p>
          </table:table-cell>
          <table:table-cell table:formula="of:=MAX(MIN([.C229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607378" calcext:value-type="float">
            <text:p>0.607378</text:p>
          </table:table-cell>
          <table:table-cell table:formula="of:=([.A230]-[.A229])/[.$H$3]" office:value-type="float" office:value="1.56900000000004" calcext:value-type="float">
            <text:p>1.56900000000004</text:p>
          </table:table-cell>
          <table:table-cell table:formula="of:=([.B230]-[.B229])/[.$H$3]" office:value-type="float" office:value="-1.99999999994649" calcext:value-type="float">
            <text:p>-1.99999999994649</text:p>
          </table:table-cell>
          <table:table-cell table:formula="of:=MAX(MIN([.C230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608946" calcext:value-type="float">
            <text:p>0.608946</text:p>
          </table:table-cell>
          <table:table-cell table:formula="of:=([.A231]-[.A230])/[.$H$3]" office:value-type="float" office:value="1.56800000000001" calcext:value-type="float">
            <text:p>1.56800000000001</text:p>
          </table:table-cell>
          <table:table-cell table:formula="of:=([.B231]-[.B230])/[.$H$3]" office:value-type="float" office:value="-1.00000000002876" calcext:value-type="float">
            <text:p>-1.00000000002876</text:p>
          </table:table-cell>
          <table:table-cell table:formula="of:=MAX(MIN([.C231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610514" calcext:value-type="float">
            <text:p>0.610514</text:p>
          </table:table-cell>
          <table:table-cell table:formula="of:=([.A232]-[.A231])/[.$H$3]" office:value-type="float" office:value="1.56800000000001" calcext:value-type="float">
            <text:p>1.56800000000001</text:p>
          </table:table-cell>
          <table:table-cell table:formula="of:=([.B232]-[.B231])/[.$H$3]" office:value-type="float" office:value="0" calcext:value-type="float">
            <text:p>0</text:p>
          </table:table-cell>
          <table:table-cell table:formula="of:=MAX(MIN([.C23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1208" calcext:value-type="float">
            <text:p>0.61208</text:p>
          </table:table-cell>
          <table:table-cell table:formula="of:=([.A233]-[.A232])/[.$H$3]" office:value-type="float" office:value="1.56600000000007" calcext:value-type="float">
            <text:p>1.56600000000007</text:p>
          </table:table-cell>
          <table:table-cell table:formula="of:=([.B233]-[.B232])/[.$H$3]" office:value-type="float" office:value="-1.99999999994649" calcext:value-type="float">
            <text:p>-1.99999999994649</text:p>
          </table:table-cell>
          <table:table-cell table:formula="of:=MAX(MIN([.C233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613644" calcext:value-type="float">
            <text:p>0.613644</text:p>
          </table:table-cell>
          <table:table-cell table:formula="of:=([.A234]-[.A233])/[.$H$3]" office:value-type="float" office:value="1.5639999999999" calcext:value-type="float">
            <text:p>1.5639999999999</text:p>
          </table:table-cell>
          <table:table-cell table:formula="of:=([.B234]-[.B233])/[.$H$3]" office:value-type="float" office:value="-2.00000000016853" calcext:value-type="float">
            <text:p>-2.00000000016853</text:p>
          </table:table-cell>
          <table:table-cell table:formula="of:=MAX(MIN([.C234];16);-16)" office:value-type="float" office:value="-2.00000000016853" calcext:value-type="float">
            <text:p>-2.00000000016853</text:p>
          </table:table-cell>
          <table:table-cell table:number-columns-repeated="4"/>
        </table:table-row>
        <table:table-row table:style-name="ro1">
          <table:table-cell office:value-type="float" office:value="0.615208" calcext:value-type="float">
            <text:p>0.615208</text:p>
          </table:table-cell>
          <table:table-cell table:formula="of:=([.A235]-[.A234])/[.$H$3]" office:value-type="float" office:value="1.56400000000001" calcext:value-type="float">
            <text:p>1.56400000000001</text:p>
          </table:table-cell>
          <table:table-cell table:formula="of:=([.B235]-[.B234])/[.$H$3]" office:value-type="float" office:value="0.000000000111022302462516" calcext:value-type="float">
            <text:p>1.11022302462516E-10</text:p>
          </table:table-cell>
          <table:table-cell table:formula="of:=MAX(MIN([.C235];16);-16)" office:value-type="float" office:value="0.000000000111022302462516" calcext:value-type="float">
            <text:p>1.11022302462516E-10</text:p>
          </table:table-cell>
          <table:table-cell table:number-columns-repeated="4"/>
        </table:table-row>
        <table:table-row table:style-name="ro1">
          <table:table-cell office:value-type="float" office:value="0.61677" calcext:value-type="float">
            <text:p>0.61677</text:p>
          </table:table-cell>
          <table:table-cell table:formula="of:=([.A236]-[.A235])/[.$H$3]" office:value-type="float" office:value="1.56200000000006" calcext:value-type="float">
            <text:p>1.56200000000006</text:p>
          </table:table-cell>
          <table:table-cell table:formula="of:=([.B236]-[.B235])/[.$H$3]" office:value-type="float" office:value="-1.99999999994649" calcext:value-type="float">
            <text:p>-1.99999999994649</text:p>
          </table:table-cell>
          <table:table-cell table:formula="of:=MAX(MIN([.C236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618332" calcext:value-type="float">
            <text:p>0.618332</text:p>
          </table:table-cell>
          <table:table-cell table:formula="of:=([.A237]-[.A236])/[.$H$3]" office:value-type="float" office:value="1.56199999999995" calcext:value-type="float">
            <text:p>1.56199999999995</text:p>
          </table:table-cell>
          <table:table-cell table:formula="of:=([.B237]-[.B236])/[.$H$3]" office:value-type="float" office:value="-0.000000000111022302462516" calcext:value-type="float">
            <text:p>-1.11022302462516E-10</text:p>
          </table:table-cell>
          <table:table-cell table:formula="of:=MAX(MIN([.C237];16);-16)" office:value-type="float" office:value="-0.000000000111022302462516" calcext:value-type="float">
            <text:p>-1.11022302462516E-10</text:p>
          </table:table-cell>
          <table:table-cell table:number-columns-repeated="4"/>
        </table:table-row>
        <table:table-row table:style-name="ro1">
          <table:table-cell office:value-type="float" office:value="0.619892" calcext:value-type="float">
            <text:p>0.619892</text:p>
          </table:table-cell>
          <table:table-cell table:formula="of:=([.A238]-[.A237])/[.$H$3]" office:value-type="float" office:value="1.56000000000001" calcext:value-type="float">
            <text:p>1.56000000000001</text:p>
          </table:table-cell>
          <table:table-cell table:formula="of:=([.B238]-[.B237])/[.$H$3]" office:value-type="float" office:value="-1.99999999994649" calcext:value-type="float">
            <text:p>-1.99999999994649</text:p>
          </table:table-cell>
          <table:table-cell table:formula="of:=MAX(MIN([.C238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621451" calcext:value-type="float">
            <text:p>0.621451</text:p>
          </table:table-cell>
          <table:table-cell table:formula="of:=([.A239]-[.A238])/[.$H$3]" office:value-type="float" office:value="1.55899999999998" calcext:value-type="float">
            <text:p>1.55899999999998</text:p>
          </table:table-cell>
          <table:table-cell table:formula="of:=([.B239]-[.B238])/[.$H$3]" office:value-type="float" office:value="-1.00000000002876" calcext:value-type="float">
            <text:p>-1.00000000002876</text:p>
          </table:table-cell>
          <table:table-cell table:formula="of:=MAX(MIN([.C239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623009" calcext:value-type="float">
            <text:p>0.623009</text:p>
          </table:table-cell>
          <table:table-cell table:formula="of:=([.A240]-[.A239])/[.$H$3]" office:value-type="float" office:value="1.55799999999995" calcext:value-type="float">
            <text:p>1.55799999999995</text:p>
          </table:table-cell>
          <table:table-cell table:formula="of:=([.B240]-[.B239])/[.$H$3]" office:value-type="float" office:value="-1.00000000002876" calcext:value-type="float">
            <text:p>-1.00000000002876</text:p>
          </table:table-cell>
          <table:table-cell table:formula="of:=MAX(MIN([.C240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624565" calcext:value-type="float">
            <text:p>0.624565</text:p>
          </table:table-cell>
          <table:table-cell table:formula="of:=([.A241]-[.A240])/[.$H$3]" office:value-type="float" office:value="1.556" calcext:value-type="float">
            <text:p>1.556</text:p>
          </table:table-cell>
          <table:table-cell table:formula="of:=([.B241]-[.B240])/[.$H$3]" office:value-type="float" office:value="-1.99999999994649" calcext:value-type="float">
            <text:p>-1.99999999994649</text:p>
          </table:table-cell>
          <table:table-cell table:formula="of:=MAX(MIN([.C241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626121" calcext:value-type="float">
            <text:p>0.626121</text:p>
          </table:table-cell>
          <table:table-cell table:formula="of:=([.A242]-[.A241])/[.$H$3]" office:value-type="float" office:value="1.556" calcext:value-type="float">
            <text:p>1.556</text:p>
          </table:table-cell>
          <table:table-cell table:formula="of:=([.B242]-[.B241])/[.$H$3]" office:value-type="float" office:value="0" calcext:value-type="float">
            <text:p>0</text:p>
          </table:table-cell>
          <table:table-cell table:formula="of:=MAX(MIN([.C242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27675" calcext:value-type="float">
            <text:p>0.627675</text:p>
          </table:table-cell>
          <table:table-cell table:formula="of:=([.A243]-[.A242])/[.$H$3]" office:value-type="float" office:value="1.55400000000006" calcext:value-type="float">
            <text:p>1.55400000000006</text:p>
          </table:table-cell>
          <table:table-cell table:formula="of:=([.B243]-[.B242])/[.$H$3]" office:value-type="float" office:value="-1.99999999994649" calcext:value-type="float">
            <text:p>-1.99999999994649</text:p>
          </table:table-cell>
          <table:table-cell table:formula="of:=MAX(MIN([.C243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629229" calcext:value-type="float">
            <text:p>0.629229</text:p>
          </table:table-cell>
          <table:table-cell table:formula="of:=([.A244]-[.A243])/[.$H$3]" office:value-type="float" office:value="1.55399999999994" calcext:value-type="float">
            <text:p>1.55399999999994</text:p>
          </table:table-cell>
          <table:table-cell table:formula="of:=([.B244]-[.B243])/[.$H$3]" office:value-type="float" office:value="-0.000000000111022302462516" calcext:value-type="float">
            <text:p>-1.11022302462516E-10</text:p>
          </table:table-cell>
          <table:table-cell table:formula="of:=MAX(MIN([.C244];16);-16)" office:value-type="float" office:value="-0.000000000111022302462516" calcext:value-type="float">
            <text:p>-1.11022302462516E-10</text:p>
          </table:table-cell>
          <table:table-cell table:number-columns-repeated="4"/>
        </table:table-row>
        <table:table-row table:style-name="ro1">
          <table:table-cell office:value-type="float" office:value="0.630781" calcext:value-type="float">
            <text:p>0.630781</text:p>
          </table:table-cell>
          <table:table-cell table:formula="of:=([.A245]-[.A244])/[.$H$3]" office:value-type="float" office:value="1.552" calcext:value-type="float">
            <text:p>1.552</text:p>
          </table:table-cell>
          <table:table-cell table:formula="of:=([.B245]-[.B244])/[.$H$3]" office:value-type="float" office:value="-1.99999999994649" calcext:value-type="float">
            <text:p>-1.99999999994649</text:p>
          </table:table-cell>
          <table:table-cell table:formula="of:=MAX(MIN([.C245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632332" calcext:value-type="float">
            <text:p>0.632332</text:p>
          </table:table-cell>
          <table:table-cell table:formula="of:=([.A246]-[.A245])/[.$H$3]" office:value-type="float" office:value="1.55100000000008" calcext:value-type="float">
            <text:p>1.55100000000008</text:p>
          </table:table-cell>
          <table:table-cell table:formula="of:=([.B246]-[.B245])/[.$H$3]" office:value-type="float" office:value="-0.999999999917733" calcext:value-type="float">
            <text:p>-0.999999999917733</text:p>
          </table:table-cell>
          <table:table-cell table:formula="of:=MAX(MIN([.C246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633882" calcext:value-type="float">
            <text:p>0.633882</text:p>
          </table:table-cell>
          <table:table-cell table:formula="of:=([.A247]-[.A246])/[.$H$3]" office:value-type="float" office:value="1.54999999999994" calcext:value-type="float">
            <text:p>1.54999999999994</text:p>
          </table:table-cell>
          <table:table-cell table:formula="of:=([.B247]-[.B246])/[.$H$3]" office:value-type="float" office:value="-1.00000000013978" calcext:value-type="float">
            <text:p>-1.00000000013978</text:p>
          </table:table-cell>
          <table:table-cell table:formula="of:=MAX(MIN([.C247];16);-16)" office:value-type="float" office:value="-1.00000000013978" calcext:value-type="float">
            <text:p>-1.00000000013978</text:p>
          </table:table-cell>
          <table:table-cell table:number-columns-repeated="4"/>
        </table:table-row>
        <table:table-row table:style-name="ro1">
          <table:table-cell office:value-type="float" office:value="0.63543" calcext:value-type="float">
            <text:p>0.63543</text:p>
          </table:table-cell>
          <table:table-cell table:formula="of:=([.A248]-[.A247])/[.$H$3]" office:value-type="float" office:value="1.5480000000001" calcext:value-type="float">
            <text:p>1.5480000000001</text:p>
          </table:table-cell>
          <table:table-cell table:formula="of:=([.B248]-[.B247])/[.$H$3]" office:value-type="float" office:value="-1.99999999983547" calcext:value-type="float">
            <text:p>-1.99999999983547</text:p>
          </table:table-cell>
          <table:table-cell table:formula="of:=MAX(MIN([.C248];16);-16)" office:value-type="float" office:value="-1.99999999983547" calcext:value-type="float">
            <text:p>-1.99999999983547</text:p>
          </table:table-cell>
          <table:table-cell table:number-columns-repeated="4"/>
        </table:table-row>
        <table:table-row table:style-name="ro1">
          <table:table-cell office:value-type="float" office:value="0.636978" calcext:value-type="float">
            <text:p>0.636978</text:p>
          </table:table-cell>
          <table:table-cell table:formula="of:=([.A249]-[.A248])/[.$H$3]" office:value-type="float" office:value="1.54799999999988" calcext:value-type="float">
            <text:p>1.54799999999988</text:p>
          </table:table-cell>
          <table:table-cell table:formula="of:=([.B249]-[.B248])/[.$H$3]" office:value-type="float" office:value="-0.000000000222044604925031" calcext:value-type="float">
            <text:p>-2.22044604925031E-10</text:p>
          </table:table-cell>
          <table:table-cell table:formula="of:=MAX(MIN([.C249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0.638525" calcext:value-type="float">
            <text:p>0.638525</text:p>
          </table:table-cell>
          <table:table-cell table:formula="of:=([.A250]-[.A249])/[.$H$3]" office:value-type="float" office:value="1.54700000000008" calcext:value-type="float">
            <text:p>1.54700000000008</text:p>
          </table:table-cell>
          <table:table-cell table:formula="of:=([.B250]-[.B249])/[.$H$3]" office:value-type="float" office:value="-0.999999999806711" calcext:value-type="float">
            <text:p>-0.999999999806711</text:p>
          </table:table-cell>
          <table:table-cell table:formula="of:=MAX(MIN([.C250];16);-16)" office:value-type="float" office:value="-0.999999999806711" calcext:value-type="float">
            <text:p>-0.999999999806711</text:p>
          </table:table-cell>
          <table:table-cell table:number-columns-repeated="4"/>
        </table:table-row>
        <table:table-row table:style-name="ro1">
          <table:table-cell office:value-type="float" office:value="0.64007" calcext:value-type="float">
            <text:p>0.64007</text:p>
          </table:table-cell>
          <table:table-cell table:formula="of:=([.A251]-[.A250])/[.$H$3]" office:value-type="float" office:value="1.54500000000002" calcext:value-type="float">
            <text:p>1.54500000000002</text:p>
          </table:table-cell>
          <table:table-cell table:formula="of:=([.B251]-[.B250])/[.$H$3]" office:value-type="float" office:value="-2.00000000005751" calcext:value-type="float">
            <text:p>-2.00000000005751</text:p>
          </table:table-cell>
          <table:table-cell table:formula="of:=MAX(MIN([.C251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641614" calcext:value-type="float">
            <text:p>0.641614</text:p>
          </table:table-cell>
          <table:table-cell table:formula="of:=([.A252]-[.A251])/[.$H$3]" office:value-type="float" office:value="1.54399999999999" calcext:value-type="float">
            <text:p>1.54399999999999</text:p>
          </table:table-cell>
          <table:table-cell table:formula="of:=([.B252]-[.B251])/[.$H$3]" office:value-type="float" office:value="-1.00000000002876" calcext:value-type="float">
            <text:p>-1.00000000002876</text:p>
          </table:table-cell>
          <table:table-cell table:formula="of:=MAX(MIN([.C252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643158" calcext:value-type="float">
            <text:p>0.643158</text:p>
          </table:table-cell>
          <table:table-cell table:formula="of:=([.A253]-[.A252])/[.$H$3]" office:value-type="float" office:value="1.54399999999999" calcext:value-type="float">
            <text:p>1.54399999999999</text:p>
          </table:table-cell>
          <table:table-cell table:formula="of:=([.B253]-[.B252])/[.$H$3]" office:value-type="float" office:value="0" calcext:value-type="float">
            <text:p>0</text:p>
          </table:table-cell>
          <table:table-cell table:formula="of:=MAX(MIN([.C25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447" calcext:value-type="float">
            <text:p>0.6447</text:p>
          </table:table-cell>
          <table:table-cell table:formula="of:=([.A254]-[.A253])/[.$H$3]" office:value-type="float" office:value="1.54200000000004" calcext:value-type="float">
            <text:p>1.54200000000004</text:p>
          </table:table-cell>
          <table:table-cell table:formula="of:=([.B254]-[.B253])/[.$H$3]" office:value-type="float" office:value="-1.99999999994649" calcext:value-type="float">
            <text:p>-1.99999999994649</text:p>
          </table:table-cell>
          <table:table-cell table:formula="of:=MAX(MIN([.C254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646241" calcext:value-type="float">
            <text:p>0.646241</text:p>
          </table:table-cell>
          <table:table-cell table:formula="of:=([.A255]-[.A254])/[.$H$3]" office:value-type="float" office:value="1.5409999999999" calcext:value-type="float">
            <text:p>1.5409999999999</text:p>
          </table:table-cell>
          <table:table-cell table:formula="of:=([.B255]-[.B254])/[.$H$3]" office:value-type="float" office:value="-1.00000000013978" calcext:value-type="float">
            <text:p>-1.00000000013978</text:p>
          </table:table-cell>
          <table:table-cell table:formula="of:=MAX(MIN([.C255];16);-16)" office:value-type="float" office:value="-1.00000000013978" calcext:value-type="float">
            <text:p>-1.00000000013978</text:p>
          </table:table-cell>
          <table:table-cell table:number-columns-repeated="4"/>
        </table:table-row>
        <table:table-row table:style-name="ro1">
          <table:table-cell office:value-type="float" office:value="0.647781" calcext:value-type="float">
            <text:p>0.647781</text:p>
          </table:table-cell>
          <table:table-cell table:formula="of:=([.A256]-[.A255])/[.$H$3]" office:value-type="float" office:value="1.53999999999999" calcext:value-type="float">
            <text:p>1.53999999999999</text:p>
          </table:table-cell>
          <table:table-cell table:formula="of:=([.B256]-[.B255])/[.$H$3]" office:value-type="float" office:value="-0.999999999917733" calcext:value-type="float">
            <text:p>-0.999999999917733</text:p>
          </table:table-cell>
          <table:table-cell table:formula="of:=MAX(MIN([.C256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64932" calcext:value-type="float">
            <text:p>0.64932</text:p>
          </table:table-cell>
          <table:table-cell table:formula="of:=([.A257]-[.A256])/[.$H$3]" office:value-type="float" office:value="1.53900000000007" calcext:value-type="float">
            <text:p>1.53900000000007</text:p>
          </table:table-cell>
          <table:table-cell table:formula="of:=([.B257]-[.B256])/[.$H$3]" office:value-type="float" office:value="-0.999999999917733" calcext:value-type="float">
            <text:p>-0.999999999917733</text:p>
          </table:table-cell>
          <table:table-cell table:formula="of:=MAX(MIN([.C257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650858" calcext:value-type="float">
            <text:p>0.650858</text:p>
          </table:table-cell>
          <table:table-cell table:formula="of:=([.A258]-[.A257])/[.$H$3]" office:value-type="float" office:value="1.53799999999993" calcext:value-type="float">
            <text:p>1.53799999999993</text:p>
          </table:table-cell>
          <table:table-cell table:formula="of:=([.B258]-[.B257])/[.$H$3]" office:value-type="float" office:value="-1.00000000013978" calcext:value-type="float">
            <text:p>-1.00000000013978</text:p>
          </table:table-cell>
          <table:table-cell table:formula="of:=MAX(MIN([.C258];16);-16)" office:value-type="float" office:value="-1.00000000013978" calcext:value-type="float">
            <text:p>-1.00000000013978</text:p>
          </table:table-cell>
          <table:table-cell table:number-columns-repeated="4"/>
        </table:table-row>
        <table:table-row table:style-name="ro1">
          <table:table-cell office:value-type="float" office:value="0.652394" calcext:value-type="float">
            <text:p>0.652394</text:p>
          </table:table-cell>
          <table:table-cell table:formula="of:=([.A259]-[.A258])/[.$H$3]" office:value-type="float" office:value="1.53599999999998" calcext:value-type="float">
            <text:p>1.53599999999998</text:p>
          </table:table-cell>
          <table:table-cell table:formula="of:=([.B259]-[.B258])/[.$H$3]" office:value-type="float" office:value="-1.99999999994649" calcext:value-type="float">
            <text:p>-1.99999999994649</text:p>
          </table:table-cell>
          <table:table-cell table:formula="of:=MAX(MIN([.C259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65393" calcext:value-type="float">
            <text:p>0.65393</text:p>
          </table:table-cell>
          <table:table-cell table:formula="of:=([.A260]-[.A259])/[.$H$3]" office:value-type="float" office:value="1.53600000000009" calcext:value-type="float">
            <text:p>1.53600000000009</text:p>
          </table:table-cell>
          <table:table-cell table:formula="of:=([.B260]-[.B259])/[.$H$3]" office:value-type="float" office:value="0.000000000111022302462516" calcext:value-type="float">
            <text:p>1.11022302462516E-10</text:p>
          </table:table-cell>
          <table:table-cell table:formula="of:=MAX(MIN([.C260];16);-16)" office:value-type="float" office:value="0.000000000111022302462516" calcext:value-type="float">
            <text:p>1.11022302462516E-10</text:p>
          </table:table-cell>
          <table:table-cell table:number-columns-repeated="4"/>
        </table:table-row>
        <table:table-row table:style-name="ro1">
          <table:table-cell office:value-type="float" office:value="0.655465" calcext:value-type="float">
            <text:p>0.655465</text:p>
          </table:table-cell>
          <table:table-cell table:formula="of:=([.A261]-[.A260])/[.$H$3]" office:value-type="float" office:value="1.53499999999995" calcext:value-type="float">
            <text:p>1.53499999999995</text:p>
          </table:table-cell>
          <table:table-cell table:formula="of:=([.B261]-[.B260])/[.$H$3]" office:value-type="float" office:value="-1.00000000013978" calcext:value-type="float">
            <text:p>-1.00000000013978</text:p>
          </table:table-cell>
          <table:table-cell table:formula="of:=MAX(MIN([.C261];16);-16)" office:value-type="float" office:value="-1.00000000013978" calcext:value-type="float">
            <text:p>-1.00000000013978</text:p>
          </table:table-cell>
          <table:table-cell table:number-columns-repeated="4"/>
        </table:table-row>
        <table:table-row table:style-name="ro1">
          <table:table-cell office:value-type="float" office:value="0.656998" calcext:value-type="float">
            <text:p>0.656998</text:p>
          </table:table-cell>
          <table:table-cell table:formula="of:=([.A262]-[.A261])/[.$H$3]" office:value-type="float" office:value="1.53300000000001" calcext:value-type="float">
            <text:p>1.53300000000001</text:p>
          </table:table-cell>
          <table:table-cell table:formula="of:=([.B262]-[.B261])/[.$H$3]" office:value-type="float" office:value="-1.99999999994649" calcext:value-type="float">
            <text:p>-1.99999999994649</text:p>
          </table:table-cell>
          <table:table-cell table:formula="of:=MAX(MIN([.C262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658531" calcext:value-type="float">
            <text:p>0.658531</text:p>
          </table:table-cell>
          <table:table-cell table:formula="of:=([.A263]-[.A262])/[.$H$3]" office:value-type="float" office:value="1.53300000000001" calcext:value-type="float">
            <text:p>1.53300000000001</text:p>
          </table:table-cell>
          <table:table-cell table:formula="of:=([.B263]-[.B262])/[.$H$3]" office:value-type="float" office:value="0" calcext:value-type="float">
            <text:p>0</text:p>
          </table:table-cell>
          <table:table-cell table:formula="of:=MAX(MIN([.C26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60062" calcext:value-type="float">
            <text:p>0.660062</text:p>
          </table:table-cell>
          <table:table-cell table:formula="of:=([.A264]-[.A263])/[.$H$3]" office:value-type="float" office:value="1.53099999999995" calcext:value-type="float">
            <text:p>1.53099999999995</text:p>
          </table:table-cell>
          <table:table-cell table:formula="of:=([.B264]-[.B263])/[.$H$3]" office:value-type="float" office:value="-2.00000000005751" calcext:value-type="float">
            <text:p>-2.00000000005751</text:p>
          </table:table-cell>
          <table:table-cell table:formula="of:=MAX(MIN([.C264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661593" calcext:value-type="float">
            <text:p>0.661593</text:p>
          </table:table-cell>
          <table:table-cell table:formula="of:=([.A265]-[.A264])/[.$H$3]" office:value-type="float" office:value="1.53100000000006" calcext:value-type="float">
            <text:p>1.53100000000006</text:p>
          </table:table-cell>
          <table:table-cell table:formula="of:=([.B265]-[.B264])/[.$H$3]" office:value-type="float" office:value="0.000000000111022302462516" calcext:value-type="float">
            <text:p>1.11022302462516E-10</text:p>
          </table:table-cell>
          <table:table-cell table:formula="of:=MAX(MIN([.C265];16);-16)" office:value-type="float" office:value="0.000000000111022302462516" calcext:value-type="float">
            <text:p>1.11022302462516E-10</text:p>
          </table:table-cell>
          <table:table-cell table:number-columns-repeated="4"/>
        </table:table-row>
        <table:table-row table:style-name="ro1">
          <table:table-cell office:value-type="float" office:value="0.663122" calcext:value-type="float">
            <text:p>0.663122</text:p>
          </table:table-cell>
          <table:table-cell table:formula="of:=([.A266]-[.A265])/[.$H$3]" office:value-type="float" office:value="1.529" calcext:value-type="float">
            <text:p>1.529</text:p>
          </table:table-cell>
          <table:table-cell table:formula="of:=([.B266]-[.B265])/[.$H$3]" office:value-type="float" office:value="-2.00000000005751" calcext:value-type="float">
            <text:p>-2.00000000005751</text:p>
          </table:table-cell>
          <table:table-cell table:formula="of:=MAX(MIN([.C266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66465" calcext:value-type="float">
            <text:p>0.66465</text:p>
          </table:table-cell>
          <table:table-cell table:formula="of:=([.A267]-[.A266])/[.$H$3]" office:value-type="float" office:value="1.52800000000008" calcext:value-type="float">
            <text:p>1.52800000000008</text:p>
          </table:table-cell>
          <table:table-cell table:formula="of:=([.B267]-[.B266])/[.$H$3]" office:value-type="float" office:value="-0.999999999917733" calcext:value-type="float">
            <text:p>-0.999999999917733</text:p>
          </table:table-cell>
          <table:table-cell table:formula="of:=MAX(MIN([.C267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666178" calcext:value-type="float">
            <text:p>0.666178</text:p>
          </table:table-cell>
          <table:table-cell table:formula="of:=([.A268]-[.A267])/[.$H$3]" office:value-type="float" office:value="1.52799999999986" calcext:value-type="float">
            <text:p>1.52799999999986</text:p>
          </table:table-cell>
          <table:table-cell table:formula="of:=([.B268]-[.B267])/[.$H$3]" office:value-type="float" office:value="-0.000000000222044604925031" calcext:value-type="float">
            <text:p>-2.22044604925031E-10</text:p>
          </table:table-cell>
          <table:table-cell table:formula="of:=MAX(MIN([.C268];16);-16)" office:value-type="float" office:value="-0.000000000222044604925031" calcext:value-type="float">
            <text:p>-2.22044604925031E-10</text:p>
          </table:table-cell>
          <table:table-cell table:number-columns-repeated="4"/>
        </table:table-row>
        <table:table-row table:style-name="ro1">
          <table:table-cell office:value-type="float" office:value="0.667704" calcext:value-type="float">
            <text:p>0.667704</text:p>
          </table:table-cell>
          <table:table-cell table:formula="of:=([.A269]-[.A268])/[.$H$3]" office:value-type="float" office:value="1.52600000000003" calcext:value-type="float">
            <text:p>1.52600000000003</text:p>
          </table:table-cell>
          <table:table-cell table:formula="of:=([.B269]-[.B268])/[.$H$3]" office:value-type="float" office:value="-1.99999999983547" calcext:value-type="float">
            <text:p>-1.99999999983547</text:p>
          </table:table-cell>
          <table:table-cell table:formula="of:=MAX(MIN([.C269];16);-16)" office:value-type="float" office:value="-1.99999999983547" calcext:value-type="float">
            <text:p>-1.99999999983547</text:p>
          </table:table-cell>
          <table:table-cell table:number-columns-repeated="4"/>
        </table:table-row>
        <table:table-row table:style-name="ro1">
          <table:table-cell office:value-type="float" office:value="0.669229" calcext:value-type="float">
            <text:p>0.669229</text:p>
          </table:table-cell>
          <table:table-cell table:formula="of:=([.A270]-[.A269])/[.$H$3]" office:value-type="float" office:value="1.525" calcext:value-type="float">
            <text:p>1.525</text:p>
          </table:table-cell>
          <table:table-cell table:formula="of:=([.B270]-[.B269])/[.$H$3]" office:value-type="float" office:value="-1.00000000002876" calcext:value-type="float">
            <text:p>-1.00000000002876</text:p>
          </table:table-cell>
          <table:table-cell table:formula="of:=MAX(MIN([.C270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670753" calcext:value-type="float">
            <text:p>0.670753</text:p>
          </table:table-cell>
          <table:table-cell table:formula="of:=([.A271]-[.A270])/[.$H$3]" office:value-type="float" office:value="1.52399999999997" calcext:value-type="float">
            <text:p>1.52399999999997</text:p>
          </table:table-cell>
          <table:table-cell table:formula="of:=([.B271]-[.B270])/[.$H$3]" office:value-type="float" office:value="-1.00000000002876" calcext:value-type="float">
            <text:p>-1.00000000002876</text:p>
          </table:table-cell>
          <table:table-cell table:formula="of:=MAX(MIN([.C271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672277" calcext:value-type="float">
            <text:p>0.672277</text:p>
          </table:table-cell>
          <table:table-cell table:formula="of:=([.A272]-[.A271])/[.$H$3]" office:value-type="float" office:value="1.52400000000008" calcext:value-type="float">
            <text:p>1.52400000000008</text:p>
          </table:table-cell>
          <table:table-cell table:formula="of:=([.B272]-[.B271])/[.$H$3]" office:value-type="float" office:value="0.000000000111022302462516" calcext:value-type="float">
            <text:p>1.11022302462516E-10</text:p>
          </table:table-cell>
          <table:table-cell table:formula="of:=MAX(MIN([.C272];16);-16)" office:value-type="float" office:value="0.000000000111022302462516" calcext:value-type="float">
            <text:p>1.11022302462516E-10</text:p>
          </table:table-cell>
          <table:table-cell table:number-columns-repeated="4"/>
        </table:table-row>
        <table:table-row table:style-name="ro1">
          <table:table-cell office:value-type="float" office:value="0.673799" calcext:value-type="float">
            <text:p>0.673799</text:p>
          </table:table-cell>
          <table:table-cell table:formula="of:=([.A273]-[.A272])/[.$H$3]" office:value-type="float" office:value="1.52199999999991" calcext:value-type="float">
            <text:p>1.52199999999991</text:p>
          </table:table-cell>
          <table:table-cell table:formula="of:=([.B273]-[.B272])/[.$H$3]" office:value-type="float" office:value="-2.00000000016853" calcext:value-type="float">
            <text:p>-2.00000000016853</text:p>
          </table:table-cell>
          <table:table-cell table:formula="of:=MAX(MIN([.C273];16);-16)" office:value-type="float" office:value="-2.00000000016853" calcext:value-type="float">
            <text:p>-2.00000000016853</text:p>
          </table:table-cell>
          <table:table-cell table:number-columns-repeated="4"/>
        </table:table-row>
        <table:table-row table:style-name="ro1">
          <table:table-cell office:value-type="float" office:value="0.67532" calcext:value-type="float">
            <text:p>0.67532</text:p>
          </table:table-cell>
          <table:table-cell table:formula="of:=([.A274]-[.A273])/[.$H$3]" office:value-type="float" office:value="1.52100000000011" calcext:value-type="float">
            <text:p>1.52100000000011</text:p>
          </table:table-cell>
          <table:table-cell table:formula="of:=([.B274]-[.B273])/[.$H$3]" office:value-type="float" office:value="-0.999999999806711" calcext:value-type="float">
            <text:p>-0.999999999806711</text:p>
          </table:table-cell>
          <table:table-cell table:formula="of:=MAX(MIN([.C274];16);-16)" office:value-type="float" office:value="-0.999999999806711" calcext:value-type="float">
            <text:p>-0.999999999806711</text:p>
          </table:table-cell>
          <table:table-cell table:number-columns-repeated="4"/>
        </table:table-row>
        <table:table-row table:style-name="ro1">
          <table:table-cell office:value-type="float" office:value="0.67684" calcext:value-type="float">
            <text:p>0.67684</text:p>
          </table:table-cell>
          <table:table-cell table:formula="of:=([.A275]-[.A274])/[.$H$3]" office:value-type="float" office:value="1.52000000000008" calcext:value-type="float">
            <text:p>1.52000000000008</text:p>
          </table:table-cell>
          <table:table-cell table:formula="of:=([.B275]-[.B274])/[.$H$3]" office:value-type="float" office:value="-1.00000000002876" calcext:value-type="float">
            <text:p>-1.00000000002876</text:p>
          </table:table-cell>
          <table:table-cell table:formula="of:=MAX(MIN([.C275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678359" calcext:value-type="float">
            <text:p>0.678359</text:p>
          </table:table-cell>
          <table:table-cell table:formula="of:=([.A276]-[.A275])/[.$H$3]" office:value-type="float" office:value="1.51899999999983" calcext:value-type="float">
            <text:p>1.51899999999983</text:p>
          </table:table-cell>
          <table:table-cell table:formula="of:=([.B276]-[.B275])/[.$H$3]" office:value-type="float" office:value="-1.0000000002508" calcext:value-type="float">
            <text:p>-1.0000000002508</text:p>
          </table:table-cell>
          <table:table-cell table:formula="of:=MAX(MIN([.C276];16);-16)" office:value-type="float" office:value="-1.0000000002508" calcext:value-type="float">
            <text:p>-1.0000000002508</text:p>
          </table:table-cell>
          <table:table-cell table:number-columns-repeated="4"/>
        </table:table-row>
        <table:table-row table:style-name="ro1">
          <table:table-cell office:value-type="float" office:value="0.679877" calcext:value-type="float">
            <text:p>0.679877</text:p>
          </table:table-cell>
          <table:table-cell table:formula="of:=([.A277]-[.A276])/[.$H$3]" office:value-type="float" office:value="1.51800000000002" calcext:value-type="float">
            <text:p>1.51800000000002</text:p>
          </table:table-cell>
          <table:table-cell table:formula="of:=([.B277]-[.B276])/[.$H$3]" office:value-type="float" office:value="-0.999999999806711" calcext:value-type="float">
            <text:p>-0.999999999806711</text:p>
          </table:table-cell>
          <table:table-cell table:formula="of:=MAX(MIN([.C277];16);-16)" office:value-type="float" office:value="-0.999999999806711" calcext:value-type="float">
            <text:p>-0.999999999806711</text:p>
          </table:table-cell>
          <table:table-cell table:number-columns-repeated="4"/>
        </table:table-row>
        <table:table-row table:style-name="ro1">
          <table:table-cell office:value-type="float" office:value="0.681395" calcext:value-type="float">
            <text:p>0.681395</text:p>
          </table:table-cell>
          <table:table-cell table:formula="of:=([.A278]-[.A277])/[.$H$3]" office:value-type="float" office:value="1.51800000000002" calcext:value-type="float">
            <text:p>1.51800000000002</text:p>
          </table:table-cell>
          <table:table-cell table:formula="of:=([.B278]-[.B277])/[.$H$3]" office:value-type="float" office:value="0" calcext:value-type="float">
            <text:p>0</text:p>
          </table:table-cell>
          <table:table-cell table:formula="of:=MAX(MIN([.C278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82911" calcext:value-type="float">
            <text:p>0.682911</text:p>
          </table:table-cell>
          <table:table-cell table:formula="of:=([.A279]-[.A278])/[.$H$3]" office:value-type="float" office:value="1.51599999999996" calcext:value-type="float">
            <text:p>1.51599999999996</text:p>
          </table:table-cell>
          <table:table-cell table:formula="of:=([.B279]-[.B278])/[.$H$3]" office:value-type="float" office:value="-2.00000000005751" calcext:value-type="float">
            <text:p>-2.00000000005751</text:p>
          </table:table-cell>
          <table:table-cell table:formula="of:=MAX(MIN([.C279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684426" calcext:value-type="float">
            <text:p>0.684426</text:p>
          </table:table-cell>
          <table:table-cell table:formula="of:=([.A280]-[.A279])/[.$H$3]" office:value-type="float" office:value="1.51500000000004" calcext:value-type="float">
            <text:p>1.51500000000004</text:p>
          </table:table-cell>
          <table:table-cell table:formula="of:=([.B280]-[.B279])/[.$H$3]" office:value-type="float" office:value="-0.999999999917733" calcext:value-type="float">
            <text:p>-0.999999999917733</text:p>
          </table:table-cell>
          <table:table-cell table:formula="of:=MAX(MIN([.C280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68594" calcext:value-type="float">
            <text:p>0.68594</text:p>
          </table:table-cell>
          <table:table-cell table:formula="of:=([.A281]-[.A280])/[.$H$3]" office:value-type="float" office:value="1.51400000000013" calcext:value-type="float">
            <text:p>1.51400000000013</text:p>
          </table:table-cell>
          <table:table-cell table:formula="of:=([.B281]-[.B280])/[.$H$3]" office:value-type="float" office:value="-0.999999999917733" calcext:value-type="float">
            <text:p>-0.999999999917733</text:p>
          </table:table-cell>
          <table:table-cell table:formula="of:=MAX(MIN([.C281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687453" calcext:value-type="float">
            <text:p>0.687453</text:p>
          </table:table-cell>
          <table:table-cell table:formula="of:=([.A282]-[.A281])/[.$H$3]" office:value-type="float" office:value="1.51299999999988" calcext:value-type="float">
            <text:p>1.51299999999988</text:p>
          </table:table-cell>
          <table:table-cell table:formula="of:=([.B282]-[.B281])/[.$H$3]" office:value-type="float" office:value="-1.0000000002508" calcext:value-type="float">
            <text:p>-1.0000000002508</text:p>
          </table:table-cell>
          <table:table-cell table:formula="of:=MAX(MIN([.C282];16);-16)" office:value-type="float" office:value="-1.0000000002508" calcext:value-type="float">
            <text:p>-1.0000000002508</text:p>
          </table:table-cell>
          <table:table-cell table:number-columns-repeated="4"/>
        </table:table-row>
        <table:table-row table:style-name="ro1">
          <table:table-cell office:value-type="float" office:value="0.688965" calcext:value-type="float">
            <text:p>0.688965</text:p>
          </table:table-cell>
          <table:table-cell table:formula="of:=([.A283]-[.A282])/[.$H$3]" office:value-type="float" office:value="1.51199999999996" calcext:value-type="float">
            <text:p>1.51199999999996</text:p>
          </table:table-cell>
          <table:table-cell table:formula="of:=([.B283]-[.B282])/[.$H$3]" office:value-type="float" office:value="-0.999999999917733" calcext:value-type="float">
            <text:p>-0.999999999917733</text:p>
          </table:table-cell>
          <table:table-cell table:formula="of:=MAX(MIN([.C283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690477" calcext:value-type="float">
            <text:p>0.690477</text:p>
          </table:table-cell>
          <table:table-cell table:formula="of:=([.A284]-[.A283])/[.$H$3]" office:value-type="float" office:value="1.51200000000007" calcext:value-type="float">
            <text:p>1.51200000000007</text:p>
          </table:table-cell>
          <table:table-cell table:formula="of:=([.B284]-[.B283])/[.$H$3]" office:value-type="float" office:value="0.000000000111022302462516" calcext:value-type="float">
            <text:p>1.11022302462516E-10</text:p>
          </table:table-cell>
          <table:table-cell table:formula="of:=MAX(MIN([.C284];16);-16)" office:value-type="float" office:value="0.000000000111022302462516" calcext:value-type="float">
            <text:p>1.11022302462516E-10</text:p>
          </table:table-cell>
          <table:table-cell table:number-columns-repeated="4"/>
        </table:table-row>
        <table:table-row table:style-name="ro1">
          <table:table-cell office:value-type="float" office:value="0.691987" calcext:value-type="float">
            <text:p>0.691987</text:p>
          </table:table-cell>
          <table:table-cell table:formula="of:=([.A285]-[.A284])/[.$H$3]" office:value-type="float" office:value="1.51000000000001" calcext:value-type="float">
            <text:p>1.51000000000001</text:p>
          </table:table-cell>
          <table:table-cell table:formula="of:=([.B285]-[.B284])/[.$H$3]" office:value-type="float" office:value="-2.00000000005751" calcext:value-type="float">
            <text:p>-2.00000000005751</text:p>
          </table:table-cell>
          <table:table-cell table:formula="of:=MAX(MIN([.C285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693496" calcext:value-type="float">
            <text:p>0.693496</text:p>
          </table:table-cell>
          <table:table-cell table:formula="of:=([.A286]-[.A285])/[.$H$3]" office:value-type="float" office:value="1.50899999999998" calcext:value-type="float">
            <text:p>1.50899999999998</text:p>
          </table:table-cell>
          <table:table-cell table:formula="of:=([.B286]-[.B285])/[.$H$3]" office:value-type="float" office:value="-1.00000000002876" calcext:value-type="float">
            <text:p>-1.00000000002876</text:p>
          </table:table-cell>
          <table:table-cell table:formula="of:=MAX(MIN([.C286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695005" calcext:value-type="float">
            <text:p>0.695005</text:p>
          </table:table-cell>
          <table:table-cell table:formula="of:=([.A287]-[.A286])/[.$H$3]" office:value-type="float" office:value="1.50899999999998" calcext:value-type="float">
            <text:p>1.50899999999998</text:p>
          </table:table-cell>
          <table:table-cell table:formula="of:=([.B287]-[.B286])/[.$H$3]" office:value-type="float" office:value="0" calcext:value-type="float">
            <text:p>0</text:p>
          </table:table-cell>
          <table:table-cell table:formula="of:=MAX(MIN([.C28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696512" calcext:value-type="float">
            <text:p>0.696512</text:p>
          </table:table-cell>
          <table:table-cell table:formula="of:=([.A288]-[.A287])/[.$H$3]" office:value-type="float" office:value="1.50700000000004" calcext:value-type="float">
            <text:p>1.50700000000004</text:p>
          </table:table-cell>
          <table:table-cell table:formula="of:=([.B288]-[.B287])/[.$H$3]" office:value-type="float" office:value="-1.99999999994649" calcext:value-type="float">
            <text:p>-1.99999999994649</text:p>
          </table:table-cell>
          <table:table-cell table:formula="of:=MAX(MIN([.C288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698018" calcext:value-type="float">
            <text:p>0.698018</text:p>
          </table:table-cell>
          <table:table-cell table:formula="of:=([.A289]-[.A288])/[.$H$3]" office:value-type="float" office:value="1.5059999999999" calcext:value-type="float">
            <text:p>1.5059999999999</text:p>
          </table:table-cell>
          <table:table-cell table:formula="of:=([.B289]-[.B288])/[.$H$3]" office:value-type="float" office:value="-1.00000000013978" calcext:value-type="float">
            <text:p>-1.00000000013978</text:p>
          </table:table-cell>
          <table:table-cell table:formula="of:=MAX(MIN([.C289];16);-16)" office:value-type="float" office:value="-1.00000000013978" calcext:value-type="float">
            <text:p>-1.00000000013978</text:p>
          </table:table-cell>
          <table:table-cell table:number-columns-repeated="4"/>
        </table:table-row>
        <table:table-row table:style-name="ro1">
          <table:table-cell office:value-type="float" office:value="0.699524" calcext:value-type="float">
            <text:p>0.699524</text:p>
          </table:table-cell>
          <table:table-cell table:formula="of:=([.A290]-[.A289])/[.$H$3]" office:value-type="float" office:value="1.50600000000001" calcext:value-type="float">
            <text:p>1.50600000000001</text:p>
          </table:table-cell>
          <table:table-cell table:formula="of:=([.B290]-[.B289])/[.$H$3]" office:value-type="float" office:value="0.000000000111022302462516" calcext:value-type="float">
            <text:p>1.11022302462516E-10</text:p>
          </table:table-cell>
          <table:table-cell table:formula="of:=MAX(MIN([.C290];16);-16)" office:value-type="float" office:value="0.000000000111022302462516" calcext:value-type="float">
            <text:p>1.11022302462516E-10</text:p>
          </table:table-cell>
          <table:table-cell table:number-columns-repeated="4"/>
        </table:table-row>
        <table:table-row table:style-name="ro1">
          <table:table-cell office:value-type="float" office:value="0.701028" calcext:value-type="float">
            <text:p>0.701028</text:p>
          </table:table-cell>
          <table:table-cell table:formula="of:=([.A291]-[.A290])/[.$H$3]" office:value-type="float" office:value="1.50400000000006" calcext:value-type="float">
            <text:p>1.50400000000006</text:p>
          </table:table-cell>
          <table:table-cell table:formula="of:=([.B291]-[.B290])/[.$H$3]" office:value-type="float" office:value="-1.99999999994649" calcext:value-type="float">
            <text:p>-1.99999999994649</text:p>
          </table:table-cell>
          <table:table-cell table:formula="of:=MAX(MIN([.C291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702532" calcext:value-type="float">
            <text:p>0.702532</text:p>
          </table:table-cell>
          <table:table-cell table:formula="of:=([.A292]-[.A291])/[.$H$3]" office:value-type="float" office:value="1.50399999999995" calcext:value-type="float">
            <text:p>1.50399999999995</text:p>
          </table:table-cell>
          <table:table-cell table:formula="of:=([.B292]-[.B291])/[.$H$3]" office:value-type="float" office:value="-0.000000000111022302462516" calcext:value-type="float">
            <text:p>-1.11022302462516E-10</text:p>
          </table:table-cell>
          <table:table-cell table:formula="of:=MAX(MIN([.C292];16);-16)" office:value-type="float" office:value="-0.000000000111022302462516" calcext:value-type="float">
            <text:p>-1.11022302462516E-10</text:p>
          </table:table-cell>
          <table:table-cell table:number-columns-repeated="4"/>
        </table:table-row>
        <table:table-row table:style-name="ro1">
          <table:table-cell office:value-type="float" office:value="0.704034" calcext:value-type="float">
            <text:p>0.704034</text:p>
          </table:table-cell>
          <table:table-cell table:formula="of:=([.A293]-[.A292])/[.$H$3]" office:value-type="float" office:value="1.502" calcext:value-type="float">
            <text:p>1.502</text:p>
          </table:table-cell>
          <table:table-cell table:formula="of:=([.B293]-[.B292])/[.$H$3]" office:value-type="float" office:value="-1.99999999994649" calcext:value-type="float">
            <text:p>-1.99999999994649</text:p>
          </table:table-cell>
          <table:table-cell table:formula="of:=MAX(MIN([.C293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705536" calcext:value-type="float">
            <text:p>0.705536</text:p>
          </table:table-cell>
          <table:table-cell table:formula="of:=([.A294]-[.A293])/[.$H$3]" office:value-type="float" office:value="1.502" calcext:value-type="float">
            <text:p>1.502</text:p>
          </table:table-cell>
          <table:table-cell table:formula="of:=([.B294]-[.B293])/[.$H$3]" office:value-type="float" office:value="0" calcext:value-type="float">
            <text:p>0</text:p>
          </table:table-cell>
          <table:table-cell table:formula="of:=MAX(MIN([.C29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07037" calcext:value-type="float">
            <text:p>0.707037</text:p>
          </table:table-cell>
          <table:table-cell table:formula="of:=([.A295]-[.A294])/[.$H$3]" office:value-type="float" office:value="1.50099999999997" calcext:value-type="float">
            <text:p>1.50099999999997</text:p>
          </table:table-cell>
          <table:table-cell table:formula="of:=([.B295]-[.B294])/[.$H$3]" office:value-type="float" office:value="-1.00000000002876" calcext:value-type="float">
            <text:p>-1.00000000002876</text:p>
          </table:table-cell>
          <table:table-cell table:formula="of:=MAX(MIN([.C295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708536" calcext:value-type="float">
            <text:p>0.708536</text:p>
          </table:table-cell>
          <table:table-cell table:formula="of:=([.A296]-[.A295])/[.$H$3]" office:value-type="float" office:value="1.49900000000003" calcext:value-type="float">
            <text:p>1.49900000000003</text:p>
          </table:table-cell>
          <table:table-cell table:formula="of:=([.B296]-[.B295])/[.$H$3]" office:value-type="float" office:value="-1.99999999994649" calcext:value-type="float">
            <text:p>-1.99999999994649</text:p>
          </table:table-cell>
          <table:table-cell table:formula="of:=MAX(MIN([.C296];16);-16)" office:value-type="float" office:value="-1.99999999994649" calcext:value-type="float">
            <text:p>-1.99999999994649</text:p>
          </table:table-cell>
          <table:table-cell table:number-columns-repeated="4"/>
        </table:table-row>
        <table:table-row table:style-name="ro1">
          <table:table-cell office:value-type="float" office:value="0.710035" calcext:value-type="float">
            <text:p>0.710035</text:p>
          </table:table-cell>
          <table:table-cell table:formula="of:=([.A297]-[.A296])/[.$H$3]" office:value-type="float" office:value="1.49900000000003" calcext:value-type="float">
            <text:p>1.49900000000003</text:p>
          </table:table-cell>
          <table:table-cell table:formula="of:=([.B297]-[.B296])/[.$H$3]" office:value-type="float" office:value="0" calcext:value-type="float">
            <text:p>0</text:p>
          </table:table-cell>
          <table:table-cell table:formula="of:=MAX(MIN([.C297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11533" calcext:value-type="float">
            <text:p>0.711533</text:p>
          </table:table-cell>
          <table:table-cell table:formula="of:=([.A298]-[.A297])/[.$H$3]" office:value-type="float" office:value="1.498" calcext:value-type="float">
            <text:p>1.498</text:p>
          </table:table-cell>
          <table:table-cell table:formula="of:=([.B298]-[.B297])/[.$H$3]" office:value-type="float" office:value="-1.00000000002876" calcext:value-type="float">
            <text:p>-1.00000000002876</text:p>
          </table:table-cell>
          <table:table-cell table:formula="of:=MAX(MIN([.C298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71303" calcext:value-type="float">
            <text:p>0.71303</text:p>
          </table:table-cell>
          <table:table-cell table:formula="of:=([.A299]-[.A298])/[.$H$3]" office:value-type="float" office:value="1.49700000000008" calcext:value-type="float">
            <text:p>1.49700000000008</text:p>
          </table:table-cell>
          <table:table-cell table:formula="of:=([.B299]-[.B298])/[.$H$3]" office:value-type="float" office:value="-0.999999999917733" calcext:value-type="float">
            <text:p>-0.999999999917733</text:p>
          </table:table-cell>
          <table:table-cell table:formula="of:=MAX(MIN([.C299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714526" calcext:value-type="float">
            <text:p>0.714526</text:p>
          </table:table-cell>
          <table:table-cell table:formula="of:=([.A300]-[.A299])/[.$H$3]" office:value-type="float" office:value="1.49599999999994" calcext:value-type="float">
            <text:p>1.49599999999994</text:p>
          </table:table-cell>
          <table:table-cell table:formula="of:=([.B300]-[.B299])/[.$H$3]" office:value-type="float" office:value="-1.00000000013978" calcext:value-type="float">
            <text:p>-1.00000000013978</text:p>
          </table:table-cell>
          <table:table-cell table:formula="of:=MAX(MIN([.C300];16);-16)" office:value-type="float" office:value="-1.00000000013978" calcext:value-type="float">
            <text:p>-1.00000000013978</text:p>
          </table:table-cell>
          <table:table-cell table:number-columns-repeated="4"/>
        </table:table-row>
        <table:table-row table:style-name="ro1">
          <table:table-cell office:value-type="float" office:value="0.716021" calcext:value-type="float">
            <text:p>0.716021</text:p>
          </table:table-cell>
          <table:table-cell table:formula="of:=([.A301]-[.A300])/[.$H$3]" office:value-type="float" office:value="1.49500000000002" calcext:value-type="float">
            <text:p>1.49500000000002</text:p>
          </table:table-cell>
          <table:table-cell table:formula="of:=([.B301]-[.B300])/[.$H$3]" office:value-type="float" office:value="-0.999999999917733" calcext:value-type="float">
            <text:p>-0.999999999917733</text:p>
          </table:table-cell>
          <table:table-cell table:formula="of:=MAX(MIN([.C301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717515" calcext:value-type="float">
            <text:p>0.717515</text:p>
          </table:table-cell>
          <table:table-cell table:formula="of:=([.A302]-[.A301])/[.$H$3]" office:value-type="float" office:value="1.494" calcext:value-type="float">
            <text:p>1.494</text:p>
          </table:table-cell>
          <table:table-cell table:formula="of:=([.B302]-[.B301])/[.$H$3]" office:value-type="float" office:value="-1.00000000002876" calcext:value-type="float">
            <text:p>-1.00000000002876</text:p>
          </table:table-cell>
          <table:table-cell table:formula="of:=MAX(MIN([.C302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719009" calcext:value-type="float">
            <text:p>0.719009</text:p>
          </table:table-cell>
          <table:table-cell table:formula="of:=([.A303]-[.A302])/[.$H$3]" office:value-type="float" office:value="1.494" calcext:value-type="float">
            <text:p>1.494</text:p>
          </table:table-cell>
          <table:table-cell table:formula="of:=([.B303]-[.B302])/[.$H$3]" office:value-type="float" office:value="0" calcext:value-type="float">
            <text:p>0</text:p>
          </table:table-cell>
          <table:table-cell table:formula="of:=MAX(MIN([.C303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20501" calcext:value-type="float">
            <text:p>0.720501</text:p>
          </table:table-cell>
          <table:table-cell table:formula="of:=([.A304]-[.A303])/[.$H$3]" office:value-type="float" office:value="1.49199999999994" calcext:value-type="float">
            <text:p>1.49199999999994</text:p>
          </table:table-cell>
          <table:table-cell table:formula="of:=([.B304]-[.B303])/[.$H$3]" office:value-type="float" office:value="-2.00000000005751" calcext:value-type="float">
            <text:p>-2.00000000005751</text:p>
          </table:table-cell>
          <table:table-cell table:formula="of:=MAX(MIN([.C304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721992" calcext:value-type="float">
            <text:p>0.721992</text:p>
          </table:table-cell>
          <table:table-cell table:formula="of:=([.A305]-[.A304])/[.$H$3]" office:value-type="float" office:value="1.49100000000002" calcext:value-type="float">
            <text:p>1.49100000000002</text:p>
          </table:table-cell>
          <table:table-cell table:formula="of:=([.B305]-[.B304])/[.$H$3]" office:value-type="float" office:value="-0.999999999917733" calcext:value-type="float">
            <text:p>-0.999999999917733</text:p>
          </table:table-cell>
          <table:table-cell table:formula="of:=MAX(MIN([.C305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723483" calcext:value-type="float">
            <text:p>0.723483</text:p>
          </table:table-cell>
          <table:table-cell table:formula="of:=([.A306]-[.A305])/[.$H$3]" office:value-type="float" office:value="1.49100000000002" calcext:value-type="float">
            <text:p>1.49100000000002</text:p>
          </table:table-cell>
          <table:table-cell table:formula="of:=([.B306]-[.B305])/[.$H$3]" office:value-type="float" office:value="0" calcext:value-type="float">
            <text:p>0</text:p>
          </table:table-cell>
          <table:table-cell table:formula="of:=MAX(MIN([.C30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24973" calcext:value-type="float">
            <text:p>0.724973</text:p>
          </table:table-cell>
          <table:table-cell table:formula="of:=([.A307]-[.A306])/[.$H$3]" office:value-type="float" office:value="1.48999999999999" calcext:value-type="float">
            <text:p>1.48999999999999</text:p>
          </table:table-cell>
          <table:table-cell table:formula="of:=([.B307]-[.B306])/[.$H$3]" office:value-type="float" office:value="-1.00000000002876" calcext:value-type="float">
            <text:p>-1.00000000002876</text:p>
          </table:table-cell>
          <table:table-cell table:formula="of:=MAX(MIN([.C307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726461" calcext:value-type="float">
            <text:p>0.726461</text:p>
          </table:table-cell>
          <table:table-cell table:formula="of:=([.A308]-[.A307])/[.$H$3]" office:value-type="float" office:value="1.48799999999993" calcext:value-type="float">
            <text:p>1.48799999999993</text:p>
          </table:table-cell>
          <table:table-cell table:formula="of:=([.B308]-[.B307])/[.$H$3]" office:value-type="float" office:value="-2.00000000005751" calcext:value-type="float">
            <text:p>-2.00000000005751</text:p>
          </table:table-cell>
          <table:table-cell table:formula="of:=MAX(MIN([.C308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727949" calcext:value-type="float">
            <text:p>0.727949</text:p>
          </table:table-cell>
          <table:table-cell table:formula="of:=([.A309]-[.A308])/[.$H$3]" office:value-type="float" office:value="1.48800000000004" calcext:value-type="float">
            <text:p>1.48800000000004</text:p>
          </table:table-cell>
          <table:table-cell table:formula="of:=([.B309]-[.B308])/[.$H$3]" office:value-type="float" office:value="0.000000000111022302462516" calcext:value-type="float">
            <text:p>1.11022302462516E-10</text:p>
          </table:table-cell>
          <table:table-cell table:formula="of:=MAX(MIN([.C309];16);-16)" office:value-type="float" office:value="0.000000000111022302462516" calcext:value-type="float">
            <text:p>1.11022302462516E-10</text:p>
          </table:table-cell>
          <table:table-cell table:number-columns-repeated="4"/>
        </table:table-row>
        <table:table-row table:style-name="ro1">
          <table:table-cell office:value-type="float" office:value="0.729436" calcext:value-type="float">
            <text:p>0.729436</text:p>
          </table:table-cell>
          <table:table-cell table:formula="of:=([.A310]-[.A309])/[.$H$3]" office:value-type="float" office:value="1.48700000000002" calcext:value-type="float">
            <text:p>1.48700000000002</text:p>
          </table:table-cell>
          <table:table-cell table:formula="of:=([.B310]-[.B309])/[.$H$3]" office:value-type="float" office:value="-1.00000000002876" calcext:value-type="float">
            <text:p>-1.00000000002876</text:p>
          </table:table-cell>
          <table:table-cell table:formula="of:=MAX(MIN([.C310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730922" calcext:value-type="float">
            <text:p>0.730922</text:p>
          </table:table-cell>
          <table:table-cell table:formula="of:=([.A311]-[.A310])/[.$H$3]" office:value-type="float" office:value="1.48599999999999" calcext:value-type="float">
            <text:p>1.48599999999999</text:p>
          </table:table-cell>
          <table:table-cell table:formula="of:=([.B311]-[.B310])/[.$H$3]" office:value-type="float" office:value="-1.00000000002876" calcext:value-type="float">
            <text:p>-1.00000000002876</text:p>
          </table:table-cell>
          <table:table-cell table:formula="of:=MAX(MIN([.C311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732407" calcext:value-type="float">
            <text:p>0.732407</text:p>
          </table:table-cell>
          <table:table-cell table:formula="of:=([.A312]-[.A311])/[.$H$3]" office:value-type="float" office:value="1.48499999999996" calcext:value-type="float">
            <text:p>1.48499999999996</text:p>
          </table:table-cell>
          <table:table-cell table:formula="of:=([.B312]-[.B311])/[.$H$3]" office:value-type="float" office:value="-1.00000000002876" calcext:value-type="float">
            <text:p>-1.00000000002876</text:p>
          </table:table-cell>
          <table:table-cell table:formula="of:=MAX(MIN([.C312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733891" calcext:value-type="float">
            <text:p>0.733891</text:p>
          </table:table-cell>
          <table:table-cell table:formula="of:=([.A313]-[.A312])/[.$H$3]" office:value-type="float" office:value="1.48400000000004" calcext:value-type="float">
            <text:p>1.48400000000004</text:p>
          </table:table-cell>
          <table:table-cell table:formula="of:=([.B313]-[.B312])/[.$H$3]" office:value-type="float" office:value="-0.999999999917733" calcext:value-type="float">
            <text:p>-0.999999999917733</text:p>
          </table:table-cell>
          <table:table-cell table:formula="of:=MAX(MIN([.C313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735375" calcext:value-type="float">
            <text:p>0.735375</text:p>
          </table:table-cell>
          <table:table-cell table:formula="of:=([.A314]-[.A313])/[.$H$3]" office:value-type="float" office:value="1.48400000000004" calcext:value-type="float">
            <text:p>1.48400000000004</text:p>
          </table:table-cell>
          <table:table-cell table:formula="of:=([.B314]-[.B313])/[.$H$3]" office:value-type="float" office:value="0" calcext:value-type="float">
            <text:p>0</text:p>
          </table:table-cell>
          <table:table-cell table:formula="of:=MAX(MIN([.C314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36857" calcext:value-type="float">
            <text:p>0.736857</text:p>
          </table:table-cell>
          <table:table-cell table:formula="of:=([.A315]-[.A314])/[.$H$3]" office:value-type="float" office:value="1.48199999999998" calcext:value-type="float">
            <text:p>1.48199999999998</text:p>
          </table:table-cell>
          <table:table-cell table:formula="of:=([.B315]-[.B314])/[.$H$3]" office:value-type="float" office:value="-2.00000000005751" calcext:value-type="float">
            <text:p>-2.00000000005751</text:p>
          </table:table-cell>
          <table:table-cell table:formula="of:=MAX(MIN([.C315];16);-16)" office:value-type="float" office:value="-2.00000000005751" calcext:value-type="float">
            <text:p>-2.00000000005751</text:p>
          </table:table-cell>
          <table:table-cell table:number-columns-repeated="4"/>
        </table:table-row>
        <table:table-row table:style-name="ro1">
          <table:table-cell office:value-type="float" office:value="0.738339" calcext:value-type="float">
            <text:p>0.738339</text:p>
          </table:table-cell>
          <table:table-cell table:formula="of:=([.A316]-[.A315])/[.$H$3]" office:value-type="float" office:value="1.48199999999998" calcext:value-type="float">
            <text:p>1.48199999999998</text:p>
          </table:table-cell>
          <table:table-cell table:formula="of:=([.B316]-[.B315])/[.$H$3]" office:value-type="float" office:value="0" calcext:value-type="float">
            <text:p>0</text:p>
          </table:table-cell>
          <table:table-cell table:formula="of:=MAX(MIN([.C316];16);-16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73982" calcext:value-type="float">
            <text:p>0.73982</text:p>
          </table:table-cell>
          <table:table-cell table:formula="of:=([.A317]-[.A316])/[.$H$3]" office:value-type="float" office:value="1.48100000000007" calcext:value-type="float">
            <text:p>1.48100000000007</text:p>
          </table:table-cell>
          <table:table-cell table:formula="of:=([.B317]-[.B316])/[.$H$3]" office:value-type="float" office:value="-0.999999999917733" calcext:value-type="float">
            <text:p>-0.999999999917733</text:p>
          </table:table-cell>
          <table:table-cell table:formula="of:=MAX(MIN([.C317];16);-16)" office:value-type="float" office:value="-0.999999999917733" calcext:value-type="float">
            <text:p>-0.999999999917733</text:p>
          </table:table-cell>
          <table:table-cell table:number-columns-repeated="4"/>
        </table:table-row>
        <table:table-row table:style-name="ro1">
          <table:table-cell office:value-type="float" office:value="0.7413" calcext:value-type="float">
            <text:p>0.7413</text:p>
          </table:table-cell>
          <table:table-cell table:formula="of:=([.A318]-[.A317])/[.$H$3]" office:value-type="float" office:value="1.48000000000004" calcext:value-type="float">
            <text:p>1.48000000000004</text:p>
          </table:table-cell>
          <table:table-cell table:formula="of:=([.B318]-[.B317])/[.$H$3]" office:value-type="float" office:value="-1.00000000002876" calcext:value-type="float">
            <text:p>-1.00000000002876</text:p>
          </table:table-cell>
          <table:table-cell table:formula="of:=MAX(MIN([.C318];16);-16)" office:value-type="float" office:value="-1.00000000002876" calcext:value-type="float">
            <text:p>-1.00000000002876</text:p>
          </table:table-cell>
          <table:table-cell table:number-columns-repeated="4"/>
        </table:table-row>
        <table:table-row table:style-name="ro1">
          <table:table-cell office:value-type="float" office:value="0.742775" calcext:value-type="float">
            <text:p>0.742775</text:p>
          </table:table-cell>
          <table:table-cell table:formula="of:=([.A319]-[.A318])/[.$H$3]" office:value-type="float" office:value="1.47499999999989" calcext:value-type="float">
            <text:p>1.47499999999989</text:p>
          </table:table-cell>
          <table:table-cell table:formula="of:=([.B319]-[.B318])/[.$H$3]" office:value-type="float" office:value="-5.00000000014378" calcext:value-type="float">
            <text:p>-5.00000000014378</text:p>
          </table:table-cell>
          <table:table-cell table:formula="of:=MAX(MIN([.C319];16);-16)" office:value-type="float" office:value="-5.00000000014378" calcext:value-type="float">
            <text:p>-5.00000000014378</text:p>
          </table:table-cell>
          <table:table-cell table:number-columns-repeated="4"/>
        </table:table-row>
        <table:table-row table:style-name="ro1">
          <table:table-cell office:value-type="float" office:value="0.744243" calcext:value-type="float">
            <text:p>0.744243</text:p>
          </table:table-cell>
          <table:table-cell table:formula="of:=([.A320]-[.A319])/[.$H$3]" office:value-type="float" office:value="1.46800000000002" calcext:value-type="float">
            <text:p>1.46800000000002</text:p>
          </table:table-cell>
          <table:table-cell table:formula="of:=([.B320]-[.B319])/[.$H$3]" office:value-type="float" office:value="-6.99999999986822" calcext:value-type="float">
            <text:p>-6.99999999986822</text:p>
          </table:table-cell>
          <table:table-cell table:formula="of:=MAX(MIN([.C320];16);-16)" office:value-type="float" office:value="-6.99999999986822" calcext:value-type="float">
            <text:p>-6.99999999986822</text:p>
          </table:table-cell>
          <table:table-cell table:number-columns-repeated="4"/>
        </table:table-row>
        <table:table-row table:style-name="ro1">
          <table:table-cell office:value-type="float" office:value="0.745699" calcext:value-type="float">
            <text:p>0.745699</text:p>
          </table:table-cell>
          <table:table-cell table:formula="of:=([.A321]-[.A320])/[.$H$3]" office:value-type="float" office:value="1.45600000000001" calcext:value-type="float">
            <text:p>1.45600000000001</text:p>
          </table:table-cell>
          <table:table-cell table:formula="of:=([.B321]-[.B320])/[.$H$3]" office:value-type="float" office:value="-12.000000000012" calcext:value-type="float">
            <text:p>-12.000000000012</text:p>
          </table:table-cell>
          <table:table-cell table:formula="of:=MAX(MIN([.C321];16);-16)" office:value-type="float" office:value="-12.000000000012" calcext:value-type="float">
            <text:p>-12.000000000012</text:p>
          </table:table-cell>
          <table:table-cell table:number-columns-repeated="4"/>
        </table:table-row>
        <table:table-row table:style-name="ro1">
          <table:table-cell office:value-type="float" office:value="0.747145" calcext:value-type="float">
            <text:p>0.747145</text:p>
          </table:table-cell>
          <table:table-cell table:formula="of:=([.A322]-[.A321])/[.$H$3]" office:value-type="float" office:value="1.44599999999995" calcext:value-type="float">
            <text:p>1.44599999999995</text:p>
          </table:table-cell>
          <table:table-cell table:formula="of:=([.B322]-[.B321])/[.$H$3]" office:value-type="float" office:value="-10.0000000000655" calcext:value-type="float">
            <text:p>-10.0000000000655</text:p>
          </table:table-cell>
          <table:table-cell table:formula="of:=MAX(MIN([.C32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74858" calcext:value-type="float">
            <text:p>0.74858</text:p>
          </table:table-cell>
          <table:table-cell table:formula="of:=([.A323]-[.A322])/[.$H$3]" office:value-type="float" office:value="1.43500000000008" calcext:value-type="float">
            <text:p>1.43500000000008</text:p>
          </table:table-cell>
          <table:table-cell table:formula="of:=([.B323]-[.B322])/[.$H$3]" office:value-type="float" office:value="-10.9999999998722" calcext:value-type="float">
            <text:p>-10.9999999998722</text:p>
          </table:table-cell>
          <table:table-cell table:formula="of:=MAX(MIN([.C323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750005" calcext:value-type="float">
            <text:p>0.750005</text:p>
          </table:table-cell>
          <table:table-cell table:formula="of:=([.A324]-[.A323])/[.$H$3]" office:value-type="float" office:value="1.4249999999999" calcext:value-type="float">
            <text:p>1.4249999999999</text:p>
          </table:table-cell>
          <table:table-cell table:formula="of:=([.B324]-[.B323])/[.$H$3]" office:value-type="float" office:value="-10.0000000001765" calcext:value-type="float">
            <text:p>-10.0000000001765</text:p>
          </table:table-cell>
          <table:table-cell table:formula="of:=MAX(MIN([.C324];16);-16)" office:value-type="float" office:value="-10.0000000001765" calcext:value-type="float">
            <text:p>-10.0000000001765</text:p>
          </table:table-cell>
          <table:table-cell table:number-columns-repeated="4"/>
        </table:table-row>
        <table:table-row table:style-name="ro1">
          <table:table-cell office:value-type="float" office:value="0.751418" calcext:value-type="float">
            <text:p>0.751418</text:p>
          </table:table-cell>
          <table:table-cell table:formula="of:=([.A325]-[.A324])/[.$H$3]" office:value-type="float" office:value="1.413" calcext:value-type="float">
            <text:p>1.413</text:p>
          </table:table-cell>
          <table:table-cell table:formula="of:=([.B325]-[.B324])/[.$H$3]" office:value-type="float" office:value="-11.999999999901" calcext:value-type="float">
            <text:p>-11.999999999901</text:p>
          </table:table-cell>
          <table:table-cell table:formula="of:=MAX(MIN([.C325];16);-16)" office:value-type="float" office:value="-11.999999999901" calcext:value-type="float">
            <text:p>-11.999999999901</text:p>
          </table:table-cell>
          <table:table-cell table:number-columns-repeated="4"/>
        </table:table-row>
        <table:table-row table:style-name="ro1">
          <table:table-cell office:value-type="float" office:value="0.752821" calcext:value-type="float">
            <text:p>0.752821</text:p>
          </table:table-cell>
          <table:table-cell table:formula="of:=([.A326]-[.A325])/[.$H$3]" office:value-type="float" office:value="1.40300000000004" calcext:value-type="float">
            <text:p>1.40300000000004</text:p>
          </table:table-cell>
          <table:table-cell table:formula="of:=([.B326]-[.B325])/[.$H$3]" office:value-type="float" office:value="-9.99999999995449" calcext:value-type="float">
            <text:p>-9.99999999995449</text:p>
          </table:table-cell>
          <table:table-cell table:formula="of:=MAX(MIN([.C326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754213" calcext:value-type="float">
            <text:p>0.754213</text:p>
          </table:table-cell>
          <table:table-cell table:formula="of:=([.A327]-[.A326])/[.$H$3]" office:value-type="float" office:value="1.39199999999995" calcext:value-type="float">
            <text:p>1.39199999999995</text:p>
          </table:table-cell>
          <table:table-cell table:formula="of:=([.B327]-[.B326])/[.$H$3]" office:value-type="float" office:value="-11.0000000000943" calcext:value-type="float">
            <text:p>-11.0000000000943</text:p>
          </table:table-cell>
          <table:table-cell table:formula="of:=MAX(MIN([.C327];16);-16)" office:value-type="float" office:value="-11.0000000000943" calcext:value-type="float">
            <text:p>-11.0000000000943</text:p>
          </table:table-cell>
          <table:table-cell table:number-columns-repeated="4"/>
        </table:table-row>
        <table:table-row table:style-name="ro1">
          <table:table-cell office:value-type="float" office:value="0.755595" calcext:value-type="float">
            <text:p>0.755595</text:p>
          </table:table-cell>
          <table:table-cell table:formula="of:=([.A328]-[.A327])/[.$H$3]" office:value-type="float" office:value="1.38200000000011" calcext:value-type="float">
            <text:p>1.38200000000011</text:p>
          </table:table-cell>
          <table:table-cell table:formula="of:=([.B328]-[.B327])/[.$H$3]" office:value-type="float" office:value="-9.99999999984347" calcext:value-type="float">
            <text:p>-9.99999999984347</text:p>
          </table:table-cell>
          <table:table-cell table:formula="of:=MAX(MIN([.C328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0.756966" calcext:value-type="float">
            <text:p>0.756966</text:p>
          </table:table-cell>
          <table:table-cell table:formula="of:=([.A329]-[.A328])/[.$H$3]" office:value-type="float" office:value="1.3709999999999" calcext:value-type="float">
            <text:p>1.3709999999999</text:p>
          </table:table-cell>
          <table:table-cell table:formula="of:=([.B329]-[.B328])/[.$H$3]" office:value-type="float" office:value="-11.0000000002053" calcext:value-type="float">
            <text:p>-11.0000000002053</text:p>
          </table:table-cell>
          <table:table-cell table:formula="of:=MAX(MIN([.C329];16);-16)" office:value-type="float" office:value="-11.0000000002053" calcext:value-type="float">
            <text:p>-11.0000000002053</text:p>
          </table:table-cell>
          <table:table-cell table:number-columns-repeated="4"/>
        </table:table-row>
        <table:table-row table:style-name="ro1">
          <table:table-cell office:value-type="float" office:value="0.758326" calcext:value-type="float">
            <text:p>0.758326</text:p>
          </table:table-cell>
          <table:table-cell table:formula="of:=([.A330]-[.A329])/[.$H$3]" office:value-type="float" office:value="1.36000000000003" calcext:value-type="float">
            <text:p>1.36000000000003</text:p>
          </table:table-cell>
          <table:table-cell table:formula="of:=([.B330]-[.B329])/[.$H$3]" office:value-type="float" office:value="-10.9999999998722" calcext:value-type="float">
            <text:p>-10.9999999998722</text:p>
          </table:table-cell>
          <table:table-cell table:formula="of:=MAX(MIN([.C330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759675" calcext:value-type="float">
            <text:p>0.759675</text:p>
          </table:table-cell>
          <table:table-cell table:formula="of:=([.A331]-[.A330])/[.$H$3]" office:value-type="float" office:value="1.34900000000004" calcext:value-type="float">
            <text:p>1.34900000000004</text:p>
          </table:table-cell>
          <table:table-cell table:formula="of:=([.B331]-[.B330])/[.$H$3]" office:value-type="float" office:value="-10.9999999999832" calcext:value-type="float">
            <text:p>-10.9999999999832</text:p>
          </table:table-cell>
          <table:table-cell table:formula="of:=MAX(MIN([.C331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761014" calcext:value-type="float">
            <text:p>0.761014</text:p>
          </table:table-cell>
          <table:table-cell table:formula="of:=([.A332]-[.A331])/[.$H$3]" office:value-type="float" office:value="1.33899999999998" calcext:value-type="float">
            <text:p>1.33899999999998</text:p>
          </table:table-cell>
          <table:table-cell table:formula="of:=([.B332]-[.B331])/[.$H$3]" office:value-type="float" office:value="-10.0000000000655" calcext:value-type="float">
            <text:p>-10.0000000000655</text:p>
          </table:table-cell>
          <table:table-cell table:formula="of:=MAX(MIN([.C33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762342" calcext:value-type="float">
            <text:p>0.762342</text:p>
          </table:table-cell>
          <table:table-cell table:formula="of:=([.A333]-[.A332])/[.$H$3]" office:value-type="float" office:value="1.328" calcext:value-type="float">
            <text:p>1.328</text:p>
          </table:table-cell>
          <table:table-cell table:formula="of:=([.B333]-[.B332])/[.$H$3]" office:value-type="float" office:value="-10.9999999999832" calcext:value-type="float">
            <text:p>-10.9999999999832</text:p>
          </table:table-cell>
          <table:table-cell table:formula="of:=MAX(MIN([.C333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76366" calcext:value-type="float">
            <text:p>0.76366</text:p>
          </table:table-cell>
          <table:table-cell table:formula="of:=([.A334]-[.A333])/[.$H$3]" office:value-type="float" office:value="1.31800000000015" calcext:value-type="float">
            <text:p>1.31800000000015</text:p>
          </table:table-cell>
          <table:table-cell table:formula="of:=([.B334]-[.B333])/[.$H$3]" office:value-type="float" office:value="-9.99999999984347" calcext:value-type="float">
            <text:p>-9.99999999984347</text:p>
          </table:table-cell>
          <table:table-cell table:formula="of:=MAX(MIN([.C334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0.764966" calcext:value-type="float">
            <text:p>0.764966</text:p>
          </table:table-cell>
          <table:table-cell table:formula="of:=([.A335]-[.A334])/[.$H$3]" office:value-type="float" office:value="1.30599999999981" calcext:value-type="float">
            <text:p>1.30599999999981</text:p>
          </table:table-cell>
          <table:table-cell table:formula="of:=([.B335]-[.B334])/[.$H$3]" office:value-type="float" office:value="-12.0000000003451" calcext:value-type="float">
            <text:p>-12.0000000003451</text:p>
          </table:table-cell>
          <table:table-cell table:formula="of:=MAX(MIN([.C335];16);-16)" office:value-type="float" office:value="-12.0000000003451" calcext:value-type="float">
            <text:p>-12.0000000003451</text:p>
          </table:table-cell>
          <table:table-cell table:number-columns-repeated="4"/>
        </table:table-row>
        <table:table-row table:style-name="ro1">
          <table:table-cell office:value-type="float" office:value="0.766263" calcext:value-type="float">
            <text:p>0.766263</text:p>
          </table:table-cell>
          <table:table-cell table:formula="of:=([.A336]-[.A335])/[.$H$3]" office:value-type="float" office:value="1.29699999999999" calcext:value-type="float">
            <text:p>1.29699999999999</text:p>
          </table:table-cell>
          <table:table-cell table:formula="of:=([.B336]-[.B335])/[.$H$3]" office:value-type="float" office:value="-8.99999999981471" calcext:value-type="float">
            <text:p>-8.99999999981471</text:p>
          </table:table-cell>
          <table:table-cell table:formula="of:=MAX(MIN([.C336];16);-16)" office:value-type="float" office:value="-8.99999999981471" calcext:value-type="float">
            <text:p>-8.99999999981471</text:p>
          </table:table-cell>
          <table:table-cell table:number-columns-repeated="4"/>
        </table:table-row>
        <table:table-row table:style-name="ro1">
          <table:table-cell office:value-type="float" office:value="0.767549" calcext:value-type="float">
            <text:p>0.767549</text:p>
          </table:table-cell>
          <table:table-cell table:formula="of:=([.A337]-[.A336])/[.$H$3]" office:value-type="float" office:value="1.28600000000001" calcext:value-type="float">
            <text:p>1.28600000000001</text:p>
          </table:table-cell>
          <table:table-cell table:formula="of:=([.B337]-[.B336])/[.$H$3]" office:value-type="float" office:value="-10.9999999999832" calcext:value-type="float">
            <text:p>-10.9999999999832</text:p>
          </table:table-cell>
          <table:table-cell table:formula="of:=MAX(MIN([.C337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768824" calcext:value-type="float">
            <text:p>0.768824</text:p>
          </table:table-cell>
          <table:table-cell table:formula="of:=([.A338]-[.A337])/[.$H$3]" office:value-type="float" office:value="1.27500000000003" calcext:value-type="float">
            <text:p>1.27500000000003</text:p>
          </table:table-cell>
          <table:table-cell table:formula="of:=([.B338]-[.B337])/[.$H$3]" office:value-type="float" office:value="-10.9999999999832" calcext:value-type="float">
            <text:p>-10.9999999999832</text:p>
          </table:table-cell>
          <table:table-cell table:formula="of:=MAX(MIN([.C338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770089" calcext:value-type="float">
            <text:p>0.770089</text:p>
          </table:table-cell>
          <table:table-cell table:formula="of:=([.A339]-[.A338])/[.$H$3]" office:value-type="float" office:value="1.26499999999996" calcext:value-type="float">
            <text:p>1.26499999999996</text:p>
          </table:table-cell>
          <table:table-cell table:formula="of:=([.B339]-[.B338])/[.$H$3]" office:value-type="float" office:value="-10.0000000000655" calcext:value-type="float">
            <text:p>-10.0000000000655</text:p>
          </table:table-cell>
          <table:table-cell table:formula="of:=MAX(MIN([.C33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771343" calcext:value-type="float">
            <text:p>0.771343</text:p>
          </table:table-cell>
          <table:table-cell table:formula="of:=([.A340]-[.A339])/[.$H$3]" office:value-type="float" office:value="1.25400000000009" calcext:value-type="float">
            <text:p>1.25400000000009</text:p>
          </table:table-cell>
          <table:table-cell table:formula="of:=([.B340]-[.B339])/[.$H$3]" office:value-type="float" office:value="-10.9999999998722" calcext:value-type="float">
            <text:p>-10.9999999998722</text:p>
          </table:table-cell>
          <table:table-cell table:formula="of:=MAX(MIN([.C340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772587" calcext:value-type="float">
            <text:p>0.772587</text:p>
          </table:table-cell>
          <table:table-cell table:formula="of:=([.A341]-[.A340])/[.$H$3]" office:value-type="float" office:value="1.24399999999991" calcext:value-type="float">
            <text:p>1.24399999999991</text:p>
          </table:table-cell>
          <table:table-cell table:formula="of:=([.B341]-[.B340])/[.$H$3]" office:value-type="float" office:value="-10.0000000001765" calcext:value-type="float">
            <text:p>-10.0000000001765</text:p>
          </table:table-cell>
          <table:table-cell table:formula="of:=MAX(MIN([.C341];16);-16)" office:value-type="float" office:value="-10.0000000001765" calcext:value-type="float">
            <text:p>-10.0000000001765</text:p>
          </table:table-cell>
          <table:table-cell table:number-columns-repeated="4"/>
        </table:table-row>
        <table:table-row table:style-name="ro1">
          <table:table-cell office:value-type="float" office:value="0.77382" calcext:value-type="float">
            <text:p>0.77382</text:p>
          </table:table-cell>
          <table:table-cell table:formula="of:=([.A342]-[.A341])/[.$H$3]" office:value-type="float" office:value="1.23300000000015" calcext:value-type="float">
            <text:p>1.23300000000015</text:p>
          </table:table-cell>
          <table:table-cell table:formula="of:=([.B342]-[.B341])/[.$H$3]" office:value-type="float" office:value="-10.9999999997612" calcext:value-type="float">
            <text:p>-10.9999999997612</text:p>
          </table:table-cell>
          <table:table-cell table:formula="of:=MAX(MIN([.C342];16);-16)" office:value-type="float" office:value="-10.9999999997612" calcext:value-type="float">
            <text:p>-10.9999999997612</text:p>
          </table:table-cell>
          <table:table-cell table:number-columns-repeated="4"/>
        </table:table-row>
        <table:table-row table:style-name="ro1">
          <table:table-cell office:value-type="float" office:value="0.775043" calcext:value-type="float">
            <text:p>0.775043</text:p>
          </table:table-cell>
          <table:table-cell table:formula="of:=([.A343]-[.A342])/[.$H$3]" office:value-type="float" office:value="1.22299999999986" calcext:value-type="float">
            <text:p>1.22299999999986</text:p>
          </table:table-cell>
          <table:table-cell table:formula="of:=([.B343]-[.B342])/[.$H$3]" office:value-type="float" office:value="-10.0000000002876" calcext:value-type="float">
            <text:p>-10.0000000002876</text:p>
          </table:table-cell>
          <table:table-cell table:formula="of:=MAX(MIN([.C343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0.776255" calcext:value-type="float">
            <text:p>0.776255</text:p>
          </table:table-cell>
          <table:table-cell table:formula="of:=([.A344]-[.A343])/[.$H$3]" office:value-type="float" office:value="1.21199999999999" calcext:value-type="float">
            <text:p>1.21199999999999</text:p>
          </table:table-cell>
          <table:table-cell table:formula="of:=([.B344]-[.B343])/[.$H$3]" office:value-type="float" office:value="-10.9999999998722" calcext:value-type="float">
            <text:p>-10.9999999998722</text:p>
          </table:table-cell>
          <table:table-cell table:formula="of:=MAX(MIN([.C344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777457" calcext:value-type="float">
            <text:p>0.777457</text:p>
          </table:table-cell>
          <table:table-cell table:formula="of:=([.A345]-[.A344])/[.$H$3]" office:value-type="float" office:value="1.20200000000004" calcext:value-type="float">
            <text:p>1.20200000000004</text:p>
          </table:table-cell>
          <table:table-cell table:formula="of:=([.B345]-[.B344])/[.$H$3]" office:value-type="float" office:value="-9.99999999995449" calcext:value-type="float">
            <text:p>-9.99999999995449</text:p>
          </table:table-cell>
          <table:table-cell table:formula="of:=MAX(MIN([.C345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778649" calcext:value-type="float">
            <text:p>0.778649</text:p>
          </table:table-cell>
          <table:table-cell table:formula="of:=([.A346]-[.A345])/[.$H$3]" office:value-type="float" office:value="1.19199999999997" calcext:value-type="float">
            <text:p>1.19199999999997</text:p>
          </table:table-cell>
          <table:table-cell table:formula="of:=([.B346]-[.B345])/[.$H$3]" office:value-type="float" office:value="-10.0000000000655" calcext:value-type="float">
            <text:p>-10.0000000000655</text:p>
          </table:table-cell>
          <table:table-cell table:formula="of:=MAX(MIN([.C34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77983" calcext:value-type="float">
            <text:p>0.77983</text:p>
          </table:table-cell>
          <table:table-cell table:formula="of:=([.A347]-[.A346])/[.$H$3]" office:value-type="float" office:value="1.1810000000001" calcext:value-type="float">
            <text:p>1.1810000000001</text:p>
          </table:table-cell>
          <table:table-cell table:formula="of:=([.B347]-[.B346])/[.$H$3]" office:value-type="float" office:value="-10.9999999998722" calcext:value-type="float">
            <text:p>-10.9999999998722</text:p>
          </table:table-cell>
          <table:table-cell table:formula="of:=MAX(MIN([.C347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781001" calcext:value-type="float">
            <text:p>0.781001</text:p>
          </table:table-cell>
          <table:table-cell table:formula="of:=([.A348]-[.A347])/[.$H$3]" office:value-type="float" office:value="1.17099999999992" calcext:value-type="float">
            <text:p>1.17099999999992</text:p>
          </table:table-cell>
          <table:table-cell table:formula="of:=([.B348]-[.B347])/[.$H$3]" office:value-type="float" office:value="-10.0000000001765" calcext:value-type="float">
            <text:p>-10.0000000001765</text:p>
          </table:table-cell>
          <table:table-cell table:formula="of:=MAX(MIN([.C348];16);-16)" office:value-type="float" office:value="-10.0000000001765" calcext:value-type="float">
            <text:p>-10.0000000001765</text:p>
          </table:table-cell>
          <table:table-cell table:number-columns-repeated="4"/>
        </table:table-row>
        <table:table-row table:style-name="ro1">
          <table:table-cell office:value-type="float" office:value="0.782161" calcext:value-type="float">
            <text:p>0.782161</text:p>
          </table:table-cell>
          <table:table-cell table:formula="of:=([.A349]-[.A348])/[.$H$3]" office:value-type="float" office:value="1.16000000000005" calcext:value-type="float">
            <text:p>1.16000000000005</text:p>
          </table:table-cell>
          <table:table-cell table:formula="of:=([.B349]-[.B348])/[.$H$3]" office:value-type="float" office:value="-10.9999999998722" calcext:value-type="float">
            <text:p>-10.9999999998722</text:p>
          </table:table-cell>
          <table:table-cell table:formula="of:=MAX(MIN([.C349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783311" calcext:value-type="float">
            <text:p>0.783311</text:p>
          </table:table-cell>
          <table:table-cell table:formula="of:=([.A350]-[.A349])/[.$H$3]" office:value-type="float" office:value="1.14999999999998" calcext:value-type="float">
            <text:p>1.14999999999998</text:p>
          </table:table-cell>
          <table:table-cell table:formula="of:=([.B350]-[.B349])/[.$H$3]" office:value-type="float" office:value="-10.0000000000655" calcext:value-type="float">
            <text:p>-10.0000000000655</text:p>
          </table:table-cell>
          <table:table-cell table:formula="of:=MAX(MIN([.C35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784451" calcext:value-type="float">
            <text:p>0.784451</text:p>
          </table:table-cell>
          <table:table-cell table:formula="of:=([.A351]-[.A350])/[.$H$3]" office:value-type="float" office:value="1.14000000000003" calcext:value-type="float">
            <text:p>1.14000000000003</text:p>
          </table:table-cell>
          <table:table-cell table:formula="of:=([.B351]-[.B350])/[.$H$3]" office:value-type="float" office:value="-9.99999999995449" calcext:value-type="float">
            <text:p>-9.99999999995449</text:p>
          </table:table-cell>
          <table:table-cell table:formula="of:=MAX(MIN([.C351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78558" calcext:value-type="float">
            <text:p>0.78558</text:p>
          </table:table-cell>
          <table:table-cell table:formula="of:=([.A352]-[.A351])/[.$H$3]" office:value-type="float" office:value="1.12900000000005" calcext:value-type="float">
            <text:p>1.12900000000005</text:p>
          </table:table-cell>
          <table:table-cell table:formula="of:=([.B352]-[.B351])/[.$H$3]" office:value-type="float" office:value="-10.9999999999832" calcext:value-type="float">
            <text:p>-10.9999999999832</text:p>
          </table:table-cell>
          <table:table-cell table:formula="of:=MAX(MIN([.C352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786699" calcext:value-type="float">
            <text:p>0.786699</text:p>
          </table:table-cell>
          <table:table-cell table:formula="of:=([.A353]-[.A352])/[.$H$3]" office:value-type="float" office:value="1.11899999999987" calcext:value-type="float">
            <text:p>1.11899999999987</text:p>
          </table:table-cell>
          <table:table-cell table:formula="of:=([.B353]-[.B352])/[.$H$3]" office:value-type="float" office:value="-10.0000000001765" calcext:value-type="float">
            <text:p>-10.0000000001765</text:p>
          </table:table-cell>
          <table:table-cell table:formula="of:=MAX(MIN([.C353];16);-16)" office:value-type="float" office:value="-10.0000000001765" calcext:value-type="float">
            <text:p>-10.0000000001765</text:p>
          </table:table-cell>
          <table:table-cell table:number-columns-repeated="4"/>
        </table:table-row>
        <table:table-row table:style-name="ro1">
          <table:table-cell office:value-type="float" office:value="0.787808" calcext:value-type="float">
            <text:p>0.787808</text:p>
          </table:table-cell>
          <table:table-cell table:formula="of:=([.A354]-[.A353])/[.$H$3]" office:value-type="float" office:value="1.10900000000003" calcext:value-type="float">
            <text:p>1.10900000000003</text:p>
          </table:table-cell>
          <table:table-cell table:formula="of:=([.B354]-[.B353])/[.$H$3]" office:value-type="float" office:value="-9.99999999984347" calcext:value-type="float">
            <text:p>-9.99999999984347</text:p>
          </table:table-cell>
          <table:table-cell table:formula="of:=MAX(MIN([.C354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0.788907" calcext:value-type="float">
            <text:p>0.788907</text:p>
          </table:table-cell>
          <table:table-cell table:formula="of:=([.A355]-[.A354])/[.$H$3]" office:value-type="float" office:value="1.09899999999996" calcext:value-type="float">
            <text:p>1.09899999999996</text:p>
          </table:table-cell>
          <table:table-cell table:formula="of:=([.B355]-[.B354])/[.$H$3]" office:value-type="float" office:value="-10.0000000000655" calcext:value-type="float">
            <text:p>-10.0000000000655</text:p>
          </table:table-cell>
          <table:table-cell table:formula="of:=MAX(MIN([.C35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789995" calcext:value-type="float">
            <text:p>0.789995</text:p>
          </table:table-cell>
          <table:table-cell table:formula="of:=([.A356]-[.A355])/[.$H$3]" office:value-type="float" office:value="1.08800000000009" calcext:value-type="float">
            <text:p>1.08800000000009</text:p>
          </table:table-cell>
          <table:table-cell table:formula="of:=([.B356]-[.B355])/[.$H$3]" office:value-type="float" office:value="-10.9999999998722" calcext:value-type="float">
            <text:p>-10.9999999998722</text:p>
          </table:table-cell>
          <table:table-cell table:formula="of:=MAX(MIN([.C356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791073" calcext:value-type="float">
            <text:p>0.791073</text:p>
          </table:table-cell>
          <table:table-cell table:formula="of:=([.A357]-[.A356])/[.$H$3]" office:value-type="float" office:value="1.07799999999991" calcext:value-type="float">
            <text:p>1.07799999999991</text:p>
          </table:table-cell>
          <table:table-cell table:formula="of:=([.B357]-[.B356])/[.$H$3]" office:value-type="float" office:value="-10.0000000001765" calcext:value-type="float">
            <text:p>-10.0000000001765</text:p>
          </table:table-cell>
          <table:table-cell table:formula="of:=MAX(MIN([.C357];16);-16)" office:value-type="float" office:value="-10.0000000001765" calcext:value-type="float">
            <text:p>-10.0000000001765</text:p>
          </table:table-cell>
          <table:table-cell table:number-columns-repeated="4"/>
        </table:table-row>
        <table:table-row table:style-name="ro1">
          <table:table-cell office:value-type="float" office:value="0.792141" calcext:value-type="float">
            <text:p>0.792141</text:p>
          </table:table-cell>
          <table:table-cell table:formula="of:=([.A358]-[.A357])/[.$H$3]" office:value-type="float" office:value="1.06800000000007" calcext:value-type="float">
            <text:p>1.06800000000007</text:p>
          </table:table-cell>
          <table:table-cell table:formula="of:=([.B358]-[.B357])/[.$H$3]" office:value-type="float" office:value="-9.99999999984347" calcext:value-type="float">
            <text:p>-9.99999999984347</text:p>
          </table:table-cell>
          <table:table-cell table:formula="of:=MAX(MIN([.C358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0.793198" calcext:value-type="float">
            <text:p>0.793198</text:p>
          </table:table-cell>
          <table:table-cell table:formula="of:=([.A359]-[.A358])/[.$H$3]" office:value-type="float" office:value="1.05699999999997" calcext:value-type="float">
            <text:p>1.05699999999997</text:p>
          </table:table-cell>
          <table:table-cell table:formula="of:=([.B359]-[.B358])/[.$H$3]" office:value-type="float" office:value="-11.0000000000943" calcext:value-type="float">
            <text:p>-11.0000000000943</text:p>
          </table:table-cell>
          <table:table-cell table:formula="of:=MAX(MIN([.C359];16);-16)" office:value-type="float" office:value="-11.0000000000943" calcext:value-type="float">
            <text:p>-11.0000000000943</text:p>
          </table:table-cell>
          <table:table-cell table:number-columns-repeated="4"/>
        </table:table-row>
        <table:table-row table:style-name="ro1">
          <table:table-cell office:value-type="float" office:value="0.794245" calcext:value-type="float">
            <text:p>0.794245</text:p>
          </table:table-cell>
          <table:table-cell table:formula="of:=([.A360]-[.A359])/[.$H$3]" office:value-type="float" office:value="1.04700000000002" calcext:value-type="float">
            <text:p>1.04700000000002</text:p>
          </table:table-cell>
          <table:table-cell table:formula="of:=([.B360]-[.B359])/[.$H$3]" office:value-type="float" office:value="-9.99999999995449" calcext:value-type="float">
            <text:p>-9.99999999995449</text:p>
          </table:table-cell>
          <table:table-cell table:formula="of:=MAX(MIN([.C360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795282" calcext:value-type="float">
            <text:p>0.795282</text:p>
          </table:table-cell>
          <table:table-cell table:formula="of:=([.A361]-[.A360])/[.$H$3]" office:value-type="float" office:value="1.03699999999995" calcext:value-type="float">
            <text:p>1.03699999999995</text:p>
          </table:table-cell>
          <table:table-cell table:formula="of:=([.B361]-[.B360])/[.$H$3]" office:value-type="float" office:value="-10.0000000000655" calcext:value-type="float">
            <text:p>-10.0000000000655</text:p>
          </table:table-cell>
          <table:table-cell table:formula="of:=MAX(MIN([.C36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796309" calcext:value-type="float">
            <text:p>0.796309</text:p>
          </table:table-cell>
          <table:table-cell table:formula="of:=([.A362]-[.A361])/[.$H$3]" office:value-type="float" office:value="1.027" calcext:value-type="float">
            <text:p>1.027</text:p>
          </table:table-cell>
          <table:table-cell table:formula="of:=([.B362]-[.B361])/[.$H$3]" office:value-type="float" office:value="-9.99999999995449" calcext:value-type="float">
            <text:p>-9.99999999995449</text:p>
          </table:table-cell>
          <table:table-cell table:formula="of:=MAX(MIN([.C362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797326" calcext:value-type="float">
            <text:p>0.797326</text:p>
          </table:table-cell>
          <table:table-cell table:formula="of:=([.A363]-[.A362])/[.$H$3]" office:value-type="float" office:value="1.01700000000005" calcext:value-type="float">
            <text:p>1.01700000000005</text:p>
          </table:table-cell>
          <table:table-cell table:formula="of:=([.B363]-[.B362])/[.$H$3]" office:value-type="float" office:value="-9.99999999995449" calcext:value-type="float">
            <text:p>-9.99999999995449</text:p>
          </table:table-cell>
          <table:table-cell table:formula="of:=MAX(MIN([.C363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798332" calcext:value-type="float">
            <text:p>0.798332</text:p>
          </table:table-cell>
          <table:table-cell table:formula="of:=([.A364]-[.A363])/[.$H$3]" office:value-type="float" office:value="1.00599999999995" calcext:value-type="float">
            <text:p>1.00599999999995</text:p>
          </table:table-cell>
          <table:table-cell table:formula="of:=([.B364]-[.B363])/[.$H$3]" office:value-type="float" office:value="-11.0000000000943" calcext:value-type="float">
            <text:p>-11.0000000000943</text:p>
          </table:table-cell>
          <table:table-cell table:formula="of:=MAX(MIN([.C364];16);-16)" office:value-type="float" office:value="-11.0000000000943" calcext:value-type="float">
            <text:p>-11.0000000000943</text:p>
          </table:table-cell>
          <table:table-cell table:number-columns-repeated="4"/>
        </table:table-row>
        <table:table-row table:style-name="ro1">
          <table:table-cell office:value-type="float" office:value="0.799328" calcext:value-type="float">
            <text:p>0.799328</text:p>
          </table:table-cell>
          <table:table-cell table:formula="of:=([.A365]-[.A364])/[.$H$3]" office:value-type="float" office:value="0.995999999999997" calcext:value-type="float">
            <text:p>0.995999999999997</text:p>
          </table:table-cell>
          <table:table-cell table:formula="of:=([.B365]-[.B364])/[.$H$3]" office:value-type="float" office:value="-9.99999999995449" calcext:value-type="float">
            <text:p>-9.99999999995449</text:p>
          </table:table-cell>
          <table:table-cell table:formula="of:=MAX(MIN([.C365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00314" calcext:value-type="float">
            <text:p>0.800314</text:p>
          </table:table-cell>
          <table:table-cell table:formula="of:=([.A366]-[.A365])/[.$H$3]" office:value-type="float" office:value="0.986000000000042" calcext:value-type="float">
            <text:p>0.986000000000042</text:p>
          </table:table-cell>
          <table:table-cell table:formula="of:=([.B366]-[.B365])/[.$H$3]" office:value-type="float" office:value="-9.99999999995449" calcext:value-type="float">
            <text:p>-9.99999999995449</text:p>
          </table:table-cell>
          <table:table-cell table:formula="of:=MAX(MIN([.C366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0129" calcext:value-type="float">
            <text:p>0.80129</text:p>
          </table:table-cell>
          <table:table-cell table:formula="of:=([.A367]-[.A366])/[.$H$3]" office:value-type="float" office:value="0.976000000000088" calcext:value-type="float">
            <text:p>0.976000000000088</text:p>
          </table:table-cell>
          <table:table-cell table:formula="of:=([.B367]-[.B366])/[.$H$3]" office:value-type="float" office:value="-9.99999999995449" calcext:value-type="float">
            <text:p>-9.99999999995449</text:p>
          </table:table-cell>
          <table:table-cell table:formula="of:=MAX(MIN([.C367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02256" calcext:value-type="float">
            <text:p>0.802256</text:p>
          </table:table-cell>
          <table:table-cell table:formula="of:=([.A368]-[.A367])/[.$H$3]" office:value-type="float" office:value="0.965999999999911" calcext:value-type="float">
            <text:p>0.965999999999911</text:p>
          </table:table-cell>
          <table:table-cell table:formula="of:=([.B368]-[.B367])/[.$H$3]" office:value-type="float" office:value="-10.0000000001765" calcext:value-type="float">
            <text:p>-10.0000000001765</text:p>
          </table:table-cell>
          <table:table-cell table:formula="of:=MAX(MIN([.C368];16);-16)" office:value-type="float" office:value="-10.0000000001765" calcext:value-type="float">
            <text:p>-10.0000000001765</text:p>
          </table:table-cell>
          <table:table-cell table:number-columns-repeated="4"/>
        </table:table-row>
        <table:table-row table:style-name="ro1">
          <table:table-cell office:value-type="float" office:value="0.803212" calcext:value-type="float">
            <text:p>0.803212</text:p>
          </table:table-cell>
          <table:table-cell table:formula="of:=([.A369]-[.A368])/[.$H$3]" office:value-type="float" office:value="0.955999999999957" calcext:value-type="float">
            <text:p>0.955999999999957</text:p>
          </table:table-cell>
          <table:table-cell table:formula="of:=([.B369]-[.B368])/[.$H$3]" office:value-type="float" office:value="-9.99999999995449" calcext:value-type="float">
            <text:p>-9.99999999995449</text:p>
          </table:table-cell>
          <table:table-cell table:formula="of:=MAX(MIN([.C369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04157" calcext:value-type="float">
            <text:p>0.804157</text:p>
          </table:table-cell>
          <table:table-cell table:formula="of:=([.A370]-[.A369])/[.$H$3]" office:value-type="float" office:value="0.945000000000085" calcext:value-type="float">
            <text:p>0.945000000000085</text:p>
          </table:table-cell>
          <table:table-cell table:formula="of:=([.B370]-[.B369])/[.$H$3]" office:value-type="float" office:value="-10.9999999998722" calcext:value-type="float">
            <text:p>-10.9999999998722</text:p>
          </table:table-cell>
          <table:table-cell table:formula="of:=MAX(MIN([.C370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805093" calcext:value-type="float">
            <text:p>0.805093</text:p>
          </table:table-cell>
          <table:table-cell table:formula="of:=([.A371]-[.A370])/[.$H$3]" office:value-type="float" office:value="0.935999999999937" calcext:value-type="float">
            <text:p>0.935999999999937</text:p>
          </table:table-cell>
          <table:table-cell table:formula="of:=([.B371]-[.B370])/[.$H$3]" office:value-type="float" office:value="-9.00000000014778" calcext:value-type="float">
            <text:p>-9.00000000014778</text:p>
          </table:table-cell>
          <table:table-cell table:formula="of:=MAX(MIN([.C371];16);-16)" office:value-type="float" office:value="-9.00000000014778" calcext:value-type="float">
            <text:p>-9.00000000014778</text:p>
          </table:table-cell>
          <table:table-cell table:number-columns-repeated="4"/>
        </table:table-row>
        <table:table-row table:style-name="ro1">
          <table:table-cell office:value-type="float" office:value="0.806018" calcext:value-type="float">
            <text:p>0.806018</text:p>
          </table:table-cell>
          <table:table-cell table:formula="of:=([.A372]-[.A371])/[.$H$3]" office:value-type="float" office:value="0.925000000000065" calcext:value-type="float">
            <text:p>0.925000000000065</text:p>
          </table:table-cell>
          <table:table-cell table:formula="of:=([.B372]-[.B371])/[.$H$3]" office:value-type="float" office:value="-10.9999999998722" calcext:value-type="float">
            <text:p>-10.9999999998722</text:p>
          </table:table-cell>
          <table:table-cell table:formula="of:=MAX(MIN([.C372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806934" calcext:value-type="float">
            <text:p>0.806934</text:p>
          </table:table-cell>
          <table:table-cell table:formula="of:=([.A373]-[.A372])/[.$H$3]" office:value-type="float" office:value="0.915999999999917" calcext:value-type="float">
            <text:p>0.915999999999917</text:p>
          </table:table-cell>
          <table:table-cell table:formula="of:=([.B373]-[.B372])/[.$H$3]" office:value-type="float" office:value="-9.00000000014778" calcext:value-type="float">
            <text:p>-9.00000000014778</text:p>
          </table:table-cell>
          <table:table-cell table:formula="of:=MAX(MIN([.C373];16);-16)" office:value-type="float" office:value="-9.00000000014778" calcext:value-type="float">
            <text:p>-9.00000000014778</text:p>
          </table:table-cell>
          <table:table-cell table:number-columns-repeated="4"/>
        </table:table-row>
        <table:table-row table:style-name="ro1">
          <table:table-cell office:value-type="float" office:value="0.807839" calcext:value-type="float">
            <text:p>0.807839</text:p>
          </table:table-cell>
          <table:table-cell table:formula="of:=([.A374]-[.A373])/[.$H$3]" office:value-type="float" office:value="0.905000000000045" calcext:value-type="float">
            <text:p>0.905000000000045</text:p>
          </table:table-cell>
          <table:table-cell table:formula="of:=([.B374]-[.B373])/[.$H$3]" office:value-type="float" office:value="-10.9999999998722" calcext:value-type="float">
            <text:p>-10.9999999998722</text:p>
          </table:table-cell>
          <table:table-cell table:formula="of:=MAX(MIN([.C374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808734" calcext:value-type="float">
            <text:p>0.808734</text:p>
          </table:table-cell>
          <table:table-cell table:formula="of:=([.A375]-[.A374])/[.$H$3]" office:value-type="float" office:value="0.894999999999979" calcext:value-type="float">
            <text:p>0.894999999999979</text:p>
          </table:table-cell>
          <table:table-cell table:formula="of:=([.B375]-[.B374])/[.$H$3]" office:value-type="float" office:value="-10.0000000000655" calcext:value-type="float">
            <text:p>-10.0000000000655</text:p>
          </table:table-cell>
          <table:table-cell table:formula="of:=MAX(MIN([.C375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09619" calcext:value-type="float">
            <text:p>0.809619</text:p>
          </table:table-cell>
          <table:table-cell table:formula="of:=([.A376]-[.A375])/[.$H$3]" office:value-type="float" office:value="0.885000000000025" calcext:value-type="float">
            <text:p>0.885000000000025</text:p>
          </table:table-cell>
          <table:table-cell table:formula="of:=([.B376]-[.B375])/[.$H$3]" office:value-type="float" office:value="-9.99999999995449" calcext:value-type="float">
            <text:p>-9.99999999995449</text:p>
          </table:table-cell>
          <table:table-cell table:formula="of:=MAX(MIN([.C376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10494" calcext:value-type="float">
            <text:p>0.810494</text:p>
          </table:table-cell>
          <table:table-cell table:formula="of:=([.A377]-[.A376])/[.$H$3]" office:value-type="float" office:value="0.874999999999959" calcext:value-type="float">
            <text:p>0.874999999999959</text:p>
          </table:table-cell>
          <table:table-cell table:formula="of:=([.B377]-[.B376])/[.$H$3]" office:value-type="float" office:value="-10.0000000000655" calcext:value-type="float">
            <text:p>-10.0000000000655</text:p>
          </table:table-cell>
          <table:table-cell table:formula="of:=MAX(MIN([.C37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11359" calcext:value-type="float">
            <text:p>0.811359</text:p>
          </table:table-cell>
          <table:table-cell table:formula="of:=([.A378]-[.A377])/[.$H$3]" office:value-type="float" office:value="0.865000000000005" calcext:value-type="float">
            <text:p>0.865000000000005</text:p>
          </table:table-cell>
          <table:table-cell table:formula="of:=([.B378]-[.B377])/[.$H$3]" office:value-type="float" office:value="-9.99999999995449" calcext:value-type="float">
            <text:p>-9.99999999995449</text:p>
          </table:table-cell>
          <table:table-cell table:formula="of:=MAX(MIN([.C378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12214" calcext:value-type="float">
            <text:p>0.812214</text:p>
          </table:table-cell>
          <table:table-cell table:formula="of:=([.A379]-[.A378])/[.$H$3]" office:value-type="float" office:value="0.85500000000005" calcext:value-type="float">
            <text:p>0.85500000000005</text:p>
          </table:table-cell>
          <table:table-cell table:formula="of:=([.B379]-[.B378])/[.$H$3]" office:value-type="float" office:value="-9.99999999995449" calcext:value-type="float">
            <text:p>-9.99999999995449</text:p>
          </table:table-cell>
          <table:table-cell table:formula="of:=MAX(MIN([.C379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13059" calcext:value-type="float">
            <text:p>0.813059</text:p>
          </table:table-cell>
          <table:table-cell table:formula="of:=([.A380]-[.A379])/[.$H$3]" office:value-type="float" office:value="0.844999999999985" calcext:value-type="float">
            <text:p>0.844999999999985</text:p>
          </table:table-cell>
          <table:table-cell table:formula="of:=([.B380]-[.B379])/[.$H$3]" office:value-type="float" office:value="-10.0000000000655" calcext:value-type="float">
            <text:p>-10.0000000000655</text:p>
          </table:table-cell>
          <table:table-cell table:formula="of:=MAX(MIN([.C380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13894" calcext:value-type="float">
            <text:p>0.813894</text:p>
          </table:table-cell>
          <table:table-cell table:formula="of:=([.A381]-[.A380])/[.$H$3]" office:value-type="float" office:value="0.83500000000003" calcext:value-type="float">
            <text:p>0.83500000000003</text:p>
          </table:table-cell>
          <table:table-cell table:formula="of:=([.B381]-[.B380])/[.$H$3]" office:value-type="float" office:value="-9.99999999995449" calcext:value-type="float">
            <text:p>-9.99999999995449</text:p>
          </table:table-cell>
          <table:table-cell table:formula="of:=MAX(MIN([.C381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14719" calcext:value-type="float">
            <text:p>0.814719</text:p>
          </table:table-cell>
          <table:table-cell table:formula="of:=([.A382]-[.A381])/[.$H$3]" office:value-type="float" office:value="0.824999999999965" calcext:value-type="float">
            <text:p>0.824999999999965</text:p>
          </table:table-cell>
          <table:table-cell table:formula="of:=([.B382]-[.B381])/[.$H$3]" office:value-type="float" office:value="-10.0000000000655" calcext:value-type="float">
            <text:p>-10.0000000000655</text:p>
          </table:table-cell>
          <table:table-cell table:formula="of:=MAX(MIN([.C38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15535" calcext:value-type="float">
            <text:p>0.815535</text:p>
          </table:table-cell>
          <table:table-cell table:formula="of:=([.A383]-[.A382])/[.$H$3]" office:value-type="float" office:value="0.816000000000039" calcext:value-type="float">
            <text:p>0.816000000000039</text:p>
          </table:table-cell>
          <table:table-cell table:formula="of:=([.B383]-[.B382])/[.$H$3]" office:value-type="float" office:value="-8.99999999992573" calcext:value-type="float">
            <text:p>-8.99999999992573</text:p>
          </table:table-cell>
          <table:table-cell table:formula="of:=MAX(MIN([.C383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1634" calcext:value-type="float">
            <text:p>0.81634</text:p>
          </table:table-cell>
          <table:table-cell table:formula="of:=([.A384]-[.A383])/[.$H$3]" office:value-type="float" office:value="0.805000000000056" calcext:value-type="float">
            <text:p>0.805000000000056</text:p>
          </table:table-cell>
          <table:table-cell table:formula="of:=([.B384]-[.B383])/[.$H$3]" office:value-type="float" office:value="-10.9999999999832" calcext:value-type="float">
            <text:p>-10.9999999999832</text:p>
          </table:table-cell>
          <table:table-cell table:formula="of:=MAX(MIN([.C384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817135" calcext:value-type="float">
            <text:p>0.817135</text:p>
          </table:table-cell>
          <table:table-cell table:formula="of:=([.A385]-[.A384])/[.$H$3]" office:value-type="float" office:value="0.794999999999879" calcext:value-type="float">
            <text:p>0.794999999999879</text:p>
          </table:table-cell>
          <table:table-cell table:formula="of:=([.B385]-[.B384])/[.$H$3]" office:value-type="float" office:value="-10.0000000001765" calcext:value-type="float">
            <text:p>-10.0000000001765</text:p>
          </table:table-cell>
          <table:table-cell table:formula="of:=MAX(MIN([.C385];16);-16)" office:value-type="float" office:value="-10.0000000001765" calcext:value-type="float">
            <text:p>-10.0000000001765</text:p>
          </table:table-cell>
          <table:table-cell table:number-columns-repeated="4"/>
        </table:table-row>
        <table:table-row table:style-name="ro1">
          <table:table-cell office:value-type="float" office:value="0.81792" calcext:value-type="float">
            <text:p>0.81792</text:p>
          </table:table-cell>
          <table:table-cell table:formula="of:=([.A386]-[.A385])/[.$H$3]" office:value-type="float" office:value="0.785000000000147" calcext:value-type="float">
            <text:p>0.785000000000147</text:p>
          </table:table-cell>
          <table:table-cell table:formula="of:=([.B386]-[.B385])/[.$H$3]" office:value-type="float" office:value="-9.99999999973245" calcext:value-type="float">
            <text:p>-9.99999999973245</text:p>
          </table:table-cell>
          <table:table-cell table:formula="of:=MAX(MIN([.C386];16);-16)" office:value-type="float" office:value="-9.99999999973245" calcext:value-type="float">
            <text:p>-9.99999999973245</text:p>
          </table:table-cell>
          <table:table-cell table:number-columns-repeated="4"/>
        </table:table-row>
        <table:table-row table:style-name="ro1">
          <table:table-cell office:value-type="float" office:value="0.818695" calcext:value-type="float">
            <text:p>0.818695</text:p>
          </table:table-cell>
          <table:table-cell table:formula="of:=([.A387]-[.A386])/[.$H$3]" office:value-type="float" office:value="0.774999999999859" calcext:value-type="float">
            <text:p>0.774999999999859</text:p>
          </table:table-cell>
          <table:table-cell table:formula="of:=([.B387]-[.B386])/[.$H$3]" office:value-type="float" office:value="-10.0000000002876" calcext:value-type="float">
            <text:p>-10.0000000002876</text:p>
          </table:table-cell>
          <table:table-cell table:formula="of:=MAX(MIN([.C387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0.81946" calcext:value-type="float">
            <text:p>0.81946</text:p>
          </table:table-cell>
          <table:table-cell table:formula="of:=([.A388]-[.A387])/[.$H$3]" office:value-type="float" office:value="0.765000000000127" calcext:value-type="float">
            <text:p>0.765000000000127</text:p>
          </table:table-cell>
          <table:table-cell table:formula="of:=([.B388]-[.B387])/[.$H$3]" office:value-type="float" office:value="-9.99999999973245" calcext:value-type="float">
            <text:p>-9.99999999973245</text:p>
          </table:table-cell>
          <table:table-cell table:formula="of:=MAX(MIN([.C388];16);-16)" office:value-type="float" office:value="-9.99999999973245" calcext:value-type="float">
            <text:p>-9.99999999973245</text:p>
          </table:table-cell>
          <table:table-cell table:number-columns-repeated="4"/>
        </table:table-row>
        <table:table-row table:style-name="ro1">
          <table:table-cell office:value-type="float" office:value="0.820216" calcext:value-type="float">
            <text:p>0.820216</text:p>
          </table:table-cell>
          <table:table-cell table:formula="of:=([.A389]-[.A388])/[.$H$3]" office:value-type="float" office:value="0.755999999999868" calcext:value-type="float">
            <text:p>0.755999999999868</text:p>
          </table:table-cell>
          <table:table-cell table:formula="of:=([.B389]-[.B388])/[.$H$3]" office:value-type="float" office:value="-9.0000000002588" calcext:value-type="float">
            <text:p>-9.0000000002588</text:p>
          </table:table-cell>
          <table:table-cell table:formula="of:=MAX(MIN([.C389];16);-16)" office:value-type="float" office:value="-9.0000000002588" calcext:value-type="float">
            <text:p>-9.0000000002588</text:p>
          </table:table-cell>
          <table:table-cell table:number-columns-repeated="4"/>
        </table:table-row>
        <table:table-row table:style-name="ro1">
          <table:table-cell office:value-type="float" office:value="0.820961" calcext:value-type="float">
            <text:p>0.820961</text:p>
          </table:table-cell>
          <table:table-cell table:formula="of:=([.A390]-[.A389])/[.$H$3]" office:value-type="float" office:value="0.744999999999996" calcext:value-type="float">
            <text:p>0.744999999999996</text:p>
          </table:table-cell>
          <table:table-cell table:formula="of:=([.B390]-[.B389])/[.$H$3]" office:value-type="float" office:value="-10.9999999998722" calcext:value-type="float">
            <text:p>-10.9999999998722</text:p>
          </table:table-cell>
          <table:table-cell table:formula="of:=MAX(MIN([.C390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821696" calcext:value-type="float">
            <text:p>0.821696</text:p>
          </table:table-cell>
          <table:table-cell table:formula="of:=([.A391]-[.A390])/[.$H$3]" office:value-type="float" office:value="0.735000000000041" calcext:value-type="float">
            <text:p>0.735000000000041</text:p>
          </table:table-cell>
          <table:table-cell table:formula="of:=([.B391]-[.B390])/[.$H$3]" office:value-type="float" office:value="-9.99999999995449" calcext:value-type="float">
            <text:p>-9.99999999995449</text:p>
          </table:table-cell>
          <table:table-cell table:formula="of:=MAX(MIN([.C391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22422" calcext:value-type="float">
            <text:p>0.822422</text:p>
          </table:table-cell>
          <table:table-cell table:formula="of:=([.A392]-[.A391])/[.$H$3]" office:value-type="float" office:value="0.726000000000004" calcext:value-type="float">
            <text:p>0.726000000000004</text:p>
          </table:table-cell>
          <table:table-cell table:formula="of:=([.B392]-[.B391])/[.$H$3]" office:value-type="float" office:value="-9.00000000003676" calcext:value-type="float">
            <text:p>-9.00000000003676</text:p>
          </table:table-cell>
          <table:table-cell table:formula="of:=MAX(MIN([.C392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823138" calcext:value-type="float">
            <text:p>0.823138</text:p>
          </table:table-cell>
          <table:table-cell table:formula="of:=([.A393]-[.A392])/[.$H$3]" office:value-type="float" office:value="0.715999999999939" calcext:value-type="float">
            <text:p>0.715999999999939</text:p>
          </table:table-cell>
          <table:table-cell table:formula="of:=([.B393]-[.B392])/[.$H$3]" office:value-type="float" office:value="-10.0000000000655" calcext:value-type="float">
            <text:p>-10.0000000000655</text:p>
          </table:table-cell>
          <table:table-cell table:formula="of:=MAX(MIN([.C393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23843" calcext:value-type="float">
            <text:p>0.823843</text:p>
          </table:table-cell>
          <table:table-cell table:formula="of:=([.A394]-[.A393])/[.$H$3]" office:value-type="float" office:value="0.705000000000067" calcext:value-type="float">
            <text:p>0.705000000000067</text:p>
          </table:table-cell>
          <table:table-cell table:formula="of:=([.B394]-[.B393])/[.$H$3]" office:value-type="float" office:value="-10.9999999998722" calcext:value-type="float">
            <text:p>-10.9999999998722</text:p>
          </table:table-cell>
          <table:table-cell table:formula="of:=MAX(MIN([.C394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824539" calcext:value-type="float">
            <text:p>0.824539</text:p>
          </table:table-cell>
          <table:table-cell table:formula="of:=([.A395]-[.A394])/[.$H$3]" office:value-type="float" office:value="0.695999999999919" calcext:value-type="float">
            <text:p>0.695999999999919</text:p>
          </table:table-cell>
          <table:table-cell table:formula="of:=([.B395]-[.B394])/[.$H$3]" office:value-type="float" office:value="-9.00000000014778" calcext:value-type="float">
            <text:p>-9.00000000014778</text:p>
          </table:table-cell>
          <table:table-cell table:formula="of:=MAX(MIN([.C395];16);-16)" office:value-type="float" office:value="-9.00000000014778" calcext:value-type="float">
            <text:p>-9.00000000014778</text:p>
          </table:table-cell>
          <table:table-cell table:number-columns-repeated="4"/>
        </table:table-row>
        <table:table-row table:style-name="ro1">
          <table:table-cell office:value-type="float" office:value="0.825225" calcext:value-type="float">
            <text:p>0.825225</text:p>
          </table:table-cell>
          <table:table-cell table:formula="of:=([.A396]-[.A395])/[.$H$3]" office:value-type="float" office:value="0.686000000000075" calcext:value-type="float">
            <text:p>0.686000000000075</text:p>
          </table:table-cell>
          <table:table-cell table:formula="of:=([.B396]-[.B395])/[.$H$3]" office:value-type="float" office:value="-9.99999999984347" calcext:value-type="float">
            <text:p>-9.99999999984347</text:p>
          </table:table-cell>
          <table:table-cell table:formula="of:=MAX(MIN([.C396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0.825901" calcext:value-type="float">
            <text:p>0.825901</text:p>
          </table:table-cell>
          <table:table-cell table:formula="of:=([.A397]-[.A396])/[.$H$3]" office:value-type="float" office:value="0.67600000000001" calcext:value-type="float">
            <text:p>0.67600000000001</text:p>
          </table:table-cell>
          <table:table-cell table:formula="of:=([.B397]-[.B396])/[.$H$3]" office:value-type="float" office:value="-10.0000000000655" calcext:value-type="float">
            <text:p>-10.0000000000655</text:p>
          </table:table-cell>
          <table:table-cell table:formula="of:=MAX(MIN([.C39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26568" calcext:value-type="float">
            <text:p>0.826568</text:p>
          </table:table-cell>
          <table:table-cell table:formula="of:=([.A398]-[.A397])/[.$H$3]" office:value-type="float" office:value="0.666999999999973" calcext:value-type="float">
            <text:p>0.666999999999973</text:p>
          </table:table-cell>
          <table:table-cell table:formula="of:=([.B398]-[.B397])/[.$H$3]" office:value-type="float" office:value="-9.00000000003676" calcext:value-type="float">
            <text:p>-9.00000000003676</text:p>
          </table:table-cell>
          <table:table-cell table:formula="of:=MAX(MIN([.C398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827224" calcext:value-type="float">
            <text:p>0.827224</text:p>
          </table:table-cell>
          <table:table-cell table:formula="of:=([.A399]-[.A398])/[.$H$3]" office:value-type="float" office:value="0.65599999999999" calcext:value-type="float">
            <text:p>0.65599999999999</text:p>
          </table:table-cell>
          <table:table-cell table:formula="of:=([.B399]-[.B398])/[.$H$3]" office:value-type="float" office:value="-10.9999999999832" calcext:value-type="float">
            <text:p>-10.9999999999832</text:p>
          </table:table-cell>
          <table:table-cell table:formula="of:=MAX(MIN([.C399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827871" calcext:value-type="float">
            <text:p>0.827871</text:p>
          </table:table-cell>
          <table:table-cell table:formula="of:=([.A400]-[.A399])/[.$H$3]" office:value-type="float" office:value="0.646999999999953" calcext:value-type="float">
            <text:p>0.646999999999953</text:p>
          </table:table-cell>
          <table:table-cell table:formula="of:=([.B400]-[.B399])/[.$H$3]" office:value-type="float" office:value="-9.00000000003676" calcext:value-type="float">
            <text:p>-9.00000000003676</text:p>
          </table:table-cell>
          <table:table-cell table:formula="of:=MAX(MIN([.C400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828507" calcext:value-type="float">
            <text:p>0.828507</text:p>
          </table:table-cell>
          <table:table-cell table:formula="of:=([.A401]-[.A400])/[.$H$3]" office:value-type="float" office:value="0.636000000000081" calcext:value-type="float">
            <text:p>0.636000000000081</text:p>
          </table:table-cell>
          <table:table-cell table:formula="of:=([.B401]-[.B400])/[.$H$3]" office:value-type="float" office:value="-10.9999999998722" calcext:value-type="float">
            <text:p>-10.9999999998722</text:p>
          </table:table-cell>
          <table:table-cell table:formula="of:=MAX(MIN([.C401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829134" calcext:value-type="float">
            <text:p>0.829134</text:p>
          </table:table-cell>
          <table:table-cell table:formula="of:=([.A402]-[.A401])/[.$H$3]" office:value-type="float" office:value="0.626999999999933" calcext:value-type="float">
            <text:p>0.626999999999933</text:p>
          </table:table-cell>
          <table:table-cell table:formula="of:=([.B402]-[.B401])/[.$H$3]" office:value-type="float" office:value="-9.00000000014778" calcext:value-type="float">
            <text:p>-9.00000000014778</text:p>
          </table:table-cell>
          <table:table-cell table:formula="of:=MAX(MIN([.C402];16);-16)" office:value-type="float" office:value="-9.00000000014778" calcext:value-type="float">
            <text:p>-9.00000000014778</text:p>
          </table:table-cell>
          <table:table-cell table:number-columns-repeated="4"/>
        </table:table-row>
        <table:table-row table:style-name="ro1">
          <table:table-cell office:value-type="float" office:value="0.829751" calcext:value-type="float">
            <text:p>0.829751</text:p>
          </table:table-cell>
          <table:table-cell table:formula="of:=([.A403]-[.A402])/[.$H$3]" office:value-type="float" office:value="0.61700000000009" calcext:value-type="float">
            <text:p>0.61700000000009</text:p>
          </table:table-cell>
          <table:table-cell table:formula="of:=([.B403]-[.B402])/[.$H$3]" office:value-type="float" office:value="-9.99999999984347" calcext:value-type="float">
            <text:p>-9.99999999984347</text:p>
          </table:table-cell>
          <table:table-cell table:formula="of:=MAX(MIN([.C403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0.830358" calcext:value-type="float">
            <text:p>0.830358</text:p>
          </table:table-cell>
          <table:table-cell table:formula="of:=([.A404]-[.A403])/[.$H$3]" office:value-type="float" office:value="0.606999999999913" calcext:value-type="float">
            <text:p>0.606999999999913</text:p>
          </table:table-cell>
          <table:table-cell table:formula="of:=([.B404]-[.B403])/[.$H$3]" office:value-type="float" office:value="-10.0000000001765" calcext:value-type="float">
            <text:p>-10.0000000001765</text:p>
          </table:table-cell>
          <table:table-cell table:formula="of:=MAX(MIN([.C404];16);-16)" office:value-type="float" office:value="-10.0000000001765" calcext:value-type="float">
            <text:p>-10.0000000001765</text:p>
          </table:table-cell>
          <table:table-cell table:number-columns-repeated="4"/>
        </table:table-row>
        <table:table-row table:style-name="ro1">
          <table:table-cell office:value-type="float" office:value="0.830956" calcext:value-type="float">
            <text:p>0.830956</text:p>
          </table:table-cell>
          <table:table-cell table:formula="of:=([.A405]-[.A404])/[.$H$3]" office:value-type="float" office:value="0.597999999999987" calcext:value-type="float">
            <text:p>0.597999999999987</text:p>
          </table:table-cell>
          <table:table-cell table:formula="of:=([.B405]-[.B404])/[.$H$3]" office:value-type="float" office:value="-8.99999999992573" calcext:value-type="float">
            <text:p>-8.99999999992573</text:p>
          </table:table-cell>
          <table:table-cell table:formula="of:=MAX(MIN([.C405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31543" calcext:value-type="float">
            <text:p>0.831543</text:p>
          </table:table-cell>
          <table:table-cell table:formula="of:=([.A406]-[.A405])/[.$H$3]" office:value-type="float" office:value="0.587000000000004" calcext:value-type="float">
            <text:p>0.587000000000004</text:p>
          </table:table-cell>
          <table:table-cell table:formula="of:=([.B406]-[.B405])/[.$H$3]" office:value-type="float" office:value="-10.9999999999832" calcext:value-type="float">
            <text:p>-10.9999999999832</text:p>
          </table:table-cell>
          <table:table-cell table:formula="of:=MAX(MIN([.C406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832121" calcext:value-type="float">
            <text:p>0.832121</text:p>
          </table:table-cell>
          <table:table-cell table:formula="of:=([.A407]-[.A406])/[.$H$3]" office:value-type="float" office:value="0.578000000000078" calcext:value-type="float">
            <text:p>0.578000000000078</text:p>
          </table:table-cell>
          <table:table-cell table:formula="of:=([.B407]-[.B406])/[.$H$3]" office:value-type="float" office:value="-8.99999999992573" calcext:value-type="float">
            <text:p>-8.99999999992573</text:p>
          </table:table-cell>
          <table:table-cell table:formula="of:=MAX(MIN([.C407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32689" calcext:value-type="float">
            <text:p>0.832689</text:p>
          </table:table-cell>
          <table:table-cell table:formula="of:=([.A408]-[.A407])/[.$H$3]" office:value-type="float" office:value="0.568000000000013" calcext:value-type="float">
            <text:p>0.568000000000013</text:p>
          </table:table-cell>
          <table:table-cell table:formula="of:=([.B408]-[.B407])/[.$H$3]" office:value-type="float" office:value="-10.0000000000655" calcext:value-type="float">
            <text:p>-10.0000000000655</text:p>
          </table:table-cell>
          <table:table-cell table:formula="of:=MAX(MIN([.C40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33247" calcext:value-type="float">
            <text:p>0.833247</text:p>
          </table:table-cell>
          <table:table-cell table:formula="of:=([.A409]-[.A408])/[.$H$3]" office:value-type="float" office:value="0.557999999999947" calcext:value-type="float">
            <text:p>0.557999999999947</text:p>
          </table:table-cell>
          <table:table-cell table:formula="of:=([.B409]-[.B408])/[.$H$3]" office:value-type="float" office:value="-10.0000000000655" calcext:value-type="float">
            <text:p>-10.0000000000655</text:p>
          </table:table-cell>
          <table:table-cell table:formula="of:=MAX(MIN([.C40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33796" calcext:value-type="float">
            <text:p>0.833796</text:p>
          </table:table-cell>
          <table:table-cell table:formula="of:=([.A410]-[.A409])/[.$H$3]" office:value-type="float" office:value="0.549000000000022" calcext:value-type="float">
            <text:p>0.549000000000022</text:p>
          </table:table-cell>
          <table:table-cell table:formula="of:=([.B410]-[.B409])/[.$H$3]" office:value-type="float" office:value="-8.99999999992573" calcext:value-type="float">
            <text:p>-8.99999999992573</text:p>
          </table:table-cell>
          <table:table-cell table:formula="of:=MAX(MIN([.C410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34334" calcext:value-type="float">
            <text:p>0.834334</text:p>
          </table:table-cell>
          <table:table-cell table:formula="of:=([.A411]-[.A410])/[.$H$3]" office:value-type="float" office:value="0.537999999999927" calcext:value-type="float">
            <text:p>0.537999999999927</text:p>
          </table:table-cell>
          <table:table-cell table:formula="of:=([.B411]-[.B410])/[.$H$3]" office:value-type="float" office:value="-11.0000000000943" calcext:value-type="float">
            <text:p>-11.0000000000943</text:p>
          </table:table-cell>
          <table:table-cell table:formula="of:=MAX(MIN([.C411];16);-16)" office:value-type="float" office:value="-11.0000000000943" calcext:value-type="float">
            <text:p>-11.0000000000943</text:p>
          </table:table-cell>
          <table:table-cell table:number-columns-repeated="4"/>
        </table:table-row>
        <table:table-row table:style-name="ro1">
          <table:table-cell office:value-type="float" office:value="0.834863" calcext:value-type="float">
            <text:p>0.834863</text:p>
          </table:table-cell>
          <table:table-cell table:formula="of:=([.A412]-[.A411])/[.$H$3]" office:value-type="float" office:value="0.529000000000002" calcext:value-type="float">
            <text:p>0.529000000000002</text:p>
          </table:table-cell>
          <table:table-cell table:formula="of:=([.B412]-[.B411])/[.$H$3]" office:value-type="float" office:value="-8.99999999992573" calcext:value-type="float">
            <text:p>-8.99999999992573</text:p>
          </table:table-cell>
          <table:table-cell table:formula="of:=MAX(MIN([.C412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35382" calcext:value-type="float">
            <text:p>0.835382</text:p>
          </table:table-cell>
          <table:table-cell table:formula="of:=([.A413]-[.A412])/[.$H$3]" office:value-type="float" office:value="0.519000000000047" calcext:value-type="float">
            <text:p>0.519000000000047</text:p>
          </table:table-cell>
          <table:table-cell table:formula="of:=([.B413]-[.B412])/[.$H$3]" office:value-type="float" office:value="-9.99999999995449" calcext:value-type="float">
            <text:p>-9.99999999995449</text:p>
          </table:table-cell>
          <table:table-cell table:formula="of:=MAX(MIN([.C413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35891" calcext:value-type="float">
            <text:p>0.835891</text:p>
          </table:table-cell>
          <table:table-cell table:formula="of:=([.A414]-[.A413])/[.$H$3]" office:value-type="float" office:value="0.508999999999982" calcext:value-type="float">
            <text:p>0.508999999999982</text:p>
          </table:table-cell>
          <table:table-cell table:formula="of:=([.B414]-[.B413])/[.$H$3]" office:value-type="float" office:value="-10.0000000000655" calcext:value-type="float">
            <text:p>-10.0000000000655</text:p>
          </table:table-cell>
          <table:table-cell table:formula="of:=MAX(MIN([.C414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36391" calcext:value-type="float">
            <text:p>0.836391</text:p>
          </table:table-cell>
          <table:table-cell table:formula="of:=([.A415]-[.A414])/[.$H$3]" office:value-type="float" office:value="0.500000000000056" calcext:value-type="float">
            <text:p>0.500000000000056</text:p>
          </table:table-cell>
          <table:table-cell table:formula="of:=([.B415]-[.B414])/[.$H$3]" office:value-type="float" office:value="-8.99999999992573" calcext:value-type="float">
            <text:p>-8.99999999992573</text:p>
          </table:table-cell>
          <table:table-cell table:formula="of:=MAX(MIN([.C415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36881" calcext:value-type="float">
            <text:p>0.836881</text:p>
          </table:table-cell>
          <table:table-cell table:formula="of:=([.A416]-[.A415])/[.$H$3]" office:value-type="float" office:value="0.48999999999999" calcext:value-type="float">
            <text:p>0.48999999999999</text:p>
          </table:table-cell>
          <table:table-cell table:formula="of:=([.B416]-[.B415])/[.$H$3]" office:value-type="float" office:value="-10.0000000000655" calcext:value-type="float">
            <text:p>-10.0000000000655</text:p>
          </table:table-cell>
          <table:table-cell table:formula="of:=MAX(MIN([.C41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37361" calcext:value-type="float">
            <text:p>0.837361</text:p>
          </table:table-cell>
          <table:table-cell table:formula="of:=([.A417]-[.A416])/[.$H$3]" office:value-type="float" office:value="0.479999999999925" calcext:value-type="float">
            <text:p>0.479999999999925</text:p>
          </table:table-cell>
          <table:table-cell table:formula="of:=([.B417]-[.B416])/[.$H$3]" office:value-type="float" office:value="-10.0000000000655" calcext:value-type="float">
            <text:p>-10.0000000000655</text:p>
          </table:table-cell>
          <table:table-cell table:formula="of:=MAX(MIN([.C417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37831" calcext:value-type="float">
            <text:p>0.837831</text:p>
          </table:table-cell>
          <table:table-cell table:formula="of:=([.A418]-[.A417])/[.$H$3]" office:value-type="float" office:value="0.470000000000081" calcext:value-type="float">
            <text:p>0.470000000000081</text:p>
          </table:table-cell>
          <table:table-cell table:formula="of:=([.B418]-[.B417])/[.$H$3]" office:value-type="float" office:value="-9.99999999984347" calcext:value-type="float">
            <text:p>-9.99999999984347</text:p>
          </table:table-cell>
          <table:table-cell table:formula="of:=MAX(MIN([.C418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0.838291" calcext:value-type="float">
            <text:p>0.838291</text:p>
          </table:table-cell>
          <table:table-cell table:formula="of:=([.A419]-[.A418])/[.$H$3]" office:value-type="float" office:value="0.460000000000016" calcext:value-type="float">
            <text:p>0.460000000000016</text:p>
          </table:table-cell>
          <table:table-cell table:formula="of:=([.B419]-[.B418])/[.$H$3]" office:value-type="float" office:value="-10.0000000000655" calcext:value-type="float">
            <text:p>-10.0000000000655</text:p>
          </table:table-cell>
          <table:table-cell table:formula="of:=MAX(MIN([.C419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38742" calcext:value-type="float">
            <text:p>0.838742</text:p>
          </table:table-cell>
          <table:table-cell table:formula="of:=([.A420]-[.A419])/[.$H$3]" office:value-type="float" office:value="0.450999999999979" calcext:value-type="float">
            <text:p>0.450999999999979</text:p>
          </table:table-cell>
          <table:table-cell table:formula="of:=([.B420]-[.B419])/[.$H$3]" office:value-type="float" office:value="-9.00000000003676" calcext:value-type="float">
            <text:p>-9.00000000003676</text:p>
          </table:table-cell>
          <table:table-cell table:formula="of:=MAX(MIN([.C420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839183" calcext:value-type="float">
            <text:p>0.839183</text:p>
          </table:table-cell>
          <table:table-cell table:formula="of:=([.A421]-[.A420])/[.$H$3]" office:value-type="float" office:value="0.441000000000025" calcext:value-type="float">
            <text:p>0.441000000000025</text:p>
          </table:table-cell>
          <table:table-cell table:formula="of:=([.B421]-[.B420])/[.$H$3]" office:value-type="float" office:value="-9.99999999995449" calcext:value-type="float">
            <text:p>-9.99999999995449</text:p>
          </table:table-cell>
          <table:table-cell table:formula="of:=MAX(MIN([.C421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39614" calcext:value-type="float">
            <text:p>0.839614</text:p>
          </table:table-cell>
          <table:table-cell table:formula="of:=([.A422]-[.A421])/[.$H$3]" office:value-type="float" office:value="0.430999999999959" calcext:value-type="float">
            <text:p>0.430999999999959</text:p>
          </table:table-cell>
          <table:table-cell table:formula="of:=([.B422]-[.B421])/[.$H$3]" office:value-type="float" office:value="-10.0000000000655" calcext:value-type="float">
            <text:p>-10.0000000000655</text:p>
          </table:table-cell>
          <table:table-cell table:formula="of:=MAX(MIN([.C42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40036" calcext:value-type="float">
            <text:p>0.840036</text:p>
          </table:table-cell>
          <table:table-cell table:formula="of:=([.A423]-[.A422])/[.$H$3]" office:value-type="float" office:value="0.422000000000033" calcext:value-type="float">
            <text:p>0.422000000000033</text:p>
          </table:table-cell>
          <table:table-cell table:formula="of:=([.B423]-[.B422])/[.$H$3]" office:value-type="float" office:value="-8.99999999992573" calcext:value-type="float">
            <text:p>-8.99999999992573</text:p>
          </table:table-cell>
          <table:table-cell table:formula="of:=MAX(MIN([.C423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40448" calcext:value-type="float">
            <text:p>0.840448</text:p>
          </table:table-cell>
          <table:table-cell table:formula="of:=([.A424]-[.A423])/[.$H$3]" office:value-type="float" office:value="0.411999999999968" calcext:value-type="float">
            <text:p>0.411999999999968</text:p>
          </table:table-cell>
          <table:table-cell table:formula="of:=([.B424]-[.B423])/[.$H$3]" office:value-type="float" office:value="-10.0000000000655" calcext:value-type="float">
            <text:p>-10.0000000000655</text:p>
          </table:table-cell>
          <table:table-cell table:formula="of:=MAX(MIN([.C424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4085" calcext:value-type="float">
            <text:p>0.84085</text:p>
          </table:table-cell>
          <table:table-cell table:formula="of:=([.A425]-[.A424])/[.$H$3]" office:value-type="float" office:value="0.402000000000125" calcext:value-type="float">
            <text:p>0.402000000000125</text:p>
          </table:table-cell>
          <table:table-cell table:formula="of:=([.B425]-[.B424])/[.$H$3]" office:value-type="float" office:value="-9.99999999984347" calcext:value-type="float">
            <text:p>-9.99999999984347</text:p>
          </table:table-cell>
          <table:table-cell table:formula="of:=MAX(MIN([.C425];16);-16)" office:value-type="float" office:value="-9.99999999984347" calcext:value-type="float">
            <text:p>-9.99999999984347</text:p>
          </table:table-cell>
          <table:table-cell table:number-columns-repeated="4"/>
        </table:table-row>
        <table:table-row table:style-name="ro1">
          <table:table-cell office:value-type="float" office:value="0.841242" calcext:value-type="float">
            <text:p>0.841242</text:p>
          </table:table-cell>
          <table:table-cell table:formula="of:=([.A426]-[.A425])/[.$H$3]" office:value-type="float" office:value="0.391999999999837" calcext:value-type="float">
            <text:p>0.391999999999837</text:p>
          </table:table-cell>
          <table:table-cell table:formula="of:=([.B426]-[.B425])/[.$H$3]" office:value-type="float" office:value="-10.0000000002876" calcext:value-type="float">
            <text:p>-10.0000000002876</text:p>
          </table:table-cell>
          <table:table-cell table:formula="of:=MAX(MIN([.C426];16);-16)" office:value-type="float" office:value="-10.0000000002876" calcext:value-type="float">
            <text:p>-10.0000000002876</text:p>
          </table:table-cell>
          <table:table-cell table:number-columns-repeated="4"/>
        </table:table-row>
        <table:table-row table:style-name="ro1">
          <table:table-cell office:value-type="float" office:value="0.841625" calcext:value-type="float">
            <text:p>0.841625</text:p>
          </table:table-cell>
          <table:table-cell table:formula="of:=([.A427]-[.A426])/[.$H$3]" office:value-type="float" office:value="0.383000000000022" calcext:value-type="float">
            <text:p>0.383000000000022</text:p>
          </table:table-cell>
          <table:table-cell table:formula="of:=([.B427]-[.B426])/[.$H$3]" office:value-type="float" office:value="-8.99999999981471" calcext:value-type="float">
            <text:p>-8.99999999981471</text:p>
          </table:table-cell>
          <table:table-cell table:formula="of:=MAX(MIN([.C427];16);-16)" office:value-type="float" office:value="-8.99999999981471" calcext:value-type="float">
            <text:p>-8.99999999981471</text:p>
          </table:table-cell>
          <table:table-cell table:number-columns-repeated="4"/>
        </table:table-row>
        <table:table-row table:style-name="ro1">
          <table:table-cell office:value-type="float" office:value="0.841998" calcext:value-type="float">
            <text:p>0.841998</text:p>
          </table:table-cell>
          <table:table-cell table:formula="of:=([.A428]-[.A427])/[.$H$3]" office:value-type="float" office:value="0.372999999999957" calcext:value-type="float">
            <text:p>0.372999999999957</text:p>
          </table:table-cell>
          <table:table-cell table:formula="of:=([.B428]-[.B427])/[.$H$3]" office:value-type="float" office:value="-10.0000000000655" calcext:value-type="float">
            <text:p>-10.0000000000655</text:p>
          </table:table-cell>
          <table:table-cell table:formula="of:=MAX(MIN([.C42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42362" calcext:value-type="float">
            <text:p>0.842362</text:p>
          </table:table-cell>
          <table:table-cell table:formula="of:=([.A429]-[.A428])/[.$H$3]" office:value-type="float" office:value="0.364000000000031" calcext:value-type="float">
            <text:p>0.364000000000031</text:p>
          </table:table-cell>
          <table:table-cell table:formula="of:=([.B429]-[.B428])/[.$H$3]" office:value-type="float" office:value="-8.99999999992573" calcext:value-type="float">
            <text:p>-8.99999999992573</text:p>
          </table:table-cell>
          <table:table-cell table:formula="of:=MAX(MIN([.C429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42715" calcext:value-type="float">
            <text:p>0.842715</text:p>
          </table:table-cell>
          <table:table-cell table:formula="of:=([.A430]-[.A429])/[.$H$3]" office:value-type="float" office:value="0.353000000000048" calcext:value-type="float">
            <text:p>0.353000000000048</text:p>
          </table:table-cell>
          <table:table-cell table:formula="of:=([.B430]-[.B429])/[.$H$3]" office:value-type="float" office:value="-10.9999999999832" calcext:value-type="float">
            <text:p>-10.9999999999832</text:p>
          </table:table-cell>
          <table:table-cell table:formula="of:=MAX(MIN([.C430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843059" calcext:value-type="float">
            <text:p>0.843059</text:p>
          </table:table-cell>
          <table:table-cell table:formula="of:=([.A431]-[.A430])/[.$H$3]" office:value-type="float" office:value="0.344000000000011" calcext:value-type="float">
            <text:p>0.344000000000011</text:p>
          </table:table-cell>
          <table:table-cell table:formula="of:=([.B431]-[.B430])/[.$H$3]" office:value-type="float" office:value="-9.00000000003676" calcext:value-type="float">
            <text:p>-9.00000000003676</text:p>
          </table:table-cell>
          <table:table-cell table:formula="of:=MAX(MIN([.C431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843393" calcext:value-type="float">
            <text:p>0.843393</text:p>
          </table:table-cell>
          <table:table-cell table:formula="of:=([.A432]-[.A431])/[.$H$3]" office:value-type="float" office:value="0.333999999999945" calcext:value-type="float">
            <text:p>0.333999999999945</text:p>
          </table:table-cell>
          <table:table-cell table:formula="of:=([.B432]-[.B431])/[.$H$3]" office:value-type="float" office:value="-10.0000000000655" calcext:value-type="float">
            <text:p>-10.0000000000655</text:p>
          </table:table-cell>
          <table:table-cell table:formula="of:=MAX(MIN([.C43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43718" calcext:value-type="float">
            <text:p>0.843718</text:p>
          </table:table-cell>
          <table:table-cell table:formula="of:=([.A433]-[.A432])/[.$H$3]" office:value-type="float" office:value="0.32500000000002" calcext:value-type="float">
            <text:p>0.32500000000002</text:p>
          </table:table-cell>
          <table:table-cell table:formula="of:=([.B433]-[.B432])/[.$H$3]" office:value-type="float" office:value="-8.99999999992573" calcext:value-type="float">
            <text:p>-8.99999999992573</text:p>
          </table:table-cell>
          <table:table-cell table:formula="of:=MAX(MIN([.C433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44033" calcext:value-type="float">
            <text:p>0.844033</text:p>
          </table:table-cell>
          <table:table-cell table:formula="of:=([.A434]-[.A433])/[.$H$3]" office:value-type="float" office:value="0.314999999999954" calcext:value-type="float">
            <text:p>0.314999999999954</text:p>
          </table:table-cell>
          <table:table-cell table:formula="of:=([.B434]-[.B433])/[.$H$3]" office:value-type="float" office:value="-10.0000000000655" calcext:value-type="float">
            <text:p>-10.0000000000655</text:p>
          </table:table-cell>
          <table:table-cell table:formula="of:=MAX(MIN([.C434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44338" calcext:value-type="float">
            <text:p>0.844338</text:p>
          </table:table-cell>
          <table:table-cell table:formula="of:=([.A435]-[.A434])/[.$H$3]" office:value-type="float" office:value="0.305" calcext:value-type="float">
            <text:p>0.305</text:p>
          </table:table-cell>
          <table:table-cell table:formula="of:=([.B435]-[.B434])/[.$H$3]" office:value-type="float" office:value="-9.99999999995449" calcext:value-type="float">
            <text:p>-9.99999999995449</text:p>
          </table:table-cell>
          <table:table-cell table:formula="of:=MAX(MIN([.C435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44633" calcext:value-type="float">
            <text:p>0.844633</text:p>
          </table:table-cell>
          <table:table-cell table:formula="of:=([.A436]-[.A435])/[.$H$3]" office:value-type="float" office:value="0.295000000000045" calcext:value-type="float">
            <text:p>0.295000000000045</text:p>
          </table:table-cell>
          <table:table-cell table:formula="of:=([.B436]-[.B435])/[.$H$3]" office:value-type="float" office:value="-9.99999999995449" calcext:value-type="float">
            <text:p>-9.99999999995449</text:p>
          </table:table-cell>
          <table:table-cell table:formula="of:=MAX(MIN([.C436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44919" calcext:value-type="float">
            <text:p>0.844919</text:p>
          </table:table-cell>
          <table:table-cell table:formula="of:=([.A437]-[.A436])/[.$H$3]" office:value-type="float" office:value="0.286000000000008" calcext:value-type="float">
            <text:p>0.286000000000008</text:p>
          </table:table-cell>
          <table:table-cell table:formula="of:=([.B437]-[.B436])/[.$H$3]" office:value-type="float" office:value="-9.00000000003676" calcext:value-type="float">
            <text:p>-9.00000000003676</text:p>
          </table:table-cell>
          <table:table-cell table:formula="of:=MAX(MIN([.C437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845195" calcext:value-type="float">
            <text:p>0.845195</text:p>
          </table:table-cell>
          <table:table-cell table:formula="of:=([.A438]-[.A437])/[.$H$3]" office:value-type="float" office:value="0.275999999999943" calcext:value-type="float">
            <text:p>0.275999999999943</text:p>
          </table:table-cell>
          <table:table-cell table:formula="of:=([.B438]-[.B437])/[.$H$3]" office:value-type="float" office:value="-10.0000000000655" calcext:value-type="float">
            <text:p>-10.0000000000655</text:p>
          </table:table-cell>
          <table:table-cell table:formula="of:=MAX(MIN([.C438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45462" calcext:value-type="float">
            <text:p>0.845462</text:p>
          </table:table-cell>
          <table:table-cell table:formula="of:=([.A439]-[.A438])/[.$H$3]" office:value-type="float" office:value="0.267000000000017" calcext:value-type="float">
            <text:p>0.267000000000017</text:p>
          </table:table-cell>
          <table:table-cell table:formula="of:=([.B439]-[.B438])/[.$H$3]" office:value-type="float" office:value="-8.99999999992573" calcext:value-type="float">
            <text:p>-8.99999999992573</text:p>
          </table:table-cell>
          <table:table-cell table:formula="of:=MAX(MIN([.C439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45719" calcext:value-type="float">
            <text:p>0.845719</text:p>
          </table:table-cell>
          <table:table-cell table:formula="of:=([.A440]-[.A439])/[.$H$3]" office:value-type="float" office:value="0.257000000000063" calcext:value-type="float">
            <text:p>0.257000000000063</text:p>
          </table:table-cell>
          <table:table-cell table:formula="of:=([.B440]-[.B439])/[.$H$3]" office:value-type="float" office:value="-9.99999999995449" calcext:value-type="float">
            <text:p>-9.99999999995449</text:p>
          </table:table-cell>
          <table:table-cell table:formula="of:=MAX(MIN([.C440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45966" calcext:value-type="float">
            <text:p>0.845966</text:p>
          </table:table-cell>
          <table:table-cell table:formula="of:=([.A441]-[.A440])/[.$H$3]" office:value-type="float" office:value="0.246999999999997" calcext:value-type="float">
            <text:p>0.246999999999997</text:p>
          </table:table-cell>
          <table:table-cell table:formula="of:=([.B441]-[.B440])/[.$H$3]" office:value-type="float" office:value="-10.0000000000655" calcext:value-type="float">
            <text:p>-10.0000000000655</text:p>
          </table:table-cell>
          <table:table-cell table:formula="of:=MAX(MIN([.C441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46203" calcext:value-type="float">
            <text:p>0.846203</text:p>
          </table:table-cell>
          <table:table-cell table:formula="of:=([.A442]-[.A441])/[.$H$3]" office:value-type="float" office:value="0.236999999999932" calcext:value-type="float">
            <text:p>0.236999999999932</text:p>
          </table:table-cell>
          <table:table-cell table:formula="of:=([.B442]-[.B441])/[.$H$3]" office:value-type="float" office:value="-10.0000000000655" calcext:value-type="float">
            <text:p>-10.0000000000655</text:p>
          </table:table-cell>
          <table:table-cell table:formula="of:=MAX(MIN([.C442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46431" calcext:value-type="float">
            <text:p>0.846431</text:p>
          </table:table-cell>
          <table:table-cell table:formula="of:=([.A443]-[.A442])/[.$H$3]" office:value-type="float" office:value="0.228000000000006" calcext:value-type="float">
            <text:p>0.228000000000006</text:p>
          </table:table-cell>
          <table:table-cell table:formula="of:=([.B443]-[.B442])/[.$H$3]" office:value-type="float" office:value="-8.99999999992573" calcext:value-type="float">
            <text:p>-8.99999999992573</text:p>
          </table:table-cell>
          <table:table-cell table:formula="of:=MAX(MIN([.C443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4665" calcext:value-type="float">
            <text:p>0.84665</text:p>
          </table:table-cell>
          <table:table-cell table:formula="of:=([.A444]-[.A443])/[.$H$3]" office:value-type="float" office:value="0.219000000000191" calcext:value-type="float">
            <text:p>0.219000000000191</text:p>
          </table:table-cell>
          <table:table-cell table:formula="of:=([.B444]-[.B443])/[.$H$3]" office:value-type="float" office:value="-8.99999999981471" calcext:value-type="float">
            <text:p>-8.99999999981471</text:p>
          </table:table-cell>
          <table:table-cell table:formula="of:=MAX(MIN([.C444];16);-16)" office:value-type="float" office:value="-8.99999999981471" calcext:value-type="float">
            <text:p>-8.99999999981471</text:p>
          </table:table-cell>
          <table:table-cell table:number-columns-repeated="4"/>
        </table:table-row>
        <table:table-row table:style-name="ro1">
          <table:table-cell office:value-type="float" office:value="0.846858" calcext:value-type="float">
            <text:p>0.846858</text:p>
          </table:table-cell>
          <table:table-cell table:formula="of:=([.A445]-[.A444])/[.$H$3]" office:value-type="float" office:value="0.207999999999875" calcext:value-type="float">
            <text:p>0.207999999999875</text:p>
          </table:table-cell>
          <table:table-cell table:formula="of:=([.B445]-[.B444])/[.$H$3]" office:value-type="float" office:value="-11.0000000003163" calcext:value-type="float">
            <text:p>-11.0000000003163</text:p>
          </table:table-cell>
          <table:table-cell table:formula="of:=MAX(MIN([.C445];16);-16)" office:value-type="float" office:value="-11.0000000003163" calcext:value-type="float">
            <text:p>-11.0000000003163</text:p>
          </table:table-cell>
          <table:table-cell table:number-columns-repeated="4"/>
        </table:table-row>
        <table:table-row table:style-name="ro1">
          <table:table-cell office:value-type="float" office:value="0.847057" calcext:value-type="float">
            <text:p>0.847057</text:p>
          </table:table-cell>
          <table:table-cell table:formula="of:=([.A446]-[.A445])/[.$H$3]" office:value-type="float" office:value="0.198999999999949" calcext:value-type="float">
            <text:p>0.198999999999949</text:p>
          </table:table-cell>
          <table:table-cell table:formula="of:=([.B446]-[.B445])/[.$H$3]" office:value-type="float" office:value="-8.99999999992573" calcext:value-type="float">
            <text:p>-8.99999999992573</text:p>
          </table:table-cell>
          <table:table-cell table:formula="of:=MAX(MIN([.C446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47247" calcext:value-type="float">
            <text:p>0.847247</text:p>
          </table:table-cell>
          <table:table-cell table:formula="of:=([.A447]-[.A446])/[.$H$3]" office:value-type="float" office:value="0.190000000000023" calcext:value-type="float">
            <text:p>0.190000000000023</text:p>
          </table:table-cell>
          <table:table-cell table:formula="of:=([.B447]-[.B446])/[.$H$3]" office:value-type="float" office:value="-8.99999999992573" calcext:value-type="float">
            <text:p>-8.99999999992573</text:p>
          </table:table-cell>
          <table:table-cell table:formula="of:=MAX(MIN([.C447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47426" calcext:value-type="float">
            <text:p>0.847426</text:p>
          </table:table-cell>
          <table:table-cell table:formula="of:=([.A448]-[.A447])/[.$H$3]" office:value-type="float" office:value="0.17900000000004" calcext:value-type="float">
            <text:p>0.17900000000004</text:p>
          </table:table-cell>
          <table:table-cell table:formula="of:=([.B448]-[.B447])/[.$H$3]" office:value-type="float" office:value="-10.9999999999832" calcext:value-type="float">
            <text:p>-10.9999999999832</text:p>
          </table:table-cell>
          <table:table-cell table:formula="of:=MAX(MIN([.C448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847596" calcext:value-type="float">
            <text:p>0.847596</text:p>
          </table:table-cell>
          <table:table-cell table:formula="of:=([.A449]-[.A448])/[.$H$3]" office:value-type="float" office:value="0.170000000000003" calcext:value-type="float">
            <text:p>0.170000000000003</text:p>
          </table:table-cell>
          <table:table-cell table:formula="of:=([.B449]-[.B448])/[.$H$3]" office:value-type="float" office:value="-9.00000000003676" calcext:value-type="float">
            <text:p>-9.00000000003676</text:p>
          </table:table-cell>
          <table:table-cell table:formula="of:=MAX(MIN([.C449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847757" calcext:value-type="float">
            <text:p>0.847757</text:p>
          </table:table-cell>
          <table:table-cell table:formula="of:=([.A450]-[.A449])/[.$H$3]" office:value-type="float" office:value="0.160999999999967" calcext:value-type="float">
            <text:p>0.160999999999967</text:p>
          </table:table-cell>
          <table:table-cell table:formula="of:=([.B450]-[.B449])/[.$H$3]" office:value-type="float" office:value="-9.00000000003676" calcext:value-type="float">
            <text:p>-9.00000000003676</text:p>
          </table:table-cell>
          <table:table-cell table:formula="of:=MAX(MIN([.C450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847907" calcext:value-type="float">
            <text:p>0.847907</text:p>
          </table:table-cell>
          <table:table-cell table:formula="of:=([.A451]-[.A450])/[.$H$3]" office:value-type="float" office:value="0.149999999999983" calcext:value-type="float">
            <text:p>0.149999999999983</text:p>
          </table:table-cell>
          <table:table-cell table:formula="of:=([.B451]-[.B450])/[.$H$3]" office:value-type="float" office:value="-10.9999999999832" calcext:value-type="float">
            <text:p>-10.9999999999832</text:p>
          </table:table-cell>
          <table:table-cell table:formula="of:=MAX(MIN([.C451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848048" calcext:value-type="float">
            <text:p>0.848048</text:p>
          </table:table-cell>
          <table:table-cell table:formula="of:=([.A452]-[.A451])/[.$H$3]" office:value-type="float" office:value="0.140999999999947" calcext:value-type="float">
            <text:p>0.140999999999947</text:p>
          </table:table-cell>
          <table:table-cell table:formula="of:=([.B452]-[.B451])/[.$H$3]" office:value-type="float" office:value="-9.00000000003676" calcext:value-type="float">
            <text:p>-9.00000000003676</text:p>
          </table:table-cell>
          <table:table-cell table:formula="of:=MAX(MIN([.C452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84818" calcext:value-type="float">
            <text:p>0.84818</text:p>
          </table:table-cell>
          <table:table-cell table:formula="of:=([.A453]-[.A452])/[.$H$3]" office:value-type="float" office:value="0.132000000000132" calcext:value-type="float">
            <text:p>0.132000000000132</text:p>
          </table:table-cell>
          <table:table-cell table:formula="of:=([.B453]-[.B452])/[.$H$3]" office:value-type="float" office:value="-8.99999999981471" calcext:value-type="float">
            <text:p>-8.99999999981471</text:p>
          </table:table-cell>
          <table:table-cell table:formula="of:=MAX(MIN([.C453];16);-16)" office:value-type="float" office:value="-8.99999999981471" calcext:value-type="float">
            <text:p>-8.99999999981471</text:p>
          </table:table-cell>
          <table:table-cell table:number-columns-repeated="4"/>
        </table:table-row>
        <table:table-row table:style-name="ro1">
          <table:table-cell office:value-type="float" office:value="0.848301" calcext:value-type="float">
            <text:p>0.848301</text:p>
          </table:table-cell>
          <table:table-cell table:formula="of:=([.A454]-[.A453])/[.$H$3]" office:value-type="float" office:value="0.120999999999927" calcext:value-type="float">
            <text:p>0.120999999999927</text:p>
          </table:table-cell>
          <table:table-cell table:formula="of:=([.B454]-[.B453])/[.$H$3]" office:value-type="float" office:value="-11.0000000002053" calcext:value-type="float">
            <text:p>-11.0000000002053</text:p>
          </table:table-cell>
          <table:table-cell table:formula="of:=MAX(MIN([.C454];16);-16)" office:value-type="float" office:value="-11.0000000002053" calcext:value-type="float">
            <text:p>-11.0000000002053</text:p>
          </table:table-cell>
          <table:table-cell table:number-columns-repeated="4"/>
        </table:table-row>
        <table:table-row table:style-name="ro1">
          <table:table-cell office:value-type="float" office:value="0.848413" calcext:value-type="float">
            <text:p>0.848413</text:p>
          </table:table-cell>
          <table:table-cell table:formula="of:=([.A455]-[.A454])/[.$H$3]" office:value-type="float" office:value="0.112000000000001" calcext:value-type="float">
            <text:p>0.112000000000001</text:p>
          </table:table-cell>
          <table:table-cell table:formula="of:=([.B455]-[.B454])/[.$H$3]" office:value-type="float" office:value="-8.99999999992573" calcext:value-type="float">
            <text:p>-8.99999999992573</text:p>
          </table:table-cell>
          <table:table-cell table:formula="of:=MAX(MIN([.C455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48515" calcext:value-type="float">
            <text:p>0.848515</text:p>
          </table:table-cell>
          <table:table-cell table:formula="of:=([.A456]-[.A455])/[.$H$3]" office:value-type="float" office:value="0.101999999999935" calcext:value-type="float">
            <text:p>0.101999999999935</text:p>
          </table:table-cell>
          <table:table-cell table:formula="of:=([.B456]-[.B455])/[.$H$3]" office:value-type="float" office:value="-10.0000000000655" calcext:value-type="float">
            <text:p>-10.0000000000655</text:p>
          </table:table-cell>
          <table:table-cell table:formula="of:=MAX(MIN([.C456];16);-16)" office:value-type="float" office:value="-10.0000000000655" calcext:value-type="float">
            <text:p>-10.0000000000655</text:p>
          </table:table-cell>
          <table:table-cell table:number-columns-repeated="4"/>
        </table:table-row>
        <table:table-row table:style-name="ro1">
          <table:table-cell office:value-type="float" office:value="0.848608" calcext:value-type="float">
            <text:p>0.848608</text:p>
          </table:table-cell>
          <table:table-cell table:formula="of:=([.A457]-[.A456])/[.$H$3]" office:value-type="float" office:value="0.0930000000000097" calcext:value-type="float">
            <text:p>0.09300000000001</text:p>
          </table:table-cell>
          <table:table-cell table:formula="of:=([.B457]-[.B456])/[.$H$3]" office:value-type="float" office:value="-8.99999999992573" calcext:value-type="float">
            <text:p>-8.99999999992573</text:p>
          </table:table-cell>
          <table:table-cell table:formula="of:=MAX(MIN([.C457];16);-16)" office:value-type="float" office:value="-8.99999999992573" calcext:value-type="float">
            <text:p>-8.99999999992573</text:p>
          </table:table-cell>
          <table:table-cell table:number-columns-repeated="4"/>
        </table:table-row>
        <table:table-row table:style-name="ro1">
          <table:table-cell office:value-type="float" office:value="0.84869" calcext:value-type="float">
            <text:p>0.84869</text:p>
          </table:table-cell>
          <table:table-cell table:formula="of:=([.A458]-[.A457])/[.$H$3]" office:value-type="float" office:value="0.0820000000001375" calcext:value-type="float">
            <text:p>0.082000000000138</text:p>
          </table:table-cell>
          <table:table-cell table:formula="of:=([.B458]-[.B457])/[.$H$3]" office:value-type="float" office:value="-10.9999999998722" calcext:value-type="float">
            <text:p>-10.9999999998722</text:p>
          </table:table-cell>
          <table:table-cell table:formula="of:=MAX(MIN([.C458];16);-16)" office:value-type="float" office:value="-10.9999999998722" calcext:value-type="float">
            <text:p>-10.9999999998722</text:p>
          </table:table-cell>
          <table:table-cell table:number-columns-repeated="4"/>
        </table:table-row>
        <table:table-row table:style-name="ro1">
          <table:table-cell office:value-type="float" office:value="0.848763" calcext:value-type="float">
            <text:p>0.848763</text:p>
          </table:table-cell>
          <table:table-cell table:formula="of:=([.A459]-[.A458])/[.$H$3]" office:value-type="float" office:value="0.0729999999998787" calcext:value-type="float">
            <text:p>0.072999999999879</text:p>
          </table:table-cell>
          <table:table-cell table:formula="of:=([.B459]-[.B458])/[.$H$3]" office:value-type="float" office:value="-9.0000000002588" calcext:value-type="float">
            <text:p>-9.0000000002588</text:p>
          </table:table-cell>
          <table:table-cell table:formula="of:=MAX(MIN([.C459];16);-16)" office:value-type="float" office:value="-9.0000000002588" calcext:value-type="float">
            <text:p>-9.0000000002588</text:p>
          </table:table-cell>
          <table:table-cell table:number-columns-repeated="4"/>
        </table:table-row>
        <table:table-row table:style-name="ro1">
          <table:table-cell office:value-type="float" office:value="0.848827" calcext:value-type="float">
            <text:p>0.848827</text:p>
          </table:table-cell>
          <table:table-cell table:formula="of:=([.A460]-[.A459])/[.$H$3]" office:value-type="float" office:value="0.064000000000064" calcext:value-type="float">
            <text:p>0.064000000000064</text:p>
          </table:table-cell>
          <table:table-cell table:formula="of:=([.B460]-[.B459])/[.$H$3]" office:value-type="float" office:value="-8.99999999981471" calcext:value-type="float">
            <text:p>-8.99999999981471</text:p>
          </table:table-cell>
          <table:table-cell table:formula="of:=MAX(MIN([.C460];16);-16)" office:value-type="float" office:value="-8.99999999981471" calcext:value-type="float">
            <text:p>-8.99999999981471</text:p>
          </table:table-cell>
          <table:table-cell table:number-columns-repeated="4"/>
        </table:table-row>
        <table:table-row table:style-name="ro1">
          <table:table-cell office:value-type="float" office:value="0.84888" calcext:value-type="float">
            <text:p>0.84888</text:p>
          </table:table-cell>
          <table:table-cell table:formula="of:=([.A461]-[.A460])/[.$H$3]" office:value-type="float" office:value="0.0530000000000808" calcext:value-type="float">
            <text:p>0.053000000000081</text:p>
          </table:table-cell>
          <table:table-cell table:formula="of:=([.B461]-[.B460])/[.$H$3]" office:value-type="float" office:value="-10.9999999999832" calcext:value-type="float">
            <text:p>-10.9999999999832</text:p>
          </table:table-cell>
          <table:table-cell table:formula="of:=MAX(MIN([.C461];16);-16)" office:value-type="float" office:value="-10.9999999999832" calcext:value-type="float">
            <text:p>-10.9999999999832</text:p>
          </table:table-cell>
          <table:table-cell table:number-columns-repeated="4"/>
        </table:table-row>
        <table:table-row table:style-name="ro1">
          <table:table-cell office:value-type="float" office:value="0.848924" calcext:value-type="float">
            <text:p>0.848924</text:p>
          </table:table-cell>
          <table:table-cell table:formula="of:=([.A462]-[.A461])/[.$H$3]" office:value-type="float" office:value="0.043999999999933" calcext:value-type="float">
            <text:p>0.043999999999933</text:p>
          </table:table-cell>
          <table:table-cell table:formula="of:=([.B462]-[.B461])/[.$H$3]" office:value-type="float" office:value="-9.00000000014778" calcext:value-type="float">
            <text:p>-9.00000000014778</text:p>
          </table:table-cell>
          <table:table-cell table:formula="of:=MAX(MIN([.C462];16);-16)" office:value-type="float" office:value="-9.00000000014778" calcext:value-type="float">
            <text:p>-9.00000000014778</text:p>
          </table:table-cell>
          <table:table-cell table:number-columns-repeated="4"/>
        </table:table-row>
        <table:table-row table:style-name="ro1">
          <table:table-cell office:value-type="float" office:value="0.848958" calcext:value-type="float">
            <text:p>0.848958</text:p>
          </table:table-cell>
          <table:table-cell table:formula="of:=([.A463]-[.A462])/[.$H$3]" office:value-type="float" office:value="0.0339999999999785" calcext:value-type="float">
            <text:p>0.033999999999979</text:p>
          </table:table-cell>
          <table:table-cell table:formula="of:=([.B463]-[.B462])/[.$H$3]" office:value-type="float" office:value="-9.99999999995449" calcext:value-type="float">
            <text:p>-9.99999999995449</text:p>
          </table:table-cell>
          <table:table-cell table:formula="of:=MAX(MIN([.C463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48982" calcext:value-type="float">
            <text:p>0.848982</text:p>
          </table:table-cell>
          <table:table-cell table:formula="of:=([.A464]-[.A463])/[.$H$3]" office:value-type="float" office:value="0.024000000000024" calcext:value-type="float">
            <text:p>0.024000000000024</text:p>
          </table:table-cell>
          <table:table-cell table:formula="of:=([.B464]-[.B463])/[.$H$3]" office:value-type="float" office:value="-9.99999999995449" calcext:value-type="float">
            <text:p>-9.99999999995449</text:p>
          </table:table-cell>
          <table:table-cell table:formula="of:=MAX(MIN([.C464];16);-16)" office:value-type="float" office:value="-9.99999999995449" calcext:value-type="float">
            <text:p>-9.99999999995449</text:p>
          </table:table-cell>
          <table:table-cell table:number-columns-repeated="4"/>
        </table:table-row>
        <table:table-row table:style-name="ro1">
          <table:table-cell office:value-type="float" office:value="0.848997" calcext:value-type="float">
            <text:p>0.848997</text:p>
          </table:table-cell>
          <table:table-cell table:formula="of:=([.A465]-[.A464])/[.$H$3]" office:value-type="float" office:value="0.0149999999999872" calcext:value-type="float">
            <text:p>0.014999999999987</text:p>
          </table:table-cell>
          <table:table-cell table:formula="of:=([.B465]-[.B464])/[.$H$3]" office:value-type="float" office:value="-9.00000000003676" calcext:value-type="float">
            <text:p>-9.00000000003676</text:p>
          </table:table-cell>
          <table:table-cell table:formula="of:=MAX(MIN([.C465];16);-16)" office:value-type="float" office:value="-9.00000000003676" calcext:value-type="float">
            <text:p>-9.00000000003676</text:p>
          </table:table-cell>
          <table:table-cell table:number-columns-repeated="4"/>
        </table:table-row>
        <table:table-row table:style-name="ro1">
          <table:table-cell office:value-type="float" office:value="0.849002" calcext:value-type="float">
            <text:p>0.849002</text:p>
          </table:table-cell>
          <table:table-cell table:formula="of:=([.A466]-[.A465])/[.$H$3]" office:value-type="float" office:value="0.00499999999992173" calcext:value-type="float">
            <text:p>0.004999999999922</text:p>
          </table:table-cell>
          <table:table-cell table:formula="of:=([.B466]-[.B465])/[.$H$3]" office:value-type="float" office:value="-10.0000000000655" calcext:value-type="float">
            <text:p>-10.0000000000655</text:p>
          </table:table-cell>
          <table:table-cell table:formula="of:=MAX(MIN([.C466];16);-16)" office:value-type="float" office:value="-10.0000000000655" calcext:value-type="float">
            <text:p>-10.00000000006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5:53:44.2056112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6T15:55:07.651563094</dc:date>
    <meta:editing-duration>PT3M20S</meta:editing-duration>
    <meta:editing-cycles>4</meta:editing-cycles>
    <meta:generator>LibreOffice/6.0.7.3$Linux_X86_64 LibreOffice_project/00m0$Build-3</meta:generator>
    <meta:document-statistic meta:table-count="1" meta:cell-count="1866" meta:object-count="0"/>
  </office:meta>
</office:document-meta>
</file>